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009cm" table:align="left"/>
    </style:style>
    <style:style style:name="Table1.A" style:family="table-column">
      <style:table-column-properties style:column-width="2.999cm"/>
    </style:style>
    <style:style style:name="Table1.B" style:family="table-column">
      <style:table-column-properties style:column-width="1.808cm"/>
    </style:style>
    <style:style style:name="Table1.C" style:family="table-column">
      <style:table-column-properties style:column-width="1.896cm"/>
    </style:style>
    <style:style style:name="Table1.D" style:family="table-column">
      <style:table-column-properties style:column-width="2.91cm"/>
    </style:style>
    <style:style style:name="Table1.E" style:family="table-column">
      <style:table-column-properties style:column-width="1.676cm"/>
    </style:style>
    <style:style style:name="Table1.F" style:family="table-column">
      <style:table-column-properties style:column-width="1.7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2" style:family="table">
      <style:table-properties style:width="10.804cm" table:align="left"/>
    </style:style>
    <style:style style:name="Table2.A" style:family="table-column">
      <style:table-column-properties style:column-width="6.306cm"/>
    </style:style>
    <style:style style:name="Table2.B" style:family="table-column">
      <style:table-column-properties style:column-width="4.498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er_20_right">
      <style:text-properties fo:language="la" fo:country="VA"/>
    </style:style>
    <style:style style:name="P2" style:family="paragraph" style:parent-style-name="Header">
      <style:text-properties fo:language="la" fo:country="VA"/>
    </style:style>
    <style:style style:name="P3" style:family="paragraph" style:parent-style-name="Header_20_left">
      <style:text-properties fo:language="la" fo:country="VA" officeooo:rsid="0037a67b" officeooo:paragraph-rsid="0037a67b"/>
    </style:style>
    <style:style style:name="P4" style:family="paragraph" style:parent-style-name="Footer_20_right">
      <style:text-properties fo:language="la" fo:country="VA"/>
    </style:style>
    <style:style style:name="P5" style:family="paragraph" style:parent-style-name="Footer">
      <style:text-properties fo:language="la" fo:country="VA"/>
    </style:style>
    <style:style style:name="P6" style:family="paragraph" style:parent-style-name="Footer_20_left">
      <style:text-properties fo:language="la" fo:country="VA"/>
    </style:style>
    <style:style style:name="P7" style:family="paragraph" style:parent-style-name="Text_20_body">
      <style:text-properties fo:language="la" fo:country="VA"/>
    </style:style>
    <style:style style:name="P8" style:family="paragraph" style:parent-style-name="Text_20_body">
      <style:text-properties fo:language="la" fo:country="VA" style:text-scale="99%"/>
    </style:style>
    <style:style style:name="P9" style:family="paragraph" style:parent-style-name="Table_20_Heading">
      <style:text-properties fo:language="la" fo:country="VA"/>
    </style:style>
    <style:style style:name="P10" style:family="paragraph" style:parent-style-name="Table_20_Heading">
      <style:paragraph-properties fo:text-align="center" style:justify-single-word="false"/>
      <style:text-properties fo:language="la" fo:country="VA"/>
    </style:style>
    <style:style style:name="P11" style:family="paragraph" style:parent-style-name="Heading_20_2">
      <style:text-properties fo:language="la" fo:country="VA"/>
    </style:style>
    <style:style style:name="P12" style:family="paragraph" style:parent-style-name="Heading_20_2">
      <style:text-properties fo:language="la" fo:country="VA" officeooo:paragraph-rsid="002e1aea"/>
    </style:style>
    <style:style style:name="P13" style:family="paragraph" style:parent-style-name="Table_20_Contents">
      <style:text-properties fo:language="la" fo:country="VA"/>
    </style:style>
    <style:style style:name="P14" style:family="paragraph" style:parent-style-name="Table_20_Contents">
      <style:paragraph-properties fo:text-align="center" style:justify-single-word="false"/>
      <style:text-properties fo:language="la" fo:country="VA"/>
    </style:style>
    <style:style style:name="P15" style:family="paragraph" style:parent-style-name="Title">
      <style:text-properties fo:language="la" fo:country="VA"/>
    </style:style>
    <style:style style:name="P16" style:family="paragraph" style:parent-style-name="Subtitle">
      <style:text-properties fo:language="la" fo:country="VA" officeooo:paragraph-rsid="001e195a"/>
    </style:style>
    <style:style style:name="P17" style:family="paragraph" style:parent-style-name="Standard">
      <style:text-properties fo:language="la" fo:country="VA"/>
    </style:style>
    <style:style style:name="P18" style:family="paragraph" style:parent-style-name="Text_20_body">
      <style:paragraph-properties fo:break-before="page"/>
      <style:text-properties fo:language="la" fo:country="VA" officeooo:paragraph-rsid="001e195a"/>
    </style:style>
    <style:style style:name="P19" style:family="paragraph" style:parent-style-name="Heading_20_2">
      <style:paragraph-properties fo:break-before="page"/>
      <style:text-properties fo:language="la" fo:country="VA"/>
    </style:style>
    <style:style style:name="P20" style:family="paragraph" style:parent-style-name="Heading_20_2">
      <style:paragraph-properties fo:break-before="page"/>
      <style:text-properties fo:language="la" fo:country="VA" officeooo:paragraph-rsid="002e1aea"/>
    </style:style>
    <style:style style:name="P21" style:family="paragraph" style:parent-style-name="Heading_20_3">
      <style:text-properties fo:language="la" fo:country="VA"/>
    </style:style>
    <style:style style:name="P22" style:family="paragraph" style:parent-style-name="Subtitle" style:master-page-name="">
      <style:paragraph-properties fo:margin-top="7.999cm" fo:margin-bottom="0.21cm" loext:contextual-spacing="false" style:page-number="auto" style:shadow="none"/>
      <style:text-properties fo:language="la" fo:country="VA" officeooo:paragraph-rsid="001e195a"/>
    </style:style>
    <style:style style:name="P23" style:family="paragraph" style:parent-style-name="Text_20_body">
      <style:paragraph-properties fo:margin-left="0cm" fo:margin-right="0cm" fo:margin-top="0.3cm" fo:margin-bottom="0cm" loext:contextual-spacing="false" fo:text-indent="0cm" style:auto-text-indent="false"/>
      <style:text-properties fo:language="la" fo:country="VA"/>
    </style:style>
    <style:style style:name="P24" style:family="paragraph" style:parent-style-name="Text_20_body">
      <style:paragraph-properties fo:margin-left="0cm" fo:margin-right="0cm" fo:text-indent="0cm" style:auto-text-indent="false"/>
      <style:text-properties fo:language="la" fo:country="VA"/>
    </style:style>
    <style:style style:name="P25" style:family="paragraph" style:parent-style-name="Standard" style:list-style-name="L1">
      <style:text-properties fo:language="la" fo:country="VA" officeooo:paragraph-rsid="002e1aea"/>
    </style:style>
    <style:style style:name="P26" style:family="paragraph" style:parent-style-name="Text_20_body">
      <style:paragraph-properties fo:margin-left="0cm" fo:margin-right="0cm" fo:text-indent="0cm" style:auto-text-indent="false" fo:break-before="page"/>
      <style:text-properties fo:language="la" fo:country="VA"/>
    </style:style>
    <style:style style:name="P27" style:family="paragraph" style:parent-style-name="Contents_20_2">
      <style:paragraph-properties>
        <style:tab-stops>
          <style:tab-stop style:position="14.503cm" style:type="right" style:leader-style="dotted" style:leader-text="."/>
        </style:tab-stops>
      </style:paragraph-properties>
    </style:style>
    <style:style style:name="P28" style:family="paragraph" style:parent-style-name="List_20_1" style:list-style-name="L2"/>
    <style:style style:name="P29" style:family="paragraph" style:parent-style-name="List_20_1" style:list-style-name="L2">
      <style:text-properties fo:language="la" fo:country="VA"/>
    </style:style>
    <style:style style:name="P30" style:family="paragraph" style:parent-style-name="List_20_1" style:list-style-name="L13">
      <style:text-properties fo:language="la" fo:country="VA"/>
    </style:style>
    <style:style style:name="P31" style:family="paragraph" style:parent-style-name="List_20_1" style:list-style-name="L15">
      <style:text-properties fo:language="la" fo:country="VA"/>
    </style:style>
    <style:style style:name="P32" style:family="paragraph" style:parent-style-name="List_20_1" style:list-style-name="L16">
      <style:text-properties fo:language="la" fo:country="VA"/>
    </style:style>
    <style:style style:name="P33" style:family="paragraph" style:parent-style-name="List_20_1" style:list-style-name="L3"/>
    <style:style style:name="P34" style:family="paragraph" style:parent-style-name="List_20_1" style:list-style-name="L4"/>
    <style:style style:name="P35" style:family="paragraph" style:parent-style-name="List_20_1" style:list-style-name="L5"/>
    <style:style style:name="P36" style:family="paragraph" style:parent-style-name="List_20_1" style:list-style-name="L6"/>
    <style:style style:name="P37" style:family="paragraph" style:parent-style-name="List_20_1" style:list-style-name="L7"/>
    <style:style style:name="P38" style:family="paragraph" style:parent-style-name="List_20_1" style:list-style-name="L8"/>
    <style:style style:name="P39" style:family="paragraph" style:parent-style-name="List_20_1" style:list-style-name="L9"/>
    <style:style style:name="P40" style:family="paragraph" style:parent-style-name="List_20_1" style:list-style-name="L10"/>
    <style:style style:name="P41" style:family="paragraph" style:parent-style-name="List_20_1" style:list-style-name="L11"/>
    <style:style style:name="P42" style:family="paragraph" style:parent-style-name="List_20_1" style:list-style-name="L12"/>
    <style:style style:name="P43" style:family="paragraph" style:parent-style-name="List_20_1" style:list-style-name="L13"/>
    <style:style style:name="P44" style:family="paragraph" style:parent-style-name="List_20_1" style:list-style-name="L14"/>
    <style:style style:name="P45" style:family="paragraph" style:parent-style-name="List_20_1" style:list-style-name="L15"/>
    <style:style style:name="P46" style:family="paragraph" style:parent-style-name="List_20_1" style:list-style-name="L3">
      <style:paragraph-properties fo:margin-left="0cm" fo:margin-right="0cm" fo:text-indent="0cm" style:auto-text-indent="false"/>
      <style:text-properties fo:language="la" fo:country="VA"/>
    </style:style>
    <style:style style:name="P47" style:family="paragraph" style:parent-style-name="Contents_20_3">
      <style:paragraph-properties>
        <style:tab-stops>
          <style:tab-stop style:position="14.004cm" style:type="right" style:leader-style="dotted" style:leader-text="."/>
        </style:tab-stops>
      </style:paragraph-properties>
    </style:style>
    <style:style style:name="T1" style:family="text">
      <style:text-properties fo:language="la" fo:country="VA"/>
    </style:style>
    <style:style style:name="T2" style:family="text">
      <style:text-properties fo:language="la" fo:country="VA" officeooo:rsid="00390fe6"/>
    </style:style>
    <style:style style:name="T3" style:family="text">
      <style:text-properties fo:language="la" fo:country="VA" style:text-scale="99%"/>
    </style:style>
    <style:style style:name="T4" style:family="text">
      <style:text-properties fo:language="la" fo:country="VA" style:text-scale="97%"/>
    </style:style>
    <style:style style:name="T5" style:family="text">
      <style:text-properties fo:language="la" fo:country="VA" officeooo:rsid="003a2ec4"/>
    </style:style>
    <style:style style:name="T6" style:family="text">
      <style:text-properties fo:language="la" fo:country="VA" style:text-scale="98%"/>
    </style:style>
    <style:style style:name="T7" style:family="text">
      <style:text-properties fo:language="la" fo:country="VA" officeooo:rsid="003a6e85"/>
    </style:style>
    <style:style style:name="T8" style:family="text">
      <style:text-properties fo:font-style="italic" style:font-style-asian="italic" style:font-style-complex="italic"/>
    </style:style>
    <style:style style:name="T9" style:family="text">
      <style:text-properties officeooo:rsid="00390fe6"/>
    </style:style>
    <style:style style:name="T10" style:family="text">
      <style:text-properties style:text-scale="96%"/>
    </style:style>
    <style:style style:name="T11" style:family="text">
      <style:text-properties officeooo:rsid="003a6e85"/>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UALE PRACTICO DE INTERLINGUA</text:p>
      <text:p text:style-name="P16">PER GIUSEPPE PEANO</text:p>
      <text:p text:style-name="P22">VENTIMIGLIA</text:p>
      <text:p text:style-name="P16">REVISTA UNIVERSALE</text:p>
      <text:p text:style-name="P16">1913</text:p>
      <text:p text:style-name="P18"/>
      <text:h text:style-name="P19" text:outline-level="2"><text:bookmark-start text:name="__RefHeading___Toc5713_4049058819"/><text:bookmark-end text:name="__RefHeading___Toc5713_4049058819"/></text:h>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7"><text:a xlink:type="simple" xlink:href="#__RefHeading___Toc5780_4049058819" text:style-name="Index_20_Link" text:visited-style-name="Index_20_Link">ABBREVIATIONES<text:tab/>4</text:a></text:p>
          <text:p text:style-name="P27"><text:a xlink:type="simple" xlink:href="#__RefHeading___Toc5715_4049058819" text:style-name="Index_20_Link" text:visited-style-name="Index_20_Link">BASE DE INTERLINGUA<text:tab/>5</text:a></text:p>
          <text:p text:style-name="P27"><text:a xlink:type="simple" xlink:href="#__RefHeading___Toc5717_4049058819" text:style-name="Index_20_Link" text:visited-style-name="Index_20_Link">DE THEMA<text:tab/>6</text:a></text:p>
          <text:p text:style-name="P47"><text:a xlink:type="simple" xlink:href="#__RefHeading___Toc5719_4049058819" text:style-name="Index_20_Link" text:visited-style-name="Index_20_Link">NOMEN SUBSTANTIVO<text:tab/>7</text:a></text:p>
          <text:p text:style-name="P47"><text:a xlink:type="simple" xlink:href="#__RefHeading___Toc5721_4049058819" text:style-name="Index_20_Link" text:visited-style-name="Index_20_Link">NOMINATIVO SI NON HABE SUFFIXO<text:tab/>7</text:a></text:p>
          <text:p text:style-name="P47"><text:a xlink:type="simple" xlink:href="#__RefHeading___Toc5723_4049058819" text:style-name="Index_20_Link" text:visited-style-name="Index_20_Link">ADJECTIVO<text:tab/>7</text:a></text:p>
          <text:p text:style-name="P47"><text:a xlink:type="simple" xlink:href="#__RefHeading___Toc5725_4049058819" text:style-name="Index_20_Link" text:visited-style-name="Index_20_Link">VOCABULARIO LATINO CUM UNA FORMA<text:tab/>8</text:a></text:p>
          <text:p text:style-name="P47"><text:a xlink:type="simple" xlink:href="#__RefHeading___Toc5727_4049058819" text:style-name="Index_20_Link" text:visited-style-name="Index_20_Link">PRONOMEN<text:tab/>8</text:a></text:p>
          <text:p text:style-name="P47"><text:a xlink:type="simple" xlink:href="#__RefHeading___Toc5729_4049058819" text:style-name="Index_20_Link" text:visited-style-name="Index_20_Link">VERBO<text:tab/>8</text:a></text:p>
          <text:p text:style-name="P27"><text:a xlink:type="simple" xlink:href="#__RefHeading___Toc5731_4049058819" text:style-name="Index_20_Link" text:visited-style-name="Index_20_Link">DE ARTICULO<text:tab/>9</text:a></text:p>
          <text:p text:style-name="P27"><text:a xlink:type="simple" xlink:href="#__RefHeading___Toc5733_4049058819" text:style-name="Index_20_Link" text:visited-style-name="Index_20_Link">DE VERBO<text:tab/>11</text:a></text:p>
          <text:p text:style-name="P47"><text:a xlink:type="simple" xlink:href="#__RefHeading___Toc5735_4049058819" text:style-name="Index_20_Link" text:visited-style-name="Index_20_Link">CONJUNCTIVO<text:tab/>14</text:a></text:p>
          <text:p text:style-name="P47"><text:a xlink:type="simple" xlink:href="#__RefHeading___Toc5737_4049058819" text:style-name="Index_20_Link" text:visited-style-name="Index_20_Link">FUTURO<text:tab/>15</text:a></text:p>
          <text:p text:style-name="P47"><text:a xlink:type="simple" xlink:href="#__RefHeading___Toc5739_4049058819" text:style-name="Index_20_Link" text:visited-style-name="Index_20_Link">CONDITIONALE<text:tab/>17</text:a></text:p>
          <text:p text:style-name="P47"><text:a xlink:type="simple" xlink:href="#__RefHeading___Toc5741_4049058819" text:style-name="Index_20_Link" text:visited-style-name="Index_20_Link">IMPERATIVO<text:tab/>18</text:a></text:p>
          <text:p text:style-name="P47"><text:a xlink:type="simple" xlink:href="#__RefHeading___Toc5743_4049058819" text:style-name="Index_20_Link" text:visited-style-name="Index_20_Link">INFINITIVO<text:tab/>18</text:a></text:p>
          <text:p text:style-name="P47"><text:a xlink:type="simple" xlink:href="#__RefHeading___Toc5745_4049058819" text:style-name="Index_20_Link" text:visited-style-name="Index_20_Link">PRESENTE<text:tab/>19</text:a></text:p>
          <text:p text:style-name="P47"><text:a xlink:type="simple" xlink:href="#__RefHeading___Toc5747_4049058819" text:style-name="Index_20_Link" text:visited-style-name="Index_20_Link">PRETERITO<text:tab/>19</text:a></text:p>
          <text:p text:style-name="P47"><text:a xlink:type="simple" xlink:href="#__RefHeading___Toc5749_4049058819" text:style-name="Index_20_Link" text:visited-style-name="Index_20_Link">PARTICIPO PRESENTE<text:tab/>19</text:a></text:p>
          <text:p text:style-name="P47"><text:a xlink:type="simple" xlink:href="#__RefHeading___Toc5751_4049058819" text:style-name="Index_20_Link" text:visited-style-name="Index_20_Link">PARTICIPIO PASSIVO<text:tab/>20</text:a></text:p>
          <text:p text:style-name="P47"><text:a xlink:type="simple" xlink:href="#__RefHeading___Toc5753_4049058819" text:style-name="Index_20_Link" text:visited-style-name="Index_20_Link">GERUNDIO<text:tab/>20</text:a></text:p>
          <text:p text:style-name="P47"><text:a xlink:type="simple" xlink:href="#__RefHeading___Toc5755_4049058819" text:style-name="Index_20_Link" text:visited-style-name="Index_20_Link">TEMPORES ANTERIORE<text:tab/>21</text:a></text:p>
          <text:p text:style-name="P47"><text:a xlink:type="simple" xlink:href="#__RefHeading___Toc5757_4049058819" text:style-name="Index_20_Link" text:visited-style-name="Index_20_Link">PASSIVO<text:tab/>21</text:a></text:p>
          <text:p text:style-name="P27"><text:a xlink:type="simple" xlink:href="#__RefHeading___Toc5759_4049058819" text:style-name="Index_20_Link" text:visited-style-name="Index_20_Link">GENERE ET NUMERO<text:tab/>22</text:a></text:p>
          <text:p text:style-name="P27"><text:a xlink:type="simple" xlink:href="#__RefHeading___Toc5761_4049058819" text:style-name="Index_20_Link" text:visited-style-name="Index_20_Link">COMPARATIONE<text:tab/>24</text:a></text:p>
          <text:p text:style-name="P27"><text:a xlink:type="simple" xlink:href="#__RefHeading___Toc5763_4049058819" text:style-name="Index_20_Link" text:visited-style-name="Index_20_Link">PRONOMINES<text:tab/>25</text:a></text:p>
          <text:p text:style-name="P27"><text:a xlink:type="simple" xlink:href="#__RefHeading___Toc5765_4049058819" text:style-name="Index_20_Link" text:visited-style-name="Index_20_Link">DE ADVERBIO<text:tab/>26</text:a></text:p>
          <text:p text:style-name="P27"><text:a xlink:type="simple" xlink:href="#__RefHeading___Toc5767_4049058819" text:style-name="Index_20_Link" text:visited-style-name="Index_20_Link">NUMERATIONE<text:tab/>27</text:a></text:p>
          <text:p text:style-name="P27"><text:a xlink:type="simple" xlink:href="#__RefHeading___Toc5769_4049058819" text:style-name="Index_20_Link" text:visited-style-name="Index_20_Link">PRONUNTIATIONE<text:tab/>28</text:a></text:p>
          <text:p text:style-name="P27"><text:a xlink:type="simple" xlink:href="#__RefHeading___Toc5771_4049058819" text:style-name="Index_20_Link" text:visited-style-name="Index_20_Link">ACCENTU TONICO<text:tab/>30</text:a></text:p>
          <text:p text:style-name="P27"><text:a xlink:type="simple" xlink:href="#__RefHeading___Toc5773_4049058819" text:style-name="Index_20_Link" text:visited-style-name="Index_20_Link">SYNTAXE<text:tab/>31</text:a></text:p>
          <text:p text:style-name="P27"><text:a xlink:type="simple" xlink:href="#__RefHeading___Toc5775_4049058819" text:style-name="Index_20_Link" text:visited-style-name="Index_20_Link">SPECIMEN DE VERSIONE<text:tab/>32</text:a></text:p>
          <text:p text:style-name="P47"><text:a xlink:type="simple" xlink:href="#__RefHeading___Toc5777_4049058819" text:style-name="Index_20_Link" text:visited-style-name="Index_20_Link">PROGRESSU<text:tab/>32</text:a></text:p>
        </text:index-body>
      </text:table-of-content>
      <text:p text:style-name="P17"><text:a xlink:type="simple" xlink:href="https://github.com/fuszenecker/LatinoSineFlexione/blob/master/Manuale%20practico%20de%20Interlingua.md#accentu-tonico" text:style-name="Internet_20_link" text:visited-style-name="Visited_20_Internet_20_Link"><text:span text:style-name="T1"/></text:a></text:p>
      <text:h text:style-name="P20" text:outline-level="2"><text:bookmark-start text:name="__RefHeading___Toc5780_4049058819"/>ABBREVIATIONES<text:bookmark-end text:name="__RefHeading___Toc5780_4049058819"/></text:h>
      <text:list xml:id="list32605525" text:style-name="L1">
        <text:list-item>
          <text:p text:style-name="P25"><text:s/>A(nglo)</text:p>
        </text:list-item>
        <text:list-item>
          <text:p text:style-name="P25"><text:s/>D(eutsch)</text:p>
        </text:list-item>
        <text:list-item>
          <text:p text:style-name="P25"><text:s/>F(rançais)</text:p>
        </text:list-item>
        <text:list-item>
          <text:p text:style-name="P25"><text:s/>H(ispano)</text:p>
        </text:list-item>
        <text:list-item>
          <text:p text:style-name="P25"><text:s/>I(taliano)</text:p>
        </text:list-item>
        <text:list-item>
          <text:p text:style-name="P25"><text:s/>P(ortuguez)</text:p>
        </text:list-item>
        <text:list-item>
          <text:p text:style-name="P25"><text:s/>R(usso)</text:p>
        </text:list-item>
      </text:list>
      <text:h text:style-name="P19" text:outline-level="2"><text:bookmark text:name="user-content-base-de-interlingua"/><text:bookmark-start text:name="__RefHeading___Toc5715_4049058819"/>BASE DE INTERLINGUA<text:bookmark-end text:name="__RefHeading___Toc5715_4049058819"/></text:h>
      <text:p text:style-name="P7">Interlingua habe base exclusivamente latina, non solum quia ba<text:span text:style-name="T9">­</text:span>se commune de majore parte de linguas de Europa es latina, sed speci<text:span text:style-name="T9">­</text:span>almodo quia latino es supranationale, id es acceptato ab omne popu<text:span text:style-name="T9">­</text:span>los, docto in omne schola supe­riore de toto mundo civile. Nulla alia lingua presenta isto charactere mundiale et ista neutralitate.</text:p>
      <text:p text:style-name="P7">Tres objectiones es facto contra ista adoptione :</text:p>
      <text:p text:style-name="Text_20_body"><text:span text:style-name="T1">1.° </text:span><text:span text:style-name="Emphasis"><text:span text:style-name="T1">difficul</text:span></text:span><text:span text:style-name="Emphasis"><text:span text:style-name="T2">t</text:span></text:span><text:span text:style-name="Emphasis"><text:span text:style-name="T1">a</text:span></text:span><text:span text:style-name="Emphasis"><text:span text:style-name="T2">t</text:span></text:span><text:span text:style-name="Emphasis"><text:span text:style-name="T1">e de grammatica latina</text:span></text:span><text:span text:style-name="T1"> (declinatione, conjugatione, etc.). Ista difficultate es victa, nam Interlingua supprime omne ele­men</text:span><text:span text:style-name="T2">­</text:span><text:span text:style-name="T1">to grammaticale non necessario et redde grammatica de una fa­ci</text:span><text:span text:style-name="T2">­</text:span><text:span text:style-name="T1">litate sine exemplo in linguas nationale. Quasi omne flexione es inu­ti</text:span><text:span text:style-name="T2">­</text:span><text:span text:style-name="T1">le ;</text:span><text:span text:style-name="T4"> suppressione de flexiones reduce grammatica latina ad quasi ni­hil.</text:span></text:p>
      <text:p text:style-name="Text_20_body"><text:span text:style-name="T1">2.° </text:span><text:span text:style-name="Emphasis"><text:span text:style-name="T1">latino contine multum vocabulos incomprehensibile (sine stu­dio) illos que non cognosce latino.</text:span></text:span><text:span text:style-name="T1"> Ad ista objectione nos responde que majore parte de isto vocabulos mortuo es inutile nam latino con­tine multo synonymos et per selec­tione opportuna inter differente sy­nonymos es quasi semper possibile utere solum vocabulos, intelligibi­le ad primo visu, etiam pro illos qui non cognosce latino.</text:span></text:p>
      <text:p text:style-name="Text_20_body"><text:span text:style-name="T1">3.° </text:span><text:span text:style-name="Emphasis"><text:span text:style-name="T1">lingua Latina non suffice ad exprimere omne necessitale de cultura moder­na.</text:span></text:span><text:span text:style-name="T1"> Sed latino uso ab Interlingua, non es solum latino classico, sed latino in sensu lato, locupletato cum vocabulos moder­no, latino que esseba uso, usque ad pauco tempore ante, ab omne docto que voleba essere intellecto in toto mundo, et ad illo Interlin­gua adjunge vocabulos moderno internationale que ad latino defice. Versione in fine de presente libro demonstra plena sufficentia de In­terlingua ad expressione de omne cogitatione moderna. Ergo Interlin</text:span><text:span text:style-name="T7">­</text:span><text:span text:style-name="T1">gua :</text:span></text:p>
      <text:p text:style-name="P7">1.° adopta lingua latina ut lingua internationale.</text:p>
      <text:p text:style-name="Text_20_body"><text:span text:style-name="T1">2.° recurre ad duo temperamentos, de que primo supprime quasi completa­mente grammatica et secundo duce ad non utere que voca­bulos intelligibile pro omnes. </text:span><text:span text:style-name="Emphasis"><text:span text:style-name="T1">Vocabulario Internationale</text:span></text:span><text:span text:style-name="T1"> de Basso contine 20,000 vocabulos que es latino internationale, id es latino que vive in plurimo linguas de Europa et es ergo intelligibile etiam ad illos que non cognosce latino.</text:span></text:p>
      <text:h text:style-name="P12" text:outline-level="2"/>
      <text:h text:style-name="P20" text:outline-level="2"><text:bookmark text:name="user-content-de-thema"/><text:bookmark-start text:name="__RefHeading___Toc5717_4049058819"/>DE THEMA<text:bookmark-end text:name="__RefHeading___Toc5717_4049058819"/></text:h>
      <text:p text:style-name="Text_20_body"><text:span text:style-name="T1">Interlingua adopta vocabulos latino sub forma de thema [Thema es vocabulo privato suffixo de flexione. Radice es vocabulo eliminato ab omne elemento phonetico que servi ad modificare, restringere aut determinare idea generale de radice ipsa. </text:span><text:span text:style-name="Emphasis"><text:span text:style-name="T1">Amare, monere, legere, audire</text:span></text:span><text:span text:style-name="T1">, in latino, habe un evidente suf­fixo de flexione : </text:span><text:span text:style-name="Emphasis"><text:span text:style-name="T1">-re</text:span></text:span><text:span text:style-name="T1"> ; suppresso illo, remane thema, </text:span><text:span text:style-name="Emphasis"><text:span text:style-name="T1">rosam, reginam, ducem, pedem, usum, diem</text:span></text:span><text:span text:style-name="T1">, habe un evidente suffixo de flexione : </text:span><text:span text:style-name="Emphasis"><text:span text:style-name="T1">-m</text:span></text:span><text:span text:style-name="T1"> ; suppresso illo, nos habe the­ma.]. Thema latino es plus internationale et plus neutro, illo es noto ad omne homo de ulla instructione in omne natione civile. Un anglo aut un germano pote ignorare que </text:span><text:span text:style-name="Emphasis"><text:span text:style-name="T1">hand</text:span></text:span><text:span text:style-name="T1"> es dicto </text:span><text:span text:style-name="Emphasis"><text:span text:style-name="T1">manu</text:span></text:span><text:span text:style-name="T1"> in latino, sed illo habe vo­cabulo </text:span><text:span text:style-name="Emphasis"><text:span text:style-name="T1">manuscript</text:span></text:span><text:span text:style-name="T1"> (que doce ad illo in idem tempore radi­cale </text:span><text:span text:style-name="Emphasis"><text:span text:style-name="T1">manu</text:span></text:span><text:span text:style-name="T1"> et radicale </text:span><text:span text:style-name="Emphasis"><text:span text:style-name="T1">scribe</text:span></text:span><text:span text:style-name="T1">) ; pote ignorare que </text:span><text:span text:style-name="Emphasis"><text:span text:style-name="T1">year</text:span></text:span><text:span text:style-name="T1">, </text:span><text:span text:style-name="Emphasis"><text:span text:style-name="T1">jahr</text:span></text:span><text:span text:style-name="T1"> es dicto in latino </text:span><text:span text:style-name="Emphasis"><text:span text:style-name="T1">anno</text:span></text:span><text:span text:style-name="T1">, que </text:span><text:span text:style-name="Emphasis"><text:span text:style-name="T1">ship</text:span></text:span><text:span text:style-name="T1">, </text:span><text:span text:style-name="Emphasis"><text:span text:style-name="T1">schiff</text:span></text:span><text:span text:style-name="T1"> es latino </text:span><text:span text:style-name="Emphasis"><text:span text:style-name="T1">nave</text:span></text:span><text:span text:style-name="T1">, sed illo cognosce deriva­tos </text:span><text:span text:style-name="Emphasis"><text:span text:style-name="T1">annalen</text:span></text:span><text:span text:style-name="T1">, </text:span><text:span text:style-name="Emphasis"><text:span text:style-name="T1">annual</text:span></text:span><text:span text:style-name="T1">, </text:span><text:span text:style-name="Emphasis"><text:span text:style-name="T1">annals</text:span></text:span><text:span text:style-name="T1">, </text:span><text:span text:style-name="Emphasis"><text:span text:style-name="T1">annalist</text:span></text:span><text:span text:style-name="T1">, </text:span><text:span text:style-name="Emphasis"><text:span text:style-name="T1">an­nuity</text:span></text:span><text:span text:style-name="T1">, </text:span><text:span text:style-name="Emphasis"><text:span text:style-name="T1">anniversary</text:span></text:span><text:span text:style-name="T1">, </text:span><text:span text:style-name="Emphasis"><text:span text:style-name="T1">naval</text:span></text:span><text:span text:style-name="T1">, </text:span><text:span text:style-name="Emphasis"><text:span text:style-name="T1">na­vigation</text:span></text:span><text:span text:style-name="T1">, etc.</text:span></text:p>
      <text:p text:style-name="P7">Nulla alia lingua habe simile internationalitate. Ista veritate de <text:span text:style-name="T10">facto es sic evidente et elementare, que omne demonstratione es inu­tile.</text:span></text:p>
      <text:p text:style-name="P7">Imperio Romano es mortuo, nulla idea politica es unita ad sua lingua, que con­stitue un medio de communicatione de una neutralita­te sine equale.</text:p>
      <text:p text:style-name="Text_20_body"><text:span text:style-name="Emphasis"><text:span text:style-name="T1">Vocabulario internationale</text:span></text:span><text:span text:style-name="T1"> de Basso contine quasi 20,000 voca­bulos sub forma de thema, et es necessario ad omne interlinguista, nam illo contine — excepto forsan 20 vocabulos grammaticale — so­lum vocabulos de latino vivente et ho­die in linguas de Europa, ergo de latino intelligibile ad primo visu ad omne ho­mine de media in­structione de Europa aut de America </text:span><text:span text:style-name="Emphasis"><text:span text:style-name="T1">que non sci latino</text:span></text:span><text:span text:style-name="T1">. Quanquam Interlingua adopta in theoria toto vocabulario latino, tamen in practi­ca es opportuno utere solo latino vivente pro majore intelligibilitate pro omnes ; ex hoc utilitate maxima de Vocabulario de Basso.</text:span></text:p>
      <text:p text:style-name="P7">Vocabulario de Basso es etiam de ultra magna utilitate pro voca­bulos moderno que non existe in latino, nam illo suggere vocabulo in­ternationale plus apto in absentia de vocabulo latino.</text:p>
      <text:p text:style-name="P7">Pro illos que adopta Vocabulario latino ad usu de schola, nos re­produce, ex grammatica de latino, regulas pro trahe thema ex voca­bulario et viceversa :</text:p>
      <text:h text:style-name="P21" text:outline-level="3"><text:bookmark text:name="user-content-1"/><text:bookmark-start text:name="__RefHeading___Toc5719_4049058819"/><text:soft-page-break/>NOMEN SUBSTANTIVO<text:bookmark-end text:name="__RefHeading___Toc5719_4049058819"/></text:h>
      <text:p text:style-name="Text_20_body"><text:span text:style-name="T1">Vocabulario latino cita </text:span><text:span text:style-name="Strong_20_Emphasis"><text:span text:style-name="T1">nomen substantivo</text:span></text:span><text:span text:style-name="T1"> sub forma de nomi­nativo, secuto ab genitivo. Thema de nomen es ablativo, ablativo es obtento substituendo, ad finale de genitivo, finale infra indicata.</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9">Genitiv­o</text:p>
            </table:table-cell>
            <table:table-cell table:style-name="Table1.A1" office:value-type="string">
              <text:p text:style-name="P10">-ae</text:p>
            </table:table-cell>
            <table:table-cell table:style-name="Table1.A1" office:value-type="string">
              <text:p text:style-name="P10">-i</text:p>
            </table:table-cell>
            <table:table-cell table:style-name="Table1.A1" office:value-type="string">
              <text:p text:style-name="P10">-us</text:p>
            </table:table-cell>
            <table:table-cell table:style-name="Table1.A1" office:value-type="string">
              <text:p text:style-name="P10">-ei</text:p>
            </table:table-cell>
            <table:table-cell table:style-name="Table1.A1" office:value-type="string">
              <text:p text:style-name="P10">-is</text:p>
            </table:table-cell>
          </table:table-row>
        </table:table-header-rows>
        <table:table-row table:style-name="Table1.1">
          <table:table-cell table:style-name="Table1.A1" office:value-type="string">
            <text:p text:style-name="P13">Ablativo</text:p>
          </table:table-cell>
          <table:table-cell table:style-name="Table1.A1" office:value-type="string">
            <text:p text:style-name="P14">-a</text:p>
          </table:table-cell>
          <table:table-cell table:style-name="Table1.A1" office:value-type="string">
            <text:p text:style-name="P14">-o</text:p>
          </table:table-cell>
          <table:table-cell table:style-name="Table1.A1" office:value-type="string">
            <text:p text:style-name="P14">-u</text:p>
          </table:table-cell>
          <table:table-cell table:style-name="Table1.A1" office:value-type="string">
            <text:p text:style-name="P14">-e</text:p>
          </table:table-cell>
          <table:table-cell table:style-name="Table1.A1" office:value-type="string">
            <text:p text:style-name="P14">-e/-i</text:p>
          </table:table-cell>
        </table:table-row>
      </table:table>
      <text:p text:style-name="P7"/>
      <text:p text:style-name="Text_20_body"><text:span text:style-name="T1">Interlingua adopta ista regula, sed substitue desinentia </text:span><text:span text:style-name="Emphasis"><text:span text:style-name="T1">e</text:span></text:span><text:span text:style-name="T1"> ad desi­nentia de ablativo </text:span><text:span text:style-name="Emphasis"><text:span text:style-name="T1">i</text:span></text:span><text:span text:style-name="T1">, que es in generale mortuo in linguas moderna (ex : </text:span><text:span text:style-name="Emphasis"><text:span text:style-name="T1">animale</text:span></text:span><text:span text:style-name="T1">, in loco de </text:span><text:span text:style-name="Emphasis"><text:span text:style-name="T1">animali</text:span></text:span><text:span text:style-name="T1">). Aliquo interlinguista conserva ta­men desinentia </text:span><text:span text:style-name="Emphasis"><text:span text:style-name="T1">i</text:span></text:span><text:span text:style-name="T1"> in plure vocabu­los in que ista desinentia es et hodie internationale (ex. </text:span><text:span text:style-name="Emphasis"><text:span text:style-name="T1">omni</text:span></text:span><text:span text:style-name="T1">, </text:span><text:span text:style-name="Emphasis"><text:span text:style-name="T1">oasi</text:span></text:span><text:span text:style-name="T1"> etc.).</text:span></text:p>
      <text:h text:style-name="P21" text:outline-level="3"><text:bookmark-start text:name="__RefHeading___Toc5721_4049058819"/>NOMINATIVO SI NON HABE SUFFIXO<text:bookmark-end text:name="__RefHeading___Toc5721_4049058819"/></text:h>
      <text:p text:style-name="Text_20_body"><text:span text:style-name="T1">Nominativo, si non habe suffixo, es alia forma de thema, que pote essere utile : </text:span><text:span text:style-name="Emphasis"><text:span text:style-name="T1">nomen</text:span></text:span><text:span text:style-name="T1"> (abl. </text:span><text:span text:style-name="Emphasis"><text:span text:style-name="T1">nomine</text:span></text:span><text:span text:style-name="T1">), </text:span><text:span text:style-name="Emphasis"><text:span text:style-name="T1">homo</text:span></text:span><text:span text:style-name="T1"> (abl. </text:span><text:span text:style-name="Emphasis"><text:span text:style-name="T1">homine</text:span></text:span><text:span text:style-name="T1">), </text:span><text:span text:style-name="Emphasis"><text:span text:style-name="T1">sol</text:span></text:span><text:span text:style-name="T1">(abl. </text:span><text:span text:style-name="Emphasis"><text:span text:style-name="T1">sole</text:span></text:span><text:span text:style-name="T1">), </text:span><text:span text:style-name="Emphasis"><text:span text:style-name="T1">jus</text:span></text:span><text:span text:style-name="T1"> (abl. </text:span><text:span text:style-name="Emphasis"><text:span text:style-name="T1">jure</text:span></text:span><text:span text:style-name="T1">), </text:span><text:span text:style-name="Emphasis"><text:span text:style-name="T1">vir</text:span></text:span><text:span text:style-name="T1"> (abl. </text:span><text:span text:style-name="Emphasis"><text:span text:style-name="T1">viro</text:span></text:span><text:span text:style-name="T1">), </text:span><text:span text:style-name="Emphasis"><text:span text:style-name="T1">rete</text:span></text:span><text:span text:style-name="T1"> (abl. </text:span><text:span text:style-name="Emphasis"><text:span text:style-name="T1">reti</text:span></text:span><text:span text:style-name="T1">).</text:span></text:p>
      <text:h text:style-name="P21" text:outline-level="3"><text:bookmark-start text:name="__RefHeading___Toc5723_4049058819"/>ADJECTIVO<text:bookmark-end text:name="__RefHeading___Toc5723_4049058819"/></text:h>
      <text:p text:style-name="Text_20_body"><text:span text:style-name="T1">Vocabulario latino cita </text:span><text:span text:style-name="Strong_20_Emphasis"><text:span text:style-name="T1">adjectivo</text:span></text:span><text:span text:style-name="T1"> sub forma de nominativo ma­sculino, femini­no et neutro.</text:span></text:p>
      <text:p text:style-name="P7">Ex. : —</text:p>
      <table:table table:name="Table2" table:style-name="Table2">
        <table:table-column table:style-name="Table2.A"/>
        <table:table-column table:style-name="Table2.B"/>
        <table:table-header-rows>
          <table:table-row table:style-name="Table2.1">
            <table:table-cell table:style-name="Table2.A1" office:value-type="string">
              <text:p text:style-name="P9">Adjectivo</text:p>
            </table:table-cell>
            <table:table-cell table:style-name="Table2.A1" office:value-type="string">
              <text:p text:style-name="P9">The­ma</text:p>
            </table:table-cell>
          </table:table-row>
        </table:table-header-rows>
        <table:table-row table:style-name="Table2.1">
          <table:table-cell table:style-name="Table2.A1" office:value-type="string">
            <text:p text:style-name="P13">novus -a -um</text:p>
          </table:table-cell>
          <table:table-cell table:style-name="Table2.A1" office:value-type="string">
            <text:p text:style-name="P13">novo</text:p>
          </table:table-cell>
        </table:table-row>
        <table:table-row table:style-name="Table2.3">
          <table:table-cell table:style-name="Table2.A1" office:value-type="string">
            <text:p text:style-name="P13">niger -gra -grum</text:p>
          </table:table-cell>
          <table:table-cell table:style-name="Table2.A1" office:value-type="string">
            <text:p text:style-name="P13">ni­gro</text:p>
          </table:table-cell>
        </table:table-row>
        <table:table-row table:style-name="Table2.1">
          <table:table-cell table:style-name="Table2.A1" office:value-type="string">
            <text:p text:style-name="P13">brevis -is -e</text:p>
          </table:table-cell>
          <table:table-cell table:style-name="Table2.A1" office:value-type="string">
            <text:p text:style-name="P13">breve</text:p>
          </table:table-cell>
        </table:table-row>
        <table:table-row table:style-name="Table2.3">
          <table:table-cell table:style-name="Table2.A1" office:value-type="string">
            <text:p text:style-name="P13">acer acris acre</text:p>
          </table:table-cell>
          <table:table-cell table:style-name="Table2.A1" office:value-type="string">
            <text:p text:style-name="P13">acre.</text:p>
          </table:table-cell>
        </table:table-row>
      </table:table>
      <text:p text:style-name="P7"/>
      <text:p text:style-name="Text_20_body"><text:span text:style-name="T1">Interlingua adopta ablativo singulare mutando semper desinentia in </text:span><text:span text:style-name="Emphasis"><text:span text:style-name="T1">e</text:span></text:span><text:span text:style-name="T1">.</text:span></text:p>
      <text:p text:style-name="P7">Thema ablativo es cognito ad linguas moderna non solo pro voce simplice sed et per omne derivato, et illo da voce plus naturale et plus facili intellecto.</text:p>
      <text:p text:style-name="Text_20_body"><text:soft-page-break/><text:span text:style-name="T1">Forma de ablativo es maxim harmoniosa inter formas latina ; illa es etiam ma­xim internationale. Nam </text:span><text:span text:style-name="Emphasis"><text:span text:style-name="T1">radicale</text:span></text:span><text:span text:style-name="T1"> de ablativo es radicale de casus obliquo ; es sub forma de casus obliquo que vocabulos latino es transito in linguas moder­na. Et desinentia de ablativo, correspon­de quasi semper ad desinentia que existe, pro idem vocabulos, in ita­lo, in hispano, in portugueso et aliquando in alia linguas.</text:span></text:p>
      <text:p text:style-name="Text_20_body"><text:span text:style-name="T1">Aliquo interlinguista habeba proposito adoptione de nominativo, sed in gene­rale, forma que vive in linguas moderna — ergo forma magis apta pro lingua internationale — es thema (ablativo), Skeat, in vocabulario etymologico anglo, dic : </text:span><text:span text:style-name="Emphasis"><text:span text:style-name="T1">« Is commonly a mere absurdity to cite the latin nominative »</text:span></text:span><text:span text:style-name="T1">.</text:span></text:p>
      <text:p text:style-name="Text_20_body"><text:span text:style-name="T1">Pro vocabulos que habe forma internationale de nominativo lati­no (</text:span><text:span text:style-name="Emphasis"><text:span text:style-name="T1">album</text:span></text:span><text:span text:style-name="T1">, </text:span><text:span text:style-name="Emphasis"><text:span text:style-name="T1">cactus</text:span></text:span><text:span text:style-name="T1"> ; </text:span><text:span text:style-name="Emphasis"><text:span text:style-name="T1">humus</text:span></text:span><text:span text:style-name="T1">, </text:span><text:span text:style-name="Emphasis"><text:span text:style-name="T1">maximum</text:span></text:span><text:span text:style-name="T1">, </text:span><text:span text:style-name="Emphasis"><text:span text:style-name="T1">medium</text:span></text:span><text:span text:style-name="T1">, </text:span><text:span text:style-name="Emphasis"><text:span text:style-name="T1">minimum</text:span></text:span><text:span text:style-name="T1">, </text:span><text:span text:style-name="Emphasis"><text:span text:style-name="T1">virus</text:span></text:span><text:span text:style-name="T1"> etc.) etiam Interlingua pote utere illos sub ista forma, et Vocabulario In­ternationale de Basso registra ambo formas.</text:span></text:p>
      <text:h text:style-name="P21" text:outline-level="3"><text:bookmark-start text:name="__RefHeading___Toc5725_4049058819"/>VOCABULARIO LATINO CUM UNA FORMA<text:bookmark-end text:name="__RefHeading___Toc5725_4049058819"/></text:h>
      <text:p text:style-name="Text_20_body"><text:span text:style-name="T1">Si vocabulario latino da solum una forma de vocabulo, ista es the</text:span><text:span text:style-name="T5">­</text:span><text:span text:style-name="T1">ma invariabi­le. Ex. : </text:span><text:span text:style-name="Emphasis"><text:span text:style-name="T1">ab</text:span></text:span><text:span text:style-name="T1">, </text:span><text:span text:style-name="Emphasis"><text:span text:style-name="T1">ad</text:span></text:span><text:span text:style-name="T1">, </text:span><text:span text:style-name="Emphasis"><text:span text:style-name="T1">ante</text:span></text:span><text:span text:style-name="T1">, </text:span><text:span text:style-name="Emphasis"><text:span text:style-name="T1">circa</text:span></text:span><text:span text:style-name="T1">, </text:span><text:span text:style-name="Emphasis"><text:span text:style-name="T1">contra</text:span></text:span><text:span text:style-name="T1">, </text:span><text:span text:style-name="Emphasis"><text:span text:style-name="T1">cum</text:span></text:span><text:span text:style-name="T1">, </text:span><text:span text:style-name="Emphasis"><text:span text:style-name="T1">de</text:span></text:span><text:span text:style-name="T1">, </text:span><text:span text:style-name="Emphasis"><text:span text:style-name="T1">ex</text:span></text:span><text:span text:style-name="T1">, </text:span><text:span text:style-name="Emphasis"><text:span text:style-name="T1">in</text:span></text:span><text:span text:style-name="T1">, </text:span><text:span text:style-name="Emphasis"><text:span text:style-name="T1">jam</text:span></text:span><text:span text:style-name="T1">, </text:span><text:span text:style-name="Emphasis"><text:span text:style-name="T1">non</text:span></text:span><text:span text:style-name="T1">, </text:span><text:span text:style-name="Emphasis"><text:span text:style-name="T1">per</text:span></text:span><text:span text:style-name="T1">, </text:span><text:span text:style-name="Emphasis"><text:span text:style-name="T1">pro</text:span></text:span><text:span text:style-name="T1">, </text:span><text:span text:style-name="Emphasis"><text:span text:style-name="T1">quando</text:span></text:span><text:span text:style-name="T1">, </text:span><text:span text:style-name="Emphasis"><text:span text:style-name="T1">satis</text:span></text:span><text:span text:style-name="T1">, </text:span><text:span text:style-name="Emphasis"><text:span text:style-name="T1">semper</text:span></text:span><text:span text:style-name="T1">, </text:span><text:span text:style-name="Emphasis"><text:span text:style-name="T1">si</text:span></text:span><text:span text:style-name="T1">, </text:span><text:span text:style-name="Emphasis"><text:span text:style-name="T1">sine</text:span></text:span><text:span text:style-name="T1">, </text:span><text:span text:style-name="Emphasis"><text:span text:style-name="T1">sub</text:span></text:span><text:span text:style-name="T1">, </text:span><text:span text:style-name="Emphasis"><text:span text:style-name="T1">supra</text:span></text:span><text:span text:style-name="T1"> etc.</text:span></text:p>
      <text:h text:style-name="P21" text:outline-level="3"><text:bookmark-start text:name="__RefHeading___Toc5727_4049058819"/>PRONOMEN<text:bookmark-end text:name="__RefHeading___Toc5727_4049058819"/></text:h>
      <text:p text:style-name="Text_20_body"><text:span text:style-name="Strong_20_Emphasis"><text:span text:style-name="T1">Pronomen</text:span></text:span><text:span text:style-name="T1"> es citato sub forma de ablativo aut nominativo. Vide ca</text:span><text:span text:style-name="T5">­</text:span><text:span text:style-name="T1">pitulo </text:span><text:a xlink:type="simple" xlink:href="https://github.com/fuszenecker/LatinoSineFlexione/blob/master/Manuale%20practico%20de%20Interlingua.md#pronomines" text:style-name="Internet_20_link" text:visited-style-name="Visited_20_Internet_20_Link"><text:span text:style-name="T1">Pronomines</text:span></text:a><text:span text:style-name="T1">.</text:span></text:p>
      <text:h text:style-name="P21" text:outline-level="3"><text:bookmark-start text:name="__RefHeading___Toc5729_4049058819"/>VERBO<text:bookmark-end text:name="__RefHeading___Toc5729_4049058819"/></text:h>
      <text:p text:style-name="Text_20_body"><text:span text:style-name="T1">Pro </text:span><text:span text:style-name="Strong_20_Emphasis"><text:span text:style-name="T1">verbo</text:span></text:span><text:span text:style-name="T1"> thema es imperativo, id es imperativo suppresso suffi­xo </text:span><text:span text:style-name="Emphasis"><text:span text:style-name="T1">-re</text:span></text:span><text:span text:style-name="T1">.</text:span></text:p>
      <text:p text:style-name="Text_20_body"><text:span text:style-name="T1">Vocabulario latino da, de verbo, persona prima de indicativo pre­sente et ad­junge, in generale, persona secunda de idem tempore, perfecto, supino et infi­nitivo. Supprimendo suffixo </text:span><text:span text:style-name="Emphasis"><text:span text:style-name="T1">-re</text:span></text:span><text:span text:style-name="T1"> ad infinitivo nos obtine imperativo, id es the­ma.</text:span></text:p>
      <text:p text:style-name="Text_20_body"><text:span text:style-name="T1">Pro aliquo verbo, imperativo es minus regulare (</text:span><text:span text:style-name="Emphasis"><text:span text:style-name="T1">fac</text:span></text:span><text:span text:style-name="T1">, </text:span><text:span text:style-name="Emphasis"><text:span text:style-name="T1">es</text:span></text:span><text:span text:style-name="T1">, </text:span><text:span text:style-name="Emphasis"><text:span text:style-name="T1">fi</text:span></text:span><text:span text:style-name="T1">), alio verbos es sine imperativo (</text:span><text:span text:style-name="Emphasis"><text:span text:style-name="T1">lice</text:span></text:span><text:span text:style-name="T1">, </text:span><text:span text:style-name="Emphasis"><text:span text:style-name="T1">vol</text:span></text:span><text:span text:style-name="T1">, </text:span><text:span text:style-name="Emphasis"><text:span text:style-name="T1">pote</text:span></text:span><text:span text:style-name="T1">). Ista pauca exceptiones es soluto (in sensu judicato meliore ab interlinguistas plus competente) in Vocabulario de Basso. Verbo deponente es citato sub forma de activo.</text:span></text:p>
      <text:h text:style-name="P11" text:outline-level="2"><text:bookmark text:name="user-content-de-articulo"/><text:bookmark-start text:name="__RefHeading___Toc5731_4049058819"/><text:soft-page-break/>DE ARTICULO<text:bookmark-end text:name="__RefHeading___Toc5731_4049058819"/></text:h>
      <text:p text:style-name="P7">Ad reddere facile una lingua, es necesse simplificare grammatica per abolitio­ne de omne elemento non necessario, omne elemento que non es uso in modo equale in diversa linguas et constituerè una diffi­cultate in plus.</text:p>
      <text:p text:style-name="P7">Nos pote citare, ad exemplo, articulo definito, elemento quasi pa­rasito, que non habe functione identica in linguas de Europa et de que non existe defini­tione satisfacente.</text:p>
      <text:p text:style-name="Text_20_body"><text:span text:style-name="Emphasis"><text:span text:style-name="T1">Academia pro Interlingua</text:span></text:span><text:span text:style-name="T1"> habe multum discusso circa utilitate aut superfluita­te de articulo definito et resultato es que in generale illo non es necesse ; so­lum in raro casus illo es veromodo utile.</text:span></text:p>
      <text:p text:style-name="Text_20_body"><text:span text:style-name="T1">Sequente exemplos demonstra que es possibile, sine articulo, vertere omne gradatione de idea : </text:span><text:span text:style-name="Emphasis"><text:span text:style-name="T1">— Da (ad me) libro — da libro — da libro — da un libro — da de libros — da libro — da aliquo libros — medico — Voca nostro medico — voca un medico — voca doctore X — voca medico meliore — voca uno medico meliore — voca magis forte de illos pueros</text:span></text:span><text:span text:style-name="T1">.</text:span></text:p>
      <text:p text:style-name="P7">Es possibile de scribere perfectum claro sine usu de articulo et id es demon­strato per presente Manuale, que nunquam contine articulo definito, et per la­bores de Proff. Peano, Pagliero, Pinth, Molenaar, de Volapük, de Idiom neutral. etc. que scribe libros et diurnales sine usu de articulo.</text:p>
      <text:p text:style-name="Text_20_body"><text:span text:style-name="Strong_20_Emphasis"><text:span text:style-name="T1">Articulo definito</text:span></text:span><text:span text:style-name="T1">, in generale, non es uso in Interlingua ; tamen quando scrip­tore crede illo necessario, pote utere </text:span><text:span text:style-name="Emphasis"><text:span text:style-name="T1">illo</text:span></text:span><text:span text:style-name="T1"> (plur. </text:span><text:span text:style-name="Emphasis"><text:span text:style-name="T1">illos</text:span></text:span><text:span text:style-name="T1">), et </text:span><text:span text:style-name="Emphasis"><text:span text:style-name="T1">illa</text:span></text:span><text:span text:style-name="T1"> (plur. </text:span><text:span text:style-name="Emphasis"><text:span text:style-name="T1">illas</text:span></text:span><text:span text:style-name="T1">), cum functione de articulo definito.</text:span></text:p>
      <text:p text:style-name="Text_20_body"><text:span text:style-name="T1">In </text:span><text:span text:style-name="Emphasis"><text:span text:style-name="T1">Epistola de S. Johanne</text:span></text:span><text:span text:style-name="T1"> que nos habe publicato versa in Inter­lingua, </text:span><text:span text:style-name="Emphasis"><text:span text:style-name="T1">illo</text:span></text:span><text:span text:style-name="T1"> et </text:span><text:span text:style-name="Emphasis"><text:span text:style-name="T1">illa</text:span></text:span><text:span text:style-name="T1"> es semper uso cum functione de articulo definito, sed es evidente que abo­litione de articulo non noce ad claritudine, sed redde stylo plus facile et ele­gante [(Cum artic.). Hic es illo vero Deo et illa eterna vita. (Sine artic.). Hic est vero Deo et eterna vita. Usu de </text:span><text:span text:style-name="Emphasis"><text:span text:style-name="T1">illo</text:span></text:span><text:span text:style-name="T1"> et </text:span><text:span text:style-name="Emphasis"><text:span text:style-name="T1">illa</text:span></text:span><text:span text:style-name="T1"> ut articulo definito es jam facto in la­tino de medio evo.] Et id es tam plus indicato que articulo non es uso in idem modo et in idem casus ab vario populos.</text:span></text:p>
      <text:p text:style-name="Text_20_body"><text:span text:style-name="T1">Italiano dic </text:span><text:span text:style-name="Emphasis"><text:span text:style-name="T1">la mia casa</text:span></text:span><text:span text:style-name="T1">, dum francico, hispano etc. supprime ibi articulo (</text:span><text:span text:style-name="Emphasis"><text:span text:style-name="T1">ma maison</text:span></text:span><text:span text:style-name="T1"> — </text:span><text:span text:style-name="Emphasis"><text:span text:style-name="T1">mi casa</text:span></text:span><text:span text:style-name="T1">). Anglo dic : </text:span><text:span text:style-name="Emphasis"><text:span text:style-name="T1">virtue is preferable to ri­ches</text:span></text:span><text:span text:style-name="T1">, russo dice (versio­ne) </text:span><text:span text:style-name="Emphasis"><text:span text:style-name="T1">musca insecto</text:span></text:span><text:span text:style-name="T1">, dum italiano et francico antepone articulo (</text:span><text:span text:style-name="Emphasis"><text:span text:style-name="T1">la virtù è prefe­ribile alla ricchezza — la mosca è un insetto</text:span></text:span><text:span text:style-name="T1">). In lingua romana (de Romania) articulo definito es una specie de suffixo de substantivo : </text:span><text:span text:style-name="Emphasis"><text:span text:style-name="T1">leu</text:span></text:span><text:span text:style-name="T1">, I. leone ; </text:span><text:span text:style-name="Emphasis"><text:span text:style-name="T1">leul</text:span></text:span><text:span text:style-name="T1">, I. il leone ; — </text:span><text:span text:style-name="Emphasis"><text:span text:style-name="T1">sol­</text:span></text:span><text:soft-page-break/><text:span text:style-name="Emphasis"><text:span text:style-name="T1">dat</text:span></text:span><text:span text:style-name="T1">, soldato ; </text:span><text:span text:style-name="Emphasis"><text:span text:style-name="T1">soldatul</text:span></text:span><text:span text:style-name="T1">, il soldato. Idem eveni in lingua de Svetia : </text:span><text:span text:style-name="Emphasis"><text:span text:style-name="T1">brud</text:span></text:span><text:span text:style-name="T1">, I. sposa ; </text:span><text:span text:style-name="Emphasis"><text:span text:style-name="T1">bruden</text:span></text:span><text:span text:style-name="T1">, I. la sposa — </text:span><text:span text:style-name="Emphasis"><text:span text:style-name="T1">pall</text:span></text:span><text:span text:style-name="T1">, I. sgabello ; </text:span><text:span text:style-name="Emphasis"><text:span text:style-name="T1">pallen</text:span></text:span><text:span text:style-name="T1">, I. lo sgabello ; dum et ibi in multum casus articulo es suppresso. In lingua dano-nor­vegiana articulo es in aliquo casus anteposito separati et in alios postposito et unito ad substantivo. In russo et alias linguas articulo non existe.</text:span></text:p>
      <text:p text:style-name="P7">Suppressione de usu de articulo supprime omne diffcultate deri­vante ad vario populos que deberè conformare se ad usu speciale pro scribere in Interlingua.</text:p>
      <text:p text:style-name="Text_20_body"><text:span text:style-name="Strong_20_Emphasis"><text:span text:style-name="T1">Articulo indeterminato</text:span></text:span><text:span text:style-name="T1"> corresponde ad numero uno.</text:span></text:p>
      <text:h text:style-name="P11" text:outline-level="2"/>
      <text:h text:style-name="P19" text:outline-level="2"><text:bookmark text:name="user-content-de-verbo"/><text:bookmark-start text:name="__RefHeading___Toc5733_4049058819"/>DE VERBO<text:bookmark-end text:name="__RefHeading___Toc5733_4049058819"/></text:h>
      <text:p text:style-name="P7">Verbo es quasi unico impedimento ad intelligere una lingua exte­ra per auxilio de solo vocabulario : sine verbo — nam suo tempores et modos non es scripto in vocabularios — uno scripto in lingua extera poterè essere in modo sufficien­te interpretato — ab illo qui ignorarè ipsa in modo completo — per solo voca­bulario. Quam immensa utili­tate esserè obtenta per eliminatione de omne dif­ficultate in conjuga­tione !</text:p>
      <text:p text:style-name="P7">Quomodo nasce una lingua ? Una lingua es uno simplice dialecto, que pro ra­tiones varia habe imposito se ad alios proximo. Grammati­ca es extracta post, nam illa veni formata ascendendo ex factos ad enunciatione theorica. Ex id de­riva que grammaticas non splende pro logica, habendo adoptato omnes mon­struoso resultatus de accumula­tione seculare de infinita deformationes et irre­gularitates.</text:p>
      <text:p text:style-name="Text_20_body"><text:span text:style-name="T1">Conjugatione de lingua franca offer 2265 formas differente ; solo verbo auxilia­rio </text:span><text:span text:style-name="Emphasis"><text:span text:style-name="T1">être</text:span></text:span><text:span text:style-name="T1"> habe 34 desinentias differente, inserto super 22 radicales differente : un totale, ergo, de 50 formas pro un verbo solo ! Et existe in varia linguas una immensa multitudine de verbos irregu­lare (lingua francica habe circa 600, ita­la 250, angla 200, hispana 300 etc.) et omne presenta sua exceptione particu­lare, que es neces­se cognoscere una ad una. Et, malgrado sua difficultate, ver­bo es — inter omne vocabulos — illo plus essentiale, plus uso, illo veromodo indispensabile.</text:span></text:p>
      <text:p text:style-name="P7">Pretendere, post hoc, que es facile possidere bene una lingua ex­tera — et si un adveni unquam ad possidere una completo modo — es pretendere inverosi­mile.</text:p>
      <text:p text:style-name="P7">Sed es forsan necesse complicationes de conjugatione ? Minimo­modo. Toto ista difficultates, que es obstaculo principale in studio de una lingua extera, pote essere eliminata.</text:p>
      <text:p text:style-name="Text_20_body"><text:span text:style-name="T1">Et in primo loco terminatione de omne singulo tempore pro indi­care persona et numero. Si, vice dicere (I.) : io am</text:span><text:span text:style-name="Emphasis"><text:span text:style-name="T1">o</text:span></text:span><text:span text:style-name="T1">, tu am</text:span><text:span text:style-name="Emphasis"><text:span text:style-name="T1">i</text:span></text:span><text:span text:style-name="T1">, colui am</text:span><text:span text:style-name="Emphasis"><text:span text:style-name="T1">a</text:span></text:span><text:span text:style-name="T1">, noi am</text:span><text:span text:style-name="Emphasis"><text:span text:style-name="T1">iamo</text:span></text:span><text:span text:style-name="T1">, voi ama­</text:span><text:span text:style-name="Emphasis"><text:span text:style-name="T1">te</text:span></text:span><text:span text:style-name="T1">, coloro ama</text:span><text:span text:style-name="Emphasis"><text:span text:style-name="T1">no</text:span></text:span><text:span text:style-name="T1">, nos dicerè : io am</text:span><text:span text:style-name="Emphasis"><text:span text:style-name="T1">a</text:span></text:span><text:span text:style-name="T1">, tu am</text:span><text:span text:style-name="Emphasis"><text:span text:style-name="T1">a</text:span></text:span><text:span text:style-name="T1">, colui am</text:span><text:span text:style-name="Emphasis"><text:span text:style-name="T1">a</text:span></text:span><text:span text:style-name="T1">, noi am</text:span><text:span text:style-name="Emphasis"><text:span text:style-name="T1">a</text:span></text:span><text:span text:style-name="T1">, voi am</text:span><text:span text:style-name="Emphasis"><text:span text:style-name="T1">a</text:span></text:span><text:span text:style-name="T1">, co­loro am</text:span><text:span text:style-name="Emphasis"><text:span text:style-name="T1">a</text:span></text:span><text:span text:style-name="T1">, logica et claritudine nihil perderè. Sed pro multa rationes — illa principali de habitudine inveterata — forsan nunquam un pervenirà in linguas nationale ad ista simplificatione. Non es res plus simplice que triumpha in mundo ! Sed, si isto non es probabile que veni adoptato in linguas nationale, impone se, vice, pro sua logica simplicitate, in una lingua inter</text:span><text:soft-page-break/><text:span text:style-name="T1">natio­nale, que, essendo de formatione nova, et si composita de materiales vetere, pote libera­re se ab majore parte de difficultates grammatica­le.</text:span></text:p>
      <text:p text:style-name="Text_20_body"><text:span text:style-name="T1">In Interlingua, ergo, </text:span><text:span text:style-name="Emphasis"><text:span text:style-name="T1">persona et numero de verbo es indicato per subjecto, sine variatione de verbo ipso</text:span></text:span><text:span text:style-name="T1">. Ex. : me lege, te lege, illo lege, nos lege, vos lege, illos lege.</text:span></text:p>
      <text:p text:style-name="Text_20_body"><text:span text:style-name="T1">Existe tres varietates de tempores verbale : presente, preterito et futuro, id es : quod es simultaneo ad momento in que nos loque, ante­riore ad isto momento, posteriore ad ipso. Ista 3 varietates generale de tempore subdivide se in plure ramos secundo differente punctos de visu accessorio que pote essere combina­to cum ideas generale et fundamentale de ista 3 varietates primitiva. Sed uno solo es tempore absoluto, id es tempore presente, tempore simultaneo ad no­stra pa­rola ; alios duo es tempore relativo, relativo id es ad rapporto de com­paratione cum tempore presente (Et in realitate verbo non esserè que expressio­ne de una facultate, sine deliminatione de tempore nec de spatio ; illos que grammaticas denomina tempores de verbo non es que momentos de tempo, precisato ab adverbios et locutiones adver­biale, expresso aut subaudito, et non ab verbo ipso que, sicut tempo­re, non habe limites. Quando nos dice </text:span><text:span text:style-name="Emphasis"><text:span text:style-name="T1">lune­die me vade ad Roma</text:span></text:span><text:span text:style-name="T1">, fu­turo es in </text:span><text:span text:style-name="Emphasis"><text:span text:style-name="T1">lunedie</text:span></text:span><text:span text:style-name="T1"> et non in </text:span><text:span text:style-name="Emphasis"><text:span text:style-name="T1">vade</text:span></text:span><text:span text:style-name="T1">, et quando nos dice : </text:span><text:span text:style-name="Emphasis"><text:span text:style-name="T1">me loque italia­no</text:span></text:span><text:span text:style-name="T1">, me non intende que me loque italiano in isto momento, sed que me sci loquere, habe locuto et loquerà italiano).</text:span></text:p>
      <text:p text:style-name="Text_20_body"><text:span text:style-name="T1">Idea de presente non es susceptibile nec de magis nec de minus, sic un pote habere uno solo tempore presente ad omne modo de ver­bo. In contrario prete­rito et futuro admitte plure gradus. Sed isto gradus non existe in omne lingua et etiam quando existe non es uso in casus equale. Italiano dice : </text:span><text:span text:style-name="Emphasis"><text:span text:style-name="T1">« Non fare questo »</text:span></text:span><text:span text:style-name="T1"> et francico dice : </text:span><text:span text:style-name="Emphasis"><text:span text:style-name="T1">Ne fais pas ça</text:span></text:span><text:span text:style-name="T1">. Primo adopta infinito et secundo adopta indicativo presente. Italiano dice : </text:span><text:span text:style-name="Emphasis"><text:span text:style-name="T1">Non riceverei che persone che cono­scessi bene</text:span></text:span><text:span text:style-name="T1"> et francico dice : </text:span><text:span text:style-name="Emphasis"><text:span text:style-name="T1">je ne recevrais que des gens que je connaîlrais bien</text:span></text:span><text:span text:style-name="T1">. Primo ute subjunctivo et secundo ute conditionale. Italiano dice : </text:span><text:span text:style-name="Emphasis"><text:span text:style-name="T1">Credo che intendiate</text:span></text:span><text:span text:style-name="T1"> et francico dice : </text:span><text:span text:style-name="Emphasis"><text:span text:style-name="T1">je crois que vous enten­dez</text:span></text:span><text:span text:style-name="T1">. Primo ute subjunc­tivo et secundo ute indicativo presente. Nos poterè multiplicare ad infinito isto exemplos extendendo illos ad omne alia lingua, sed id suffice ad monstrare que non es juxto judica­re Interlingua comparando illa ad regulas grammatica­le de una na­tione, nam omne natione habendo regulas grammaticale differen­te, non pote existere una grammatica conforme ad usus de omne popu­</text:span><text:soft-page-break/><text:span text:style-name="T1">los, et nos debe solo simplificare ad maximo grammatica pro tollere ab illa omne dif­ficultate, reducendo illa ad un minimo acceptabile ad omne.</text:span></text:p>
      <text:p text:style-name="Text_20_body"><text:span text:style-name="T1">Preterito (quod es simultaneo ad un tempore precedente) et futu­ro (quod es simultaneo ad un tempore posteriore) es idem forma de presente translato in un periodo differente ; illos habe in sua essentia charactere commune de simul­taneitate ; solo differentia es que simul­taneitate in presente habe relatione ad acto de parola, epocha primi­tiva, sine indicatione de relatione cum alia epo­cha, dum simultaneita­te in preterito et futuro coincide cum un' epocha ante­riore aut poste­riore ad acto de parola. Ad exemplo, in periodo futuro (I) : </text:span><text:span text:style-name="Emphasis"><text:span text:style-name="T1">Quando voi verrele io leggerò</text:span></text:span><text:span text:style-name="T1"> (F.) </text:span><text:span text:style-name="Emphasis"><text:span text:style-name="T1">quand vous viendrez, je librai</text:span></text:span><text:span text:style-name="T1">), ista formula re­sponde ad ista : </text:span><text:span text:style-name="Emphasis"><text:span text:style-name="T1">quando vostra actione de venire es (esserà) facto, me pote (poterà) dicere : me lege</text:span></text:span><text:span text:style-name="T1">.</text:span></text:p>
      <text:p text:style-name="Text_20_body"><text:span text:style-name="T1">Es frequente in quasi omne lingua usu de tempore presente in substitutione de tempore preterito et futuro. Exemplos : </text:span><text:span text:style-name="Emphasis"><text:span text:style-name="T1">je le rencon­tre en chemin, je lui de­mande ou il va, je vois qu' il s'embarrasse</text:span></text:span><text:span text:style-name="T1">. Hic </text:span><text:span text:style-name="Emphasis"><text:span text:style-name="T1">je le rencontre</text:span></text:span><text:span text:style-name="T1"> es dicto vice </text:span><text:span text:style-name="Emphasis"><text:span text:style-name="T1">je le rencontrai</text:span></text:span><text:span text:style-name="T1">, </text:span><text:span text:style-name="Emphasis"><text:span text:style-name="T1">je demande</text:span></text:span><text:span text:style-name="T1"> vice </text:span><text:span text:style-name="Emphasis"><text:span text:style-name="T1">je lui demandai</text:span></text:span><text:span text:style-name="T1">, </text:span><text:span text:style-name="Emphasis"><text:span text:style-name="T1">óu il va</text:span></text:span><text:span text:style-name="T1"> vice </text:span><text:span text:style-name="Emphasis"><text:span text:style-name="T1">oú il allait</text:span></text:span><text:span text:style-name="T1">. Hic tempore presente es uso in loco de preterito.</text:span></text:p>
      <text:p text:style-name="Text_20_body"><text:span text:style-name="Emphasis"><text:span text:style-name="T1">Je pars demain, je fais tantòt mes adieux</text:span></text:span><text:span text:style-name="T1">. Hic tempore presente es uso in loco de futuro : </text:span><text:span text:style-name="Emphasis"><text:span text:style-name="T1">je partirai demain, je ferai tantòt mes adieux</text:span></text:span><text:span text:style-name="T1">.</text:span></text:p>
      <text:p text:style-name="P7">Discurso narra res futuro et res preterito, sed in fundo illo es semper ad pre­sente, nam illo exprime semper un' expressione actua­le. Es pro isto que in omne tempore nos inveni semper un presente decomponendo illo.</text:p>
      <text:p text:style-name="Text_20_body"><text:span text:style-name="Emphasis"><text:span text:style-name="T1">Me lege</text:span></text:span><text:span text:style-name="T1"> equivale ad </text:span><text:span text:style-name="Emphasis"><text:span text:style-name="T1">me es legente</text:span></text:span><text:span text:style-name="T1">, id es me fac actione de lege­re in momento in que me loque.</text:span></text:p>
      <text:p text:style-name="Text_20_body"><text:span text:style-name="Emphasis"><text:span text:style-name="T1">Me legeba</text:span></text:span><text:span text:style-name="T1"> equivale ad </text:span><text:span text:style-name="Emphasis"><text:span text:style-name="T1">me jam lege</text:span></text:span><text:span text:style-name="T1">, id es me jam fac (habe facto) actione de legere, id es me jam habe lecto.</text:span></text:p>
      <text:p text:style-name="Text_20_body"><text:span text:style-name="Emphasis"><text:span text:style-name="T1">Me legerà</text:span></text:span><text:span text:style-name="T1"> equivale ad me post lege, id es me fac (facerà) post, actione de le­gere.</text:span></text:p>
      <text:p text:style-name="P7">Tempore presente pote ergo sufficere, secundo opinione de mul­tos interlingui­stas, ad exprimere qualecumque tempore simplice, ut es demonstrato ab se­quente tabula comparativa.</text:p>
      <text:list xml:id="list198625804" text:style-name="L2">
        <text:list-item>
          <text:p text:style-name="P28"><text:span text:style-name="T1">ITALIANO : </text:span><text:span text:style-name="Emphasis"><text:span text:style-name="T1">Io leggo — io leggeva — io lessi — io leggerò — leg­gi ! — che io legga — che io leggessi — io leggerei (se tu scri­vessi)</text:span></text:span><text:span text:style-name="T1">.</text:span></text:p>
        </text:list-item>
        <text:list-item>
          <text:p text:style-name="P28"><text:soft-page-break/><text:span text:style-name="T1">INTERLINGUA : </text:span><text:span text:style-name="Emphasis"><text:span text:style-name="T1">Me lege, me es legente — me jam lege — me jam jam lege, me lege heri, etc. — me post lege, me vole lege, me vade lege, me lege cras, etc. — lege ! — que me lege — que me jam lege — me lege (si te scribe)</text:span></text:span><text:span text:style-name="T1">.</text:span></text:p>
        </text:list-item>
        <text:list-item>
          <text:p text:style-name="P29">In lingua sinense tempores es formato in tale modo. Exemplo :</text:p>
        </text:list-item>
        <text:list-item>
          <text:p text:style-name="P28"><text:span text:style-name="Emphasis"><text:span text:style-name="T1">Toi men</text:span></text:span><text:span text:style-name="T1"> (litteralmodo </text:span><text:span text:style-name="Emphasis"><text:span text:style-name="T1">servo amare</text:span></text:span><text:span text:style-name="T1">) = me ama.</text:span></text:p>
        </text:list-item>
        <text:list-item>
          <text:p text:style-name="P28"><text:span text:style-name="Emphasis"><text:span text:style-name="T1">Toi da men</text:span></text:span><text:span text:style-name="T1"> (litteralmodo </text:span><text:span text:style-name="Emphasis"><text:span text:style-name="T1">servo jam amare</text:span></text:span><text:span text:style-name="T1">) = me jam ama, me amaba.</text:span></text:p>
        </text:list-item>
        <text:list-item>
          <text:p text:style-name="P28"><text:span text:style-name="Emphasis"><text:span text:style-name="T1">Toi ke</text:span></text:span><text:span text:style-name="T1"> (litteralmodo </text:span><text:span text:style-name="Emphasis"><text:span text:style-name="T1">servo post amare</text:span></text:span><text:span text:style-name="T1">) = me post ama, me ama­rà.</text:span></text:p>
        </text:list-item>
      </text:list>
      <text:p text:style-name="P7">Ista simplificatione in conjugatione duce ad grammatica nulla aut quasi, et habe suo sectatores. Sed majoritate de interlinguistas pre­fer adaptare aliquo suffixo pro indicare tempores de verbo, que es veromodo necessario.</text:p>
      <text:p text:style-name="P7">Modos et tempores non necessario, que es jam suppresso in lin­guas nationale aut uso in modo differente in differente linguas, pote essere suppresso.</text:p>
      <text:h text:style-name="P21" text:outline-level="3"><text:bookmark text:name="user-content-conjunctivo"/><text:bookmark-start text:name="__RefHeading___Toc5735_4049058819"/>CONJUNCTIVO<text:bookmark-end text:name="__RefHeading___Toc5735_4049058819"/></text:h>
      <text:p text:style-name="Text_20_body"><text:span text:style-name="T1">Ergo Interlingua supprime modo conjunctivo et substitue indica­tivo ad con­junctivo, nam tempores de conjunctivo non es alio quam tempores fictitio, tempores artificiale. Nec lingua angla nec lingua russa habe forma speciale pro conjunctivo. Anglo dic pro modo indi­cativo : </text:span><text:span text:style-name="Emphasis"><text:span text:style-name="T1">I love</text:span></text:span><text:span text:style-name="T1"> (me ama) et pro modo conjunctivo : </text:span><text:span text:style-name="Emphasis"><text:span text:style-name="T1">though I love</text:span></text:span><text:span text:style-name="T1"> (quan­quam me ama), </text:span><text:span text:style-name="Emphasis"><text:span text:style-name="T1">if I love</text:span></text:span><text:span text:style-name="T1"> (si me ama, in casu que me ama), </text:span><text:span text:style-name="Emphasis"><text:span text:style-name="T1">that I may love</text:span></text:span><text:span text:style-name="T1"> (que me ama). Lingua russa, forma conjunctivo per voce </text:span><text:span text:style-name="Emphasis"><text:span text:style-name="T1">que</text:span></text:span><text:span text:style-name="T1"> ante indicativo. Francico ute in modo indicativo omne verbo de pro­positione subordinata, exprimente, indipendenti ab id que precede, un fac­to positivo aut presentato ut certo ; solum illo adopta conjuncti­vo si facto es dubioso, enunciato sine affirmatione, non presentato ut certo ; dum italiano ute conjunctivo in ambo casus. Deutsch, etiam, ute indicativo in multo casus in que italiano ute conjunctivo. F. et A. ute imperfecto in loco de conjunctivo in formas sicut : </text:span><text:span text:style-name="Emphasis"><text:span text:style-name="T1">si me poterè</text:span></text:span><text:span text:style-name="T1">, dum I. ute conjunctivo : I. dic </text:span><text:span text:style-name="Emphasis"><text:span text:style-name="T1">se potesse</text:span></text:span><text:span text:style-name="T1"> (si poterè) et F. dic </text:span><text:span text:style-name="Emphasis"><text:span text:style-name="T1">si pouvait</text:span></text:span><text:span text:style-name="T1"> (si poteba).</text:span></text:p>
      <text:p text:style-name="P7"><text:soft-page-break/>In Interlingua, sicut supra es dicto, modo conjunctivo es substitu­to per modo indicativo, et sequente exemplos demonstra que una for­ma speciale pro con­junctivo esserè toto superflua : —</text:p>
      <text:p text:style-name="P23">Factos certo :</text:p>
      <text:list xml:id="list2635745192" text:style-name="L3">
        <text:list-item>
          <text:p text:style-name="P33"><text:span text:style-name="Emphasis"><text:span text:style-name="T1">Me sci que illo vade ad Paris.</text:span></text:span></text:p>
        </text:list-item>
        <text:list-item>
          <text:p text:style-name="P33"><text:span text:style-name="Emphasis"><text:span text:style-name="T1">Te erra...</text:span></text:span></text:p>
        </text:list-item>
        <text:list-item>
          <text:p text:style-name="P33"><text:span text:style-name="Emphasis"><text:span text:style-name="T1">Te es auctore de illo facto...</text:span></text:span></text:p>
        </text:list-item>
        <text:list-item>
          <text:p text:style-name="P33"><text:span text:style-name="Emphasis"><text:span text:style-name="T1">Me sci, que illo non es auctore de...</text:span></text:span></text:p>
          <text:p text:style-name="P46">Factos non affirmato :</text:p>
        </text:list-item>
        <text:list-item>
          <text:p text:style-name="P33"><text:span text:style-name="Emphasis"><text:span text:style-name="T1">Me crede, me suppone que illo vade ad Paris. Forsan illo vade ad Paris. Me vole, me desidera que illo vade ad Paris.</text:span></text:span></text:p>
        </text:list-item>
        <text:list-item>
          <text:p text:style-name="P33"><text:span text:style-name="Emphasis"><text:span text:style-name="T1">Me crede, que te erra...</text:span></text:span></text:p>
        </text:list-item>
        <text:list-item>
          <text:p text:style-name="P33"><text:span text:style-name="Emphasis"><text:span text:style-name="T1">Me crede, me es convicto que te es auctore de illo facto. Uno habe dicto ad me que te es auctore de isto facto.</text:span></text:span></text:p>
        </text:list-item>
        <text:list-item>
          <text:p text:style-name="P33"><text:span text:style-name="Emphasis"><text:span text:style-name="T1">In quantum me sci, illo non es, non debe essere auctore de...</text:span></text:span></text:p>
        </text:list-item>
      </text:list>
      <text:h text:style-name="P21" text:outline-level="3"><text:bookmark text:name="user-content-futuro"/><text:bookmark-start text:name="__RefHeading___Toc5737_4049058819"/>FUTURO<text:bookmark-end text:name="__RefHeading___Toc5737_4049058819"/></text:h>
      <text:p text:style-name="Text_20_body"><text:span text:style-name="T1">Etiam un suffixo pro tempore futuro es toto superfluo. Lingua angla, que es (inter modernas) lingua plus philosophica de Europa, specialmodo in conjugatione de verbo, non habe un suffi­xo speciale pro tempo­re futuro. Isto tempore es formato per auxilia­rios </text:span><text:span text:style-name="Emphasis"><text:span text:style-name="T1">shall</text:span></text:span><text:span text:style-name="T1"> (debere) et </text:span><text:span text:style-name="Emphasis"><text:span text:style-name="T1">will</text:span></text:span><text:span text:style-name="T1"> (volere).</text:span></text:p>
      <text:p text:style-name="Text_20_body"><text:span text:style-name="T1">Futuro simplice es formato in deutsch cum presente (indicativo aut conjuncti­vo) de </text:span><text:span text:style-name="Emphasis"><text:span text:style-name="T1">werden</text:span></text:span><text:span text:style-name="T1"> + indefinito de verbo ad conjugare. Ex. : I. </text:span><text:span text:style-name="Emphasis"><text:span text:style-name="T1">io loderò</text:span></text:span><text:span text:style-name="T1"> = D. </text:span><text:span text:style-name="Emphasis"><text:span text:style-name="T1">ich werde loben</text:span></text:span><text:span text:style-name="T1">.</text:span></text:p>
      <text:p text:style-name="Text_20_body"><text:span text:style-name="T1">In russo, futuro simplice es obtento cum futuro de verbo </text:span><text:span text:style-name="Emphasis"><text:span text:style-name="T1">essere</text:span></text:span><text:span text:style-name="T1"> + infinito in­determinato (verbo russo habe 2 infinitos) de verbo ad conjugare, aut cum presente de infinito determinato, et, in isto casus, actione es determinata ab prefixos que modifica verbo et es, ergo, bene precisata et circonscripta.</text:span></text:p>
      <text:p text:style-name="Text_20_body"><text:span text:style-name="T1">In lingua romana (de Romania) futuro es formato cum auxiliario </text:span><text:span text:style-name="Emphasis"><text:span text:style-name="T1">volere</text:span></text:span><text:span text:style-name="T1">. Exem­plo :</text:span></text:p>
      <text:list xml:id="list3511800969" text:style-name="L4">
        <text:list-item>
          <text:p text:style-name="P34"><text:soft-page-break/><text:span text:style-name="Emphasis"><text:span text:style-name="T1">A tacea</text:span></text:span><text:span text:style-name="T1"> = </text:span><text:span text:style-name="Emphasis"><text:span text:style-name="T1">tacere</text:span></text:span></text:p>
        </text:list-item>
        <text:list-item>
          <text:p text:style-name="P34"><text:span text:style-name="Emphasis"><text:span text:style-name="T1">Voi tacere</text:span></text:span><text:span text:style-name="T1"> (litteralmodo : </text:span><text:span text:style-name="Emphasis"><text:span text:style-name="T1">vole tacere</text:span></text:span><text:span text:style-name="T1">) = </text:span><text:span text:style-name="Emphasis"><text:span text:style-name="T1">tacerà</text:span></text:span><text:span text:style-name="T1">.</text:span></text:p>
        </text:list-item>
      </text:list>
      <text:p text:style-name="Text_20_body"><text:span text:style-name="T1">In lingua dano-norvegiana futuro es formato cum auxiliarios </text:span><text:span text:style-name="Emphasis"><text:span text:style-name="T1">at ville</text:span></text:span><text:span text:style-name="T1"> et </text:span><text:span text:style-name="Emphasis"><text:span text:style-name="T1">at skul­le</text:span></text:span><text:span text:style-name="T1">. Primo, </text:span><text:span text:style-name="Emphasis"><text:span text:style-name="T1">at ville</text:span></text:span><text:span text:style-name="T1">, indica una voluntate, un desiderio de illo que loque, dum </text:span><text:span text:style-name="Emphasis"><text:span text:style-name="T1">al skulle</text:span></text:span><text:span text:style-name="T1"> implica un dèbito, aut indica que una re evenirà per lege de natura, per habitudine, non quia depende ab vo­luntate de subjecto. Exemplos :</text:span></text:p>
      <text:list xml:id="list587336147" text:style-name="L5">
        <text:list-item>
          <text:p text:style-name="P35"><text:span text:style-name="T1">Ieg </text:span><text:span text:style-name="Emphasis"><text:span text:style-name="T1">vil</text:span></text:span><text:span text:style-name="T1"> have Penge = me haberà (vole habere, quia me obligarà ad dare) pecunia.</text:span></text:p>
        </text:list-item>
        <text:list-item>
          <text:p text:style-name="P35"><text:span text:style-name="T1">Ieg </text:span><text:span text:style-name="Emphasis"><text:span text:style-name="T1">skal</text:span></text:span><text:span text:style-name="T1"> have Penge = me haberà (debe habere, quia esserà data) pecu­nia.</text:span></text:p>
        </text:list-item>
      </text:list>
      <text:p text:style-name="Text_20_body"><text:span text:style-name="T1">In lingua nederlandscha futuro es formato cum auxiliario </text:span><text:span text:style-name="Emphasis"><text:span text:style-name="T1">zullen</text:span></text:span><text:span text:style-name="T1">. In lingua svenska futuro es formato cum verbo </text:span><text:span text:style-name="Emphasis"><text:span text:style-name="T1">skola</text:span></text:span><text:span text:style-name="T1"> (debère) aut alio auxiliario.</text:span></text:p>
      <text:p text:style-name="Text_20_body"><text:span text:style-name="T1">Si futuro es proximo, substitutione de illo cum tempore presente eveni etiam in omne alia principale lingua de Europa. Exemplo : (I.) domani </text:span><text:span text:style-name="Emphasis"><text:span text:style-name="T1">vado</text:span></text:span><text:span text:style-name="T1"> a caccia — </text:span><text:span text:style-name="Emphasis"><text:span text:style-name="T1">sta</text:span></text:span><text:span text:style-name="T1"> per uscire di prigione — </text:span><text:span text:style-name="Emphasis"><text:span text:style-name="T1">è</text:span></text:span><text:span text:style-name="T1"> in procinto di intraprendere un gran viaggio — domani </text:span><text:span text:style-name="Emphasis"><text:span text:style-name="T1">è</text:span></text:span><text:span text:style-name="T1">festa — </text:span><text:span text:style-name="Emphasis"><text:span text:style-name="T1">andate</text:span></text:span><text:span text:style-name="T1"> al teatro stasera ? — </text:span><text:span text:style-name="Emphasis"><text:span text:style-name="T1">pranzate</text:span></text:span><text:span text:style-name="T1"> in città ? F. nous </text:span><text:span text:style-name="Emphasis"><text:span text:style-name="T1">al­lons</text:span></text:span><text:span text:style-name="T1"> voir — nous </text:span><text:span text:style-name="Emphasis"><text:span text:style-name="T1">allons</text:span></text:span><text:span text:style-name="T1"> com­mencer.</text:span></text:p>
      <text:p text:style-name="Text_20_body"><text:span text:style-name="T1">D. morgen </text:span><text:span text:style-name="Emphasis"><text:span text:style-name="T1">gehe</text:span></text:span><text:span text:style-name="T1"> ich auf die Jagd — kommt bald aus dem Ge­fängnis.</text:span></text:p>
      <text:p text:style-name="P7">Idem in H. et P.</text:p>
      <text:p text:style-name="Text_20_body"><text:span text:style-name="T1">Quando un verbo in futuro es precesso ab conjunctione </text:span><text:span text:style-name="Emphasis"><text:span text:style-name="T1">si</text:span></text:span><text:span text:style-name="T1"> aut ab vocabulos que indica tempore, sicut fi per vocabulos </text:span><text:span text:style-name="Emphasis"><text:span text:style-name="T1">quando, dum, cito post quam,</text:span></text:span><text:span text:style-name="T1"> etc. isto futuro pote semper es verso cum presente de indicativo. Ex. </text:span><text:span text:style-name="Emphasis"><text:span text:style-name="T1">si me vide illo, me da vestra litera</text:span></text:span><text:span text:style-name="T1">. Nulla errata in­terpretatione es possibile circa futuro de ista actione, quamquam in­dicata per tempore presente. Anglo verterè : </text:span><text:span text:style-name="Emphasis"><text:span text:style-name="T1">If I see him</text:span></text:span><text:span text:style-name="T1">, etc., et etiam Italo pote dicere : </text:span><text:span text:style-name="Emphasis"><text:span text:style-name="T1">Quando lo vedo gli dò la vostra lette­ra</text:span></text:span><text:span text:style-name="T1">.</text:span></text:p>
      <text:p text:style-name="Text_20_body"><text:span text:style-name="T1">Omne alia forma de futuro, in italiano, hispano et portugueso re­sulta semper ex infinito de verbo conjugando + voce de verbo auxi­liario, </text:span><text:span text:style-name="Emphasis"><text:span text:style-name="T1">conjuncto in un solo vocabulo</text:span></text:span><text:span text:style-name="T1">, cum aliqua alteratione in ulla personas. Sic ad ex. :</text:span></text:p>
      <text:list xml:id="list3330535489" text:style-name="L6">
        <text:list-item>
          <text:p text:style-name="P36"><text:span text:style-name="T1">in I. </text:span><text:span text:style-name="Emphasis"><text:span text:style-name="T1">avrai</text:span></text:span><text:span text:style-name="T1"> = </text:span><text:span text:style-name="Emphasis"><text:span text:style-name="T1">av(e)r</text:span></text:span><text:span text:style-name="T1"> + </text:span><text:span text:style-name="Emphasis"><text:span text:style-name="T1">(h)ai</text:span></text:span></text:p>
        </text:list-item>
        <text:list-item>
          <text:p text:style-name="P36"><text:span text:style-name="T1">in I. </text:span><text:span text:style-name="Emphasis"><text:span text:style-name="T1">avrò</text:span></text:span><text:span text:style-name="T1"> = </text:span><text:span text:style-name="Emphasis"><text:span text:style-name="T1">av(e)r</text:span></text:span><text:span text:style-name="T1"> + </text:span><text:span text:style-name="Emphasis"><text:span text:style-name="T1">(h)o</text:span></text:span></text:p>
        </text:list-item>
        <text:list-item>
          <text:p text:style-name="P36"><text:soft-page-break/><text:span text:style-name="T1">in H. </text:span><text:span text:style-name="Emphasis"><text:span text:style-name="T1">amarè</text:span></text:span><text:span text:style-name="T1"> = </text:span><text:span text:style-name="Emphasis"><text:span text:style-name="T1">amar</text:span></text:span><text:span text:style-name="T1"> + </text:span><text:span text:style-name="Emphasis"><text:span text:style-name="T1">(h)e</text:span></text:span></text:p>
        </text:list-item>
        <text:list-item>
          <text:p text:style-name="P36"><text:span text:style-name="T1">in H. </text:span><text:span text:style-name="Emphasis"><text:span text:style-name="T1">amaras</text:span></text:span><text:span text:style-name="T1"> = </text:span><text:span text:style-name="Emphasis"><text:span text:style-name="T1">amar</text:span></text:span><text:span text:style-name="T1"> + </text:span><text:span text:style-name="Emphasis"><text:span text:style-name="T1">(h)as</text:span></text:span><text:span text:style-name="T1"> etc.</text:span></text:p>
        </text:list-item>
      </text:list>
      <text:p text:style-name="Text_20_body"><text:span text:style-name="T1">Interlingua adopta forma analytica et fac futuro per auxiliarios </text:span><text:span text:style-name="Emphasis"><text:span text:style-name="T1">essere, habere, fiere, vàdere, debère</text:span></text:span><text:span text:style-name="T1">, que es systemate magis facile et expressivo quam syste­mate desinentiale, et obtine futuro per infi­nito + auxiliario </text:span><text:span text:style-name="Emphasis"><text:span text:style-name="T1">habere</text:span></text:span><text:span text:style-name="T1"> in modo ut supra, adjungendo ad themate de verbo suffixo </text:span><text:span text:style-name="Emphasis"><text:span text:style-name="T1">-rà</text:span></text:span><text:span text:style-name="T1">, id es</text:span></text:p>
      <text:list xml:id="list2888477316" text:style-name="L7">
        <text:list-item>
          <text:p text:style-name="P37"><text:span text:style-name="Emphasis"><text:span text:style-name="T1">me amarà</text:span></text:span><text:span text:style-name="T1"> = </text:span><text:span text:style-name="Emphasis"><text:span text:style-name="T1">amar</text:span></text:span><text:span text:style-name="T1"> + </text:span><text:span text:style-name="Emphasis"><text:span text:style-name="T1">(h)a(be)</text:span></text:span></text:p>
        </text:list-item>
        <text:list-item>
          <text:p text:style-name="P37"><text:span text:style-name="Emphasis"><text:span text:style-name="T1">me legerà</text:span></text:span><text:span text:style-name="T1"> = </text:span><text:span text:style-name="Emphasis"><text:span text:style-name="T1">leger</text:span></text:span><text:span text:style-name="T1"> + </text:span><text:span text:style-name="Emphasis"><text:span text:style-name="T1">(h)a(be)</text:span></text:span></text:p>
        </text:list-item>
      </text:list>
      <text:p text:style-name="P7">Ambo systemates es internationale ; extra ista duo formas uno pote habere so­lum solutiones artificiale, conventionale.</text:p>
      <text:h text:style-name="P21" text:outline-level="3"><text:bookmark text:name="user-content-conditionale"/><text:bookmark-start text:name="__RefHeading___Toc5739_4049058819"/>CONDITIONALE<text:bookmark-end text:name="__RefHeading___Toc5739_4049058819"/></text:h>
      <text:p text:style-name="Text_20_body"><text:span text:style-name="T1">Etiam tempore conditionale pote essere obtento per duo formas. In A. conditionale es formato per tempore preterito de auxiliarios </text:span><text:span text:style-name="Emphasis"><text:span text:style-name="T1">shall</text:span></text:span><text:span text:style-name="T1"> aut </text:span><text:span text:style-name="Emphasis"><text:span text:style-name="T1">will</text:span></text:span><text:span text:style-name="T1"> + infinito de verbo conjugando (ex. </text:span><text:span text:style-name="Emphasis"><text:span text:style-name="T1">I should write</text:span></text:span><text:span text:style-name="T1"> a let­ter to my friend [</text:span><text:span text:style-name="Emphasis"><text:span text:style-name="T1">scriverei</text:span></text:span><text:span text:style-name="T1"> una lettera al mio amico] = me </text:span><text:span text:style-name="Emphasis"><text:span text:style-name="T1">debeba scribere</text:span></text:span><text:span text:style-name="T1"> una littera ad meo amico = me </text:span><text:span text:style-name="Emphasis"><text:span text:style-name="T1">deberè seribere</text:span></text:span><text:span text:style-name="T1">, etc.).</text:span></text:p>
      <text:p text:style-name="Text_20_body"><text:span text:style-name="T1">In D. conditionale es formato per imperfecto de subjunctivo de </text:span><text:span text:style-name="Emphasis"><text:span text:style-name="T1">werden</text:span></text:span><text:span text:style-name="T1"> + inde­finito de verbo conjugando.</text:span></text:p>
      <text:p text:style-name="Text_20_body"><text:span text:style-name="T1">In R. conditionale non existe, sicut non existe subjunctivo : illos es substituto per preterito de indicativo cum sua 2 formas et 2 significa­tus [Verbo russo habe solum un preterito, un presente et un futuro, sed quia pote formare ex 2 differente infinitos, reali illo habe 2 spe­cie de preterito, 2 de futuro et uno pre­sente. Desinentias de 2 prete­ritos es identica, et de 2 futuros, uno habe forma et desinentia de presente, alio es obtento per futuro de verbo </text:span><text:span text:style-name="Emphasis"><text:span text:style-name="T1">essere</text:span></text:span><text:span text:style-name="T1"> et infinito de verbo conjugando, et sic uno habe una sola forma pro preterito et una pro presente (cum significatu de futuro pro verbos perfecto) sine vera et propria forma pro futuro.].</text:span></text:p>
      <text:p text:style-name="Text_20_body"><text:span text:style-name="T1">In lingua dano-norvegiana ; conditionale es formato per preterito de verbos au­xiliarios </text:span><text:span text:style-name="Emphasis"><text:span text:style-name="T1">vilde</text:span></text:span><text:span text:style-name="T1"> et </text:span><text:span text:style-name="Emphasis"><text:span text:style-name="T1">skulde</text:span></text:span><text:span text:style-name="T1">. In lingua svenska es formato per infinito presente de verbo et imperfecto indicativo de auxiliario </text:span><text:span text:style-name="Emphasis"><text:span text:style-name="T1">skola</text:span></text:span><text:span text:style-name="T1">.</text:span></text:p>
      <text:p text:style-name="Text_20_body"><text:span text:style-name="T1">In lingua nederlanska, conditionale es formato per infinito de verbo + auxilia­rio </text:span><text:span text:style-name="Emphasis"><text:span text:style-name="T1">zullen</text:span></text:span><text:span text:style-name="T1">.</text:span></text:p>
      <text:p text:style-name="P7"><text:soft-page-break/>Etiam in I. conditionale es formato per infinito de verbo conju­gando + auxilia­rio, sed conjuncto in un solo vocabulo, sicut nos habe jam viso pro futuro.</text:p>
      <text:list xml:id="list983270947" text:style-name="L8">
        <text:list-item>
          <text:p text:style-name="P38"><text:span text:style-name="Emphasis"><text:span text:style-name="T1">avrei</text:span></text:span><text:span text:style-name="T1"> = </text:span><text:span text:style-name="Emphasis"><text:span text:style-name="T1">av(e)r</text:span></text:span><text:span text:style-name="T1"> + </text:span><text:span text:style-name="Emphasis"><text:span text:style-name="T1">(av)ei</text:span></text:span></text:p>
        </text:list-item>
        <text:list-item>
          <text:p text:style-name="P38"><text:span text:style-name="Emphasis"><text:span text:style-name="T1">avesti</text:span></text:span><text:span text:style-name="T1"> = </text:span><text:span text:style-name="Emphasis"><text:span text:style-name="T1">av(e)r</text:span></text:span><text:span text:style-name="T1"> + </text:span><text:span text:style-name="Emphasis"><text:span text:style-name="T1">(av)esti</text:span></text:span></text:p>
        </text:list-item>
        <text:list-item>
          <text:p text:style-name="P38"><text:span text:style-name="Emphasis"><text:span text:style-name="T1">avrebbe</text:span></text:span><text:span text:style-name="T1"> = </text:span><text:span text:style-name="Emphasis"><text:span text:style-name="T1">av(e)r</text:span></text:span><text:span text:style-name="T1"> + </text:span><text:span text:style-name="Emphasis"><text:span text:style-name="T1">ebbe</text:span></text:span></text:p>
        </text:list-item>
      </text:list>
      <text:p text:style-name="Text_20_body"><text:span text:style-name="T1">In francico, hispano et portugueso es sicut in italiano. Sicut pro futuro Interlingua admitte sive forma analytica (imper­fecto de auxi­liario + infinito de verbo conjugando, ex : </text:span><text:span text:style-name="Emphasis"><text:span text:style-name="T1">me debeba scribere</text:span></text:span><text:span text:style-name="T1"> — I. </text:span><text:span text:style-name="Emphasis"><text:span text:style-name="T1">io scri</text:span></text:span><text:span text:style-name="Emphasis"><text:span text:style-name="T5">­</text:span></text:span><text:span text:style-name="Emphasis"><text:span text:style-name="T1">verei</text:span></text:span><text:span text:style-name="T1"> — A. </text:span><text:span text:style-name="Emphasis"><text:span text:style-name="T1">I should write</text:span></text:span><text:span text:style-name="T1"> — F. </text:span><text:span text:style-name="Emphasis"><text:span text:style-name="T1">j'ècrirais</text:span></text:span><text:span text:style-name="T1">, etc.) ; sive forma desinentiale per suffxo </text:span><text:span text:style-name="Emphasis"><text:span text:style-name="T1">-rè</text:span></text:span><text:span text:style-name="T1"> adjuncto ad themate de verbo con­jugando (ex : </text:span><text:span text:style-name="Emphasis"><text:span text:style-name="T1">me scriberè</text:span></text:span><text:span text:style-name="T1"> = </text:span><text:span text:style-name="Emphasis"><text:span text:style-name="T1">me debeba scri­bere</text:span></text:span><text:span text:style-name="T1"> etc. sicut es in exem­plo supra).</text:span></text:p>
      <text:p text:style-name="Text_20_body"><text:span text:style-name="T1">In propositione subordinata exprimente conditione, es melio ute­re semper in­dicativo, nam usu de conditionale es vero pleonasmo. Ex. </text:span><text:span text:style-name="Emphasis"><text:span text:style-name="T1">si non plue me vade ad theatro</text:span></text:span><text:span text:style-name="T1">. Sensu de ista propositione es perfectomodo equale expresso cum indicativo, ut in nostro exemplo, quam si expresso per conditionale : </text:span><text:span text:style-name="Emphasis"><text:span text:style-name="T1">si non pluerè me vaderè ad thea­tro</text:span></text:span><text:span text:style-name="T1">. Prima forma es meliore nam illa elimina un suffi­xo inutile.</text:span></text:p>
      <text:h text:style-name="P21" text:outline-level="3"><text:bookmark text:name="user-content-imperativo"/><text:bookmark-start text:name="__RefHeading___Toc5741_4049058819"/>IMPERATIVO<text:bookmark-end text:name="__RefHeading___Toc5741_4049058819"/></text:h>
      <text:p text:style-name="Text_20_body"><text:span text:style-name="T1">Modo imperativo es obtento sine suffxo speciale. Pro forma nega­tiva es multo commodo usu de infinitivo in sensu imperativo : </text:span><text:span text:style-name="Emphasis"><text:span text:style-name="T1">Non de­sperare !</text:span></text:span><text:span text:style-name="T1"> Usu de infiniti­vo in isto casus vige in plure linguas.</text:span></text:p>
      <text:p text:style-name="Text_20_body"><text:span text:style-name="T6">In alio casus Interlingua ute presente indicativo pro imperativo : absentia de subjecto distingue forma imperativa. Ex. </text:span><text:span text:style-name="Emphasis"><text:span text:style-name="T6">scribe</text:span></text:span><text:span text:style-name="T6"> — </text:span><text:span text:style-name="Emphasis"><text:span text:style-name="T6">excu­sa</text:span></text:span><text:span text:style-name="T6">.</text:span></text:p>
      <text:p text:style-name="Text_20_body"><text:span text:style-name="T1">Forma imperativa pote saepe essere indicata et per puncto excla­mativo : </text:span><text:span text:style-name="Emphasis"><text:span text:style-name="T1">labo­ra !</text:span></text:span></text:p>
      <text:p text:style-name="Text_20_body"><text:span text:style-name="T1">In alio casus imperativo (un imperativo attenuato) pote essere formato per an­tepositione </text:span><text:span text:style-name="Emphasis"><text:span text:style-name="T1">de</text:span></text:span><text:span text:style-name="T1"> aut </text:span><text:span text:style-name="Emphasis"><text:span text:style-name="T1">que</text:span></text:span><text:span text:style-name="T1">.</text:span></text:p>
      <text:p text:style-name="P7">Un suffixo speciale pro imperativo es, ergo, toto superfluo.</text:p>
      <text:h text:style-name="P21" text:outline-level="3"><text:bookmark text:name="user-content-infinitivo"/><text:bookmark-start text:name="__RefHeading___Toc5743_4049058819"/>INFINITIVO<text:bookmark-end text:name="__RefHeading___Toc5743_4049058819"/></text:h>
      <text:p text:style-name="Text_20_body"><text:span text:style-name="T1">Infinitivo es formato, in Interlingua, per adjunctione de suffixo </text:span><text:span text:style-name="Emphasis"><text:span text:style-name="T1">-re</text:span></text:span><text:span text:style-name="T1"> ad themate de verbo.</text:span></text:p>
      <text:p text:style-name="Text_20_body"><text:soft-page-break/><text:span text:style-name="T1">Es opinione generale de interlinguistas que, si infinitivo debe es­sere indicato per suffixo, isto suffixo es latino </text:span><text:span text:style-name="Emphasis"><text:span text:style-name="T1">-re</text:span></text:span><text:span text:style-name="T1">, vivente integro aut reducto ad </text:span><text:span text:style-name="Emphasis"><text:span text:style-name="T1">-r</text:span></text:span><text:span text:style-name="T1"> in lin­guas neo latina. Exemplo :</text:span></text:p>
      <text:list xml:id="list3838752020" text:style-name="L9">
        <text:list-item>
          <text:p text:style-name="P39"><text:span text:style-name="T1">I. : </text:span><text:span text:style-name="Emphasis"><text:span text:style-name="T1">amare</text:span></text:span><text:span text:style-name="T1">, </text:span><text:span text:style-name="Emphasis"><text:span text:style-name="T1">vedere</text:span></text:span><text:span text:style-name="T1">, </text:span><text:span text:style-name="Emphasis"><text:span text:style-name="T1">sentire</text:span></text:span><text:span text:style-name="T1">, </text:span><text:span text:style-name="Emphasis"><text:span text:style-name="T1">lodare</text:span></text:span><text:span text:style-name="T1">.</text:span></text:p>
        </text:list-item>
        <text:list-item>
          <text:p text:style-name="P39"><text:span text:style-name="T1">F. : </text:span><text:span text:style-name="Emphasis"><text:span text:style-name="T1">aimer</text:span></text:span><text:span text:style-name="T1">, </text:span><text:span text:style-name="Emphasis"><text:span text:style-name="T1">finir</text:span></text:span><text:span text:style-name="T1">, </text:span><text:span text:style-name="Emphasis"><text:span text:style-name="T1">rendre</text:span></text:span><text:span text:style-name="T1">, </text:span><text:span text:style-name="Emphasis"><text:span text:style-name="T1">recevoir</text:span></text:span><text:span text:style-name="T1">.</text:span></text:p>
        </text:list-item>
        <text:list-item>
          <text:p text:style-name="P39"><text:span text:style-name="T1">H. : </text:span><text:span text:style-name="Emphasis"><text:span text:style-name="T1">hablar</text:span></text:span><text:span text:style-name="T1">, </text:span><text:span text:style-name="Emphasis"><text:span text:style-name="T1">temer</text:span></text:span><text:span text:style-name="T1">, </text:span><text:span text:style-name="Emphasis"><text:span text:style-name="T1">subir</text:span></text:span><text:span text:style-name="T1">, </text:span><text:span text:style-name="Emphasis"><text:span text:style-name="T1">querer</text:span></text:span><text:span text:style-name="T1">.</text:span></text:p>
        </text:list-item>
        <text:list-item>
          <text:p text:style-name="P39"><text:span text:style-name="T1">P. : </text:span><text:span text:style-name="Emphasis"><text:span text:style-name="T1">ser</text:span></text:span><text:span text:style-name="T1">, </text:span><text:span text:style-name="Emphasis"><text:span text:style-name="T1">estar</text:span></text:span><text:span text:style-name="T1">, </text:span><text:span text:style-name="Emphasis"><text:span text:style-name="T1">ter</text:span></text:span><text:span text:style-name="T1">, </text:span><text:span text:style-name="Emphasis"><text:span text:style-name="T1">haver</text:span></text:span><text:span text:style-name="T1">.</text:span></text:p>
        </text:list-item>
        <text:list-item>
          <text:p text:style-name="P39"><text:span text:style-name="T1">Romano (forma longa) : </text:span><text:span text:style-name="Emphasis"><text:span text:style-name="T1">dare</text:span></text:span><text:span text:style-name="T1">, </text:span><text:span text:style-name="Emphasis"><text:span text:style-name="T1">avere</text:span></text:span><text:span text:style-name="T1">, </text:span><text:span text:style-name="Emphasis"><text:span text:style-name="T1">fire</text:span></text:span><text:span text:style-name="T1">, </text:span><text:span text:style-name="Emphasis"><text:span text:style-name="T1">cantare</text:span></text:span></text:p>
        </text:list-item>
      </text:list>
      <text:p text:style-name="Text_20_body"><text:span text:style-name="T1">Themate de verbo plus </text:span><text:span text:style-name="Emphasis"><text:span text:style-name="T1">-re</text:span></text:span><text:span text:style-name="T1"> es equale in generale ad infinitivo lati­no ; exceptio­nes es in numero ultra minimo et pote essere neglecto.</text:span></text:p>
      <text:h text:style-name="P21" text:outline-level="3"><text:bookmark text:name="user-content-presente"/><text:bookmark-start text:name="__RefHeading___Toc5745_4049058819"/>PRESENTE<text:bookmark-end text:name="__RefHeading___Toc5745_4049058819"/></text:h>
      <text:p text:style-name="Text_20_body"><text:span text:style-name="T1">Indicativo presente es formato per solo themate de verbo sine suffixo. Exem­plo : </text:span><text:span text:style-name="Emphasis"><text:span text:style-name="T1">ama</text:span></text:span><text:span text:style-name="T1">, </text:span><text:span text:style-name="Emphasis"><text:span text:style-name="T1">lege</text:span></text:span><text:span text:style-name="T1">, </text:span><text:span text:style-name="Emphasis"><text:span text:style-name="T1">time</text:span></text:span><text:span text:style-name="T1">, </text:span><text:span text:style-name="Emphasis"><text:span text:style-name="T1">audi</text:span></text:span><text:span text:style-name="T1">.</text:span></text:p>
      <text:h text:style-name="P21" text:outline-level="3"><text:bookmark text:name="user-content-preterito"/><text:bookmark-start text:name="__RefHeading___Toc5747_4049058819"/>PRETERITO<text:bookmark-end text:name="__RefHeading___Toc5747_4049058819"/></text:h>
      <text:p text:style-name="Text_20_body"><text:span text:style-name="T1">Preterito es formato aut in modo analitico per auxiliario </text:span><text:span text:style-name="Emphasis"><text:span text:style-name="T1">habere </text:span></text:span><text:span text:style-name="T1">+ participio passivo (ex. </text:span><text:span text:style-name="Emphasis"><text:span text:style-name="T1">me habe facto</text:span></text:span><text:span text:style-name="T1">) aut per adjunctione de suff</text:span><text:span text:style-name="T5">i</text:span><text:span text:style-name="T1">­xo </text:span><text:span text:style-name="Emphasis"><text:span text:style-name="T1">-ba</text:span></text:span><text:span text:style-name="T1"> ad thema (ex. </text:span><text:span text:style-name="Emphasis"><text:span text:style-name="T1">me legeba</text:span></text:span><text:span text:style-name="T1">). Per suffixo </text:span><text:span text:style-name="Emphasis"><text:span text:style-name="T1">-ba</text:span></text:span><text:span text:style-name="T1"> nos habe tempore imperfecto (passato indefinito) [Aliquo interlinguista sectatore de una majore puritate latina, in verbos que habe thema terminante in ‑</text:span><text:span text:style-name="Emphasis"><text:span text:style-name="T1">a</text:span></text:span><text:span text:style-name="T1"> pre</text:span><text:span text:style-name="T5">­</text:span><text:span text:style-name="T1">fer preterito facto non per suffixo </text:span><text:span text:style-name="Emphasis"><text:span text:style-name="T1">-ba</text:span></text:span><text:span text:style-name="T1">, sed per suffixo </text:span><text:span text:style-name="Emphasis"><text:span text:style-name="T1">-vi</text:span></text:span><text:span text:style-name="T1">.].</text:span></text:p>
      <text:p text:style-name="Text_20_body"><text:span text:style-name="T1">Pro indicare actione que perdura lice utero auxiliario </text:span><text:span text:style-name="Emphasis"><text:span text:style-name="T1">essere</text:span></text:span><text:span text:style-name="T1">, in differente for­mas de sua conjugatione, cum participio presente de omne verbo. Ex. </text:span><text:span text:style-name="Emphasis"><text:span text:style-name="T1">me es scribente</text:span></text:span><text:span text:style-name="T1"> (A. </text:span><text:span text:style-name="Emphasis"><text:span text:style-name="T1">I am writing</text:span></text:span><text:span text:style-name="T1">), </text:span><text:span text:style-name="Emphasis"><text:span text:style-name="T1">me esseba scri­bente</text:span></text:span><text:span text:style-name="T1"> (A. </text:span><text:span text:style-name="Emphasis"><text:span text:style-name="T1">I was writing</text:span></text:span><text:span text:style-name="T1">). Jam in lati­no nos inveni exemplos de usu ana</text:span><text:span text:style-name="T5">­</text:span><text:span text:style-name="T1">logo ; ex : </text:span><text:span text:style-name="Emphasis"><text:span text:style-name="T1">erat cernens magnalia Dei — sum dicens</text:span></text:span><text:span text:style-name="T1">.</text:span></text:p>
      <text:h text:style-name="P21" text:outline-level="3"><text:bookmark text:name="user-content-participo-presente"/><text:bookmark-start text:name="__RefHeading___Toc5749_4049058819"/>PARTICIPO PRESENTE<text:bookmark-end text:name="__RefHeading___Toc5749_4049058819"/></text:h>
      <text:p text:style-name="Text_20_body"><text:span text:style-name="T1">Participio presente pote essere expresso, in omne lingua de Eu­ropa, aut per synthesi cum suffixo </text:span><text:span text:style-name="Emphasis"><text:span text:style-name="T1">-ente</text:span></text:span><text:span text:style-name="T1"> aut per analysi, cum prono­mine relativo </text:span><text:span text:style-name="Emphasis"><text:span text:style-name="T1">que</text:span></text:span><text:span text:style-name="T1">. Ambo modo es internationale.</text:span></text:p>
      <text:p text:style-name="Text_20_body"><text:span text:style-name="Emphasis"><text:span text:style-name="T1">Que</text:span></text:span><text:span text:style-name="T1"> es thema de accusativo latino </text:span><text:span text:style-name="Emphasis"><text:span text:style-name="T1">quem</text:span></text:span><text:span text:style-name="T1"> (nom. masc. </text:span><text:span text:style-name="Emphasis"><text:span text:style-name="T1">qui</text:span></text:span><text:span text:style-name="T1"> et </text:span><text:span text:style-name="Emphasis"><text:span text:style-name="T1">quis</text:span></text:span><text:span text:style-name="T1">, fem. </text:span><text:span text:style-name="Emphasis"><text:span text:style-name="T1">quae</text:span></text:span><text:span text:style-name="T1">, neutro </text:span><text:span text:style-name="Emphasis"><text:span text:style-name="T1">quod</text:span></text:span><text:span text:style-name="T1"> et </text:span><text:span text:style-name="Emphasis"><text:span text:style-name="T1">quid</text:span></text:span><text:span text:style-name="T1">, ablativo </text:span><text:span text:style-name="Emphasis"><text:span text:style-name="T1">quo</text:span></text:span><text:span text:style-name="T1">). Vive in linguas neolati­</text:span><text:soft-page-break/><text:span text:style-name="T1">na : F. </text:span><text:span text:style-name="Emphasis"><text:span text:style-name="T1">qui, que.</text:span></text:span><text:span text:style-name="T1"> — H. </text:span><text:span text:style-name="Emphasis"><text:span text:style-name="T1">que, quien.</text:span></text:span><text:span text:style-name="T1"> — I. </text:span><text:span text:style-name="Emphasis"><text:span text:style-name="T1">chi, che.</text:span></text:span><text:span text:style-name="T1"> — P. </text:span><text:span text:style-name="Emphasis"><text:span text:style-name="T1">que, quem.</text:span></text:span><text:span text:style-name="T1"> — Ro­ma</text:span><text:span text:style-name="T5">­</text:span><text:span text:style-name="T1">no </text:span><text:span text:style-name="Emphasis"><text:span text:style-name="T1">ce.</text:span></text:span><text:span text:style-name="T1"> Latino </text:span><text:span text:style-name="Emphasis"><text:span text:style-name="T1">que</text:span></text:span><text:span text:style-name="T1"> existe etiam in greco, germanico, slavo ; ergo ha</text:span><text:span text:style-name="T5">­</text:span><text:span text:style-name="T1">be plena internationalitate.</text:span></text:p>
      <text:p text:style-name="Text_20_body"><text:span text:style-name="Emphasis"><text:span text:style-name="T1">-ente</text:span></text:span><text:span text:style-name="T1">, quale suffixo de participio presente (cum forma </text:span><text:span text:style-name="Emphasis"><text:span text:style-name="T1">-nte</text:span></text:span><text:span text:style-name="T1"> post the</text:span><text:span text:style-name="T5">­</text:span><text:span text:style-name="T1">mas in </text:span><text:span text:style-name="Emphasis"><text:span text:style-name="T1">a</text:span></text:span><text:span text:style-name="T1"> et </text:span><text:span text:style-name="Emphasis"><text:span text:style-name="T1">e</text:span></text:span><text:span text:style-name="T1"> et forma </text:span><text:span text:style-name="Emphasis"><text:span text:style-name="T1">-ente</text:span></text:span><text:span text:style-name="T1"> post themas in </text:span><text:span text:style-name="Emphasis"><text:span text:style-name="T1">-i</text:span></text:span><text:span text:style-name="T1"> aut consonante), exi­ste in vocabulos commu­ne ad linguas A, D, F, H, I, P, R. Ex. : </text:span><text:span text:style-name="Emphasis"><text:span text:style-name="T1">adjalan­le</text:span></text:span><text:span text:style-name="T1">, </text:span><text:span text:style-name="Emphasis"><text:span text:style-name="T1">agente</text:span></text:span><text:span text:style-name="T1">, </text:span><text:span text:style-name="Emphasis"><text:span text:style-name="T1">assistente</text:span></text:span><text:span text:style-name="T1">, </text:span><text:span text:style-name="Emphasis"><text:span text:style-name="T1">coefficiente</text:span></text:span><text:span text:style-name="T1">, </text:span><text:span text:style-name="Emphasis"><text:span text:style-name="T1">concurrente</text:span></text:span><text:span text:style-name="T1">, </text:span><text:span text:style-name="Emphasis"><text:span text:style-name="T1">continente</text:span></text:span><text:span text:style-name="T1">, </text:span><text:span text:style-name="Emphasis"><text:span text:style-name="T1">corre­spon</text:span></text:span><text:span text:style-name="Emphasis"><text:span text:style-name="T5">­</text:span></text:span><text:span text:style-name="Emphasis"><text:span text:style-name="T1">dente</text:span></text:span><text:span text:style-name="T1">, </text:span><text:span text:style-name="Emphasis"><text:span text:style-name="T1">dissidente</text:span></text:span><text:span text:style-name="T1">, </text:span><text:span text:style-name="Emphasis"><text:span text:style-name="T1">emigrante</text:span></text:span><text:span text:style-name="T1">, </text:span><text:span text:style-name="Emphasis"><text:span text:style-name="T1">exponente</text:span></text:span><text:span text:style-name="T1">, </text:span><text:span text:style-name="Emphasis"><text:span text:style-name="T1">patiente</text:span></text:span><text:span text:style-name="T1">, </text:span><text:span text:style-name="Emphasis"><text:span text:style-name="T1">presidente</text:span></text:span><text:span text:style-name="T1">, </text:span><text:span text:style-name="Emphasis"><text:span text:style-name="T1">pre</text:span></text:span><text:span text:style-name="Emphasis"><text:span text:style-name="T5">­</text:span></text:span><text:span text:style-name="Emphasis"><text:span text:style-name="T1">feudente</text:span></text:span><text:span text:style-name="T1">, </text:span><text:span text:style-name="Emphasis"><text:span text:style-name="T1">reagente</text:span></text:span><text:span text:style-name="T1">, </text:span><text:span text:style-name="Emphasis"><text:span text:style-name="T1">recipiente</text:span></text:span><text:span text:style-name="T1">, </text:span><text:span text:style-name="Emphasis"><text:span text:style-name="T1">regente</text:span></text:span><text:span text:style-name="T1">, </text:span><text:span text:style-name="Emphasis"><text:span text:style-name="T1">secante</text:span></text:span><text:span text:style-name="T1">, </text:span><text:span text:style-name="Emphasis"><text:span text:style-name="T1">stu­dente</text:span></text:span><text:span text:style-name="T1">, </text:span><text:span text:style-name="Emphasis"><text:span text:style-name="T1">tan­gen</text:span></text:span><text:span text:style-name="Emphasis"><text:span text:style-name="T5">­</text:span></text:span><text:span text:style-name="Emphasis"><text:span text:style-name="T1">te</text:span></text:span><text:span text:style-name="T1">, </text:span><text:span text:style-name="Emphasis"><text:span text:style-name="T1">trascendente</text:span></text:span><text:span text:style-name="T1">, </text:span><text:span text:style-name="Emphasis"><text:span text:style-name="T1">transparente</text:span></text:span><text:span text:style-name="T1">, </text:span><text:span text:style-name="Emphasis"><text:span text:style-name="T1">variane</text:span></text:span><text:span text:style-name="T1">, etc.</text:span></text:p>
      <text:p text:style-name="Text_20_body"><text:span text:style-name="T1">Participio presente pote, in loco de suffixo, essere expresso per uso de prono­mine </text:span><text:span text:style-name="Emphasis"><text:span text:style-name="T1">que</text:span></text:span><text:span text:style-name="T1">.</text:span></text:p>
      <text:list xml:id="list90122034" text:style-name="L10">
        <text:list-item>
          <text:p text:style-name="P40"><text:span text:style-name="Emphasis"><text:span text:style-name="T1">pretendente</text:span></text:span><text:span text:style-name="T1"> = </text:span><text:span text:style-name="Emphasis"><text:span text:style-name="T1">que pretende</text:span></text:span></text:p>
        </text:list-item>
        <text:list-item>
          <text:p text:style-name="P40"><text:span text:style-name="Emphasis"><text:span text:style-name="T1">correspondente</text:span></text:span><text:span text:style-name="T1"> = </text:span><text:span text:style-name="Emphasis"><text:span text:style-name="T1">que corresponde</text:span></text:span><text:span text:style-name="T1">, etc.</text:span></text:p>
        </text:list-item>
      </text:list>
      <text:h text:style-name="P21" text:outline-level="3"><text:bookmark text:name="user-content-participio-passivo"/><text:bookmark-start text:name="__RefHeading___Toc5751_4049058819"/>PARTICIPIO PASSIVO<text:bookmark-end text:name="__RefHeading___Toc5751_4049058819"/></text:h>
      <text:p text:style-name="Text_20_body"><text:span text:style-name="T1">Pro participio pass. existe suffixo </text:span><text:span text:style-name="Emphasis"><text:span text:style-name="T1">-to</text:span></text:span><text:span text:style-name="T1">, que es latino et internatio­nale, nam nos inveni illo in vocabulos que habe plena internationali­tate. Isto suffixo es de usu commune in F. H. I. P., Romano ; vive in greco internationale (</text:span><text:span text:style-name="Emphasis"><text:span text:style-name="T1">anecdoto</text:span></text:span><text:span text:style-name="T1">, </text:span><text:span text:style-name="Emphasis"><text:span text:style-name="T1">antidoto</text:span></text:span><text:span text:style-name="T1">, etc.), et in vocabulos com­mune ad A. D. F. H. I. P. R. Reducto ad </text:span><text:span text:style-name="Emphasis"><text:span text:style-name="T1">-t</text:span></text:span><text:span text:style-name="T1"> es uso, etiam, in alia lin­guas.</text:span></text:p>
      <text:p text:style-name="Text_20_body"><text:span text:style-name="T1">In Interlingua participio passivo es formato per additione de suf­fixo </text:span><text:span text:style-name="Emphasis"><text:span text:style-name="T1">-to</text:span></text:span><text:span text:style-name="T1"> ad the­mate, sed si forma sic obtenta differ ab participio passi­vo latino, lice adoptare participio latino, nam illo es quasi semper in­ternationale. Ex : </text:span><text:span text:style-name="Emphasis"><text:span text:style-name="T1">lecto</text:span></text:span><text:span text:style-name="T1">, </text:span><text:span text:style-name="Emphasis"><text:span text:style-name="T1">uso</text:span></text:span><text:span text:style-name="T1">, </text:span><text:span text:style-name="Emphasis"><text:span text:style-name="T1">scrip­to</text:span></text:span><text:span text:style-name="T1">. Linguas hispana et portuguesa habe etiam 2 formas de participio pass. : for­ma regulare (</text:span><text:span text:style-name="Emphasis"><text:span text:style-name="T1">corregido</text:span></text:span><text:span text:style-name="T1">, </text:span><text:span text:style-name="Emphasis"><text:span text:style-name="T1">contraido</text:span></text:span><text:span text:style-name="T1">, </text:span><text:span text:style-name="Emphasis"><text:span text:style-name="T1">erigido</text:span></text:span><text:span text:style-name="T1">, </text:span><text:span text:style-name="Emphasis"><text:span text:style-name="T1">dirigido</text:span></text:span><text:span text:style-name="T1">), et forma irregulare, equale ad forma la­tina : </text:span><text:span text:style-name="Emphasis"><text:span text:style-name="T1">correcto</text:span></text:span><text:span text:style-name="T1">, </text:span><text:span text:style-name="Emphasis"><text:span text:style-name="T1">contracto</text:span></text:span><text:span text:style-name="T1">, </text:span><text:span text:style-name="Emphasis"><text:span text:style-name="T1">erecto</text:span></text:span><text:span text:style-name="T1">, </text:span><text:span text:style-name="Emphasis"><text:span text:style-name="T1">electo</text:span></text:span><text:span text:style-name="T1">, </text:span><text:span text:style-name="Emphasis"><text:span text:style-name="T1">directo</text:span></text:span><text:span text:style-name="T1">. Participio es indica­to in </text:span><text:span text:style-name="Emphasis"><text:span text:style-name="T1">Vocabulario internalionale</text:span></text:span><text:span text:style-name="T1"> de Basso et in omne vocabulario lati­no.</text:span></text:p>
      <text:h text:style-name="P21" text:outline-level="3"><text:bookmark text:name="user-content-gerundio"/><text:bookmark-start text:name="__RefHeading___Toc5753_4049058819"/>GERUNDIO<text:bookmark-end text:name="__RefHeading___Toc5753_4049058819"/></text:h>
      <text:p text:style-name="Text_20_body"><text:span text:style-name="T1">Gerundio es formato per additione de suffixo </text:span><text:span text:style-name="Emphasis"><text:span text:style-name="T1">-ndo</text:span></text:span><text:span text:style-name="T1"> ad themate (</text:span><text:span text:style-name="Emphasis"><text:span text:style-name="T1">-endo</text:span></text:span><text:span text:style-name="T1"> post </text:span><text:span text:style-name="Emphasis"><text:span text:style-name="T1">-i</text:span></text:span><text:span text:style-name="T1">). Ex. : </text:span><text:span text:style-name="Emphasis"><text:span text:style-name="T1">amando</text:span></text:span><text:span text:style-name="T1">, </text:span><text:span text:style-name="Emphasis"><text:span text:style-name="T1">timendo</text:span></text:span><text:span text:style-name="T1">, </text:span><text:span text:style-name="Emphasis"><text:span text:style-name="T1">audiendo</text:span></text:span><text:span text:style-name="T1">. Isto suffixo es latino et vive in vocabulos commune ad A. D. F. H. I. P. R. et alias lingua de Europa.</text:span></text:p>
      <text:h text:style-name="P21" text:outline-level="3"><text:bookmark text:name="user-content-tempores-anteriore"/><text:bookmark-start text:name="__RefHeading___Toc5755_4049058819"/><text:soft-page-break/>TEMPORES ANTERIORE<text:bookmark-end text:name="__RefHeading___Toc5755_4049058819"/></text:h>
      <text:p text:style-name="Text_20_body"><text:span text:style-name="T1">Tempores anteriore es formato per auxiliare </text:span><text:span text:style-name="Emphasis"><text:span text:style-name="T1">habere</text:span></text:span><text:span text:style-name="T1"> (in diversa formas de sua conjugatione) cum participio passivo de verbo princi­pale. Ex. : </text:span><text:span text:style-name="Emphasis"><text:span text:style-name="T1">me habe amato</text:span></text:span><text:span text:style-name="T1">, </text:span><text:span text:style-name="Emphasis"><text:span text:style-name="T1">me habeba amato</text:span></text:span><text:span text:style-name="T1">, etc.</text:span></text:p>
      <text:h text:style-name="P21" text:outline-level="3"><text:bookmark text:name="user-content-passivo"/><text:bookmark-start text:name="__RefHeading___Toc5757_4049058819"/>PASSIVO<text:bookmark-end text:name="__RefHeading___Toc5757_4049058819"/></text:h>
      <text:p text:style-name="Text_20_body"><text:span text:style-name="T1">Conjugatione passiva es facta per tempores correspondente de auxiliario </text:span><text:span text:style-name="Emphasis"><text:span text:style-name="T1">esse­re</text:span></text:span><text:span text:style-name="T1"> cum participio pass. de verbo principale. Ex. : </text:span><text:span text:style-name="Emphasis"><text:span text:style-name="T1">me es amato</text:span></text:span><text:span text:style-name="T1">, etc.</text:span></text:p>
      <text:p text:style-name="Text_20_body"><text:span text:style-name="T1">Ad thema de verbos </text:span><text:span text:style-name="Emphasis"><text:span text:style-name="T1">dic</text:span></text:span><text:span text:style-name="T1">, </text:span><text:span text:style-name="Emphasis"><text:span text:style-name="T1">duc</text:span></text:span><text:span text:style-name="T1">, </text:span><text:span text:style-name="Emphasis"><text:span text:style-name="T1">fac</text:span></text:span><text:span text:style-name="T1">, </text:span><text:span text:style-name="Emphasis"><text:span text:style-name="T1">fer</text:span></text:span><text:span text:style-name="T1">, </text:span><text:span text:style-name="Emphasis"><text:span text:style-name="T1">fi</text:span></text:span><text:span text:style-name="T1">, </text:span><text:span text:style-name="Emphasis"><text:span text:style-name="T1">es</text:span></text:span><text:span text:style-name="T1"> lice adjungere desi­nentia </text:span><text:span text:style-name="Emphasis"><text:span text:style-name="T1">e</text:span></text:span><text:span text:style-name="T1"> pro fa­cilitare sua conjugatione : </text:span><text:span text:style-name="Emphasis"><text:span text:style-name="T1">es</text:span></text:span><text:span text:style-name="T1"> fi tunc </text:span><text:span text:style-name="Emphasis"><text:span text:style-name="T1">esse</text:span></text:span><text:span text:style-name="T1">.</text:span></text:p>
      <text:p text:style-name="Text_20_body"><text:span text:style-name="T1">Ex. : </text:span><text:span text:style-name="Emphasis"><text:span text:style-name="T1">es</text:span></text:span><text:span text:style-name="T1"> + </text:span><text:span text:style-name="Emphasis"><text:span text:style-name="T1">ente</text:span></text:span><text:span text:style-name="T1"> = </text:span><text:span text:style-name="Emphasis"><text:span text:style-name="T1">essente</text:span></text:span><text:span text:style-name="T1"> ; </text:span><text:span text:style-name="Emphasis"><text:span text:style-name="T1">dic</text:span></text:span><text:span text:style-name="T1"> + </text:span><text:span text:style-name="Emphasis"><text:span text:style-name="T1">ba</text:span></text:span><text:span text:style-name="T1"> = </text:span><text:span text:style-name="Emphasis"><text:span text:style-name="T1">diceba</text:span></text:span><text:span text:style-name="T1"> ; </text:span><text:span text:style-name="Emphasis"><text:span text:style-name="T1">fi</text:span></text:span><text:span text:style-name="T1"> + </text:span><text:span text:style-name="Emphasis"><text:span text:style-name="T1">re</text:span></text:span><text:span text:style-name="T1"> = </text:span><text:span text:style-name="Emphasis"><text:span text:style-name="T1">fiere</text:span></text:span><text:span text:style-name="T1"> ; </text:span><text:span text:style-name="Emphasis"><text:span text:style-name="T1">fer</text:span></text:span><text:span text:style-name="T1"> + </text:span><text:span text:style-name="Emphasis"><text:span text:style-name="T1">ndo</text:span></text:span><text:span text:style-name="T1"> = </text:span><text:span text:style-name="Emphasis"><text:span text:style-name="T1">feren­do</text:span></text:span><text:span text:style-name="T1">, sed </text:span><text:span text:style-name="Emphasis"><text:span text:style-name="T1">fer</text:span></text:span><text:span text:style-name="T1"> + </text:span><text:span text:style-name="Emphasis"><text:span text:style-name="T1">re</text:span></text:span><text:span text:style-name="T1"> = </text:span><text:span text:style-name="Emphasis"><text:span text:style-name="T1">ferre</text:span></text:span><text:span text:style-name="T1">.</text:span></text:p>
      <text:h text:style-name="P11" text:outline-level="2"/>
      <text:h text:style-name="P19" text:outline-level="2"><text:bookmark text:name="user-content-genere-et-numero"/><text:bookmark-start text:name="__RefHeading___Toc5759_4049058819"/>GENERE ET NUMERO<text:bookmark-end text:name="__RefHeading___Toc5759_4049058819"/></text:h>
      <text:p text:style-name="P7">Questione de « genere » es multum complexa. Genere grammati­cale es diffe­rente de una lingua ad alia et es derivato solum ex usu ; nulla regula interna­tionale existe. Creare un genere grammaticale es creare una difficultate per omne populo ; adoptare genere latino es adjungere una difficultate enorme pro illos que non sci latino aut habe oblito generes latino, nam distinctione inter 3 generes gramma­ticale latino es saepe difficile etiam pro illos que olim habe cognito latino. Genere grammaticale es, ceterum, non solum artificiale sed etiam toto superfluo, nam non es necessario tribuere un sexu ad vo­cabulos.</text:p>
      <text:p text:style-name="P7">Pro istos argumentos, pro desiderio de obtinere maxima simplici­tate pro om­nes, multos interlinguistas non fac distinctione de genere in substantivo et hoc duce ad invariabilitate de adjectivo (ut in anglo) et de pronomines.</text:p>
      <text:p text:style-name="Text_20_body"><text:span text:style-name="T1">Ista simplicitate non satisfac alios interlinguistas, que deplora dissonantias si­cut : me</text:span><text:span text:style-name="Emphasis"><text:span text:style-name="T1">o</text:span></text:span><text:span text:style-name="T1"> grammatica, tu</text:span><text:span text:style-name="Emphasis"><text:span text:style-name="T1">o</text:span></text:span><text:span text:style-name="T1"> natione, tu</text:span><text:span text:style-name="Emphasis"><text:span text:style-name="T1">o</text:span></text:span><text:span text:style-name="T1"> matre, un</text:span><text:span text:style-name="Emphasis"><text:span text:style-name="T1">o</text:span></text:span><text:span text:style-name="T1"> lin­gua, ist</text:span><text:span text:style-name="Emphasis"><text:span text:style-name="T1">e</text:span></text:span><text:span text:style-name="T1"> regula, etc.</text:span></text:p>
      <text:p text:style-name="Text_20_body"><text:span text:style-name="T1">In modo speciale latinistas es offenso in suo sentimento linguisti­co audiendo ista dissonantia. </text:span><text:span text:style-name="Emphasis"><text:span text:style-name="T1">Interlingua</text:span></text:span><text:span text:style-name="T1">, que habe base latina, debe evitare de displicere ad illos que debe constituere primo et optimo elemento de propaganda et de successu.</text:span></text:p>
      <text:p text:style-name="P7">Pro evitare ista dissonantia sine introductione regulas difficile, D.° Pinth, in­terlinguista emerito, habe proposito regula que nos et alios interlinguistas habe adoptato.</text:p>
      <text:list xml:id="list1156235462" text:style-name="L11">
        <text:list-item>
          <text:p text:style-name="P41"><text:span text:style-name="T1">Substantivo que indica ente de sexu femineo es feminino ; omne alio es masculino [Ergo </text:span><text:span text:style-name="Emphasis"><text:span text:style-name="T1">matre</text:span></text:span><text:span text:style-name="T1">, </text:span><text:span text:style-name="Emphasis"><text:span text:style-name="T1">filia</text:span></text:span><text:span text:style-name="T1">, </text:span><text:span text:style-name="Emphasis"><text:span text:style-name="T1">sorore</text:span></text:span><text:span text:style-name="T1"> etc. es feminino.].</text:span></text:p>
        </text:list-item>
        <text:list-item>
          <text:p text:style-name="P41"><text:span text:style-name="T1">Finale </text:span><text:span text:style-name="Emphasis"><text:span text:style-name="T1">o</text:span></text:span><text:span text:style-name="T1"> de adjectivo, participio, pronomine es mutato ad </text:span><text:span text:style-name="Emphasis"><text:span text:style-name="T1">a</text:span></text:span><text:span text:style-name="T1"> si illa es con­juncto cum substantivo, que indica ente de sexu femi­nino, aut sub­stantivo que habe un de finales : </text:span><text:span text:style-name="Emphasis"><text:span text:style-name="T1">-a</text:span></text:span><text:span text:style-name="T1">, </text:span><text:span text:style-name="Emphasis"><text:span text:style-name="T1">-i</text:span></text:span><text:span text:style-name="T1">, </text:span><text:span text:style-name="Emphasis"><text:span text:style-name="T1">-ione</text:span></text:span><text:span text:style-name="T1">, </text:span><text:span text:style-name="Emphasis"><text:span text:style-name="T1">-tate</text:span></text:span><text:span text:style-name="T1">, </text:span><text:span text:style-name="Emphasis"><text:span text:style-name="T1">-tute</text:span></text:span><text:span text:style-name="T1">, </text:span><text:span text:style-name="Emphasis"><text:span text:style-name="T1">-tudine</text:span></text:span><text:span text:style-name="T1"> et non exprime ente mascula.</text:span></text:p>
        </text:list-item>
      </text:list>
      <text:p text:style-name="Text_20_body"><text:span text:style-name="T1">In latino omne substantivo cum finale </text:span><text:span text:style-name="Emphasis"><text:span text:style-name="T1">-a</text:span></text:span><text:span text:style-name="T1">, excepto circa 7 de usu ultra raro, es feminino ; etiam illos cum finale </text:span><text:span text:style-name="Emphasis"><text:span text:style-name="T1">-ie</text:span></text:span><text:span text:style-name="T1">, excepto </text:span><text:span text:style-name="Emphasis"><text:span text:style-name="T1">meridie</text:span></text:span><text:span text:style-name="T1">, es feminino. Circa 960 substantivos cum finale </text:span><text:span text:style-name="Emphasis"><text:span text:style-name="T1">-ione</text:span></text:span><text:span text:style-name="T1"> es, in latino, de ge­nere feminino ; solum circa 15, de usu multo raro (excepto </text:span><text:span text:style-name="Emphasis"><text:span text:style-name="T1">septen­</text:span></text:span><text:soft-page-break/><text:span text:style-name="Emphasis"><text:span text:style-name="T1">trione</text:span></text:span><text:span text:style-name="T1"> et </text:span><text:span text:style-name="Emphasis"><text:span text:style-name="T1">papilione</text:span></text:span><text:span text:style-name="T1">), es masculino. Omnes cum finale </text:span><text:span text:style-name="Emphasis"><text:span text:style-name="T1">-tate</text:span></text:span><text:span text:style-name="T1">, </text:span><text:span text:style-name="Emphasis"><text:span text:style-name="T1">-tude</text:span></text:span><text:span text:style-name="T1">, </text:span><text:span text:style-name="Emphasis"><text:span text:style-name="T1">-tu­dine</text:span></text:span><text:span text:style-name="T1"> es feminino. In ista numeratione non es incluso substantivos que exprime ente masculo, (sicut </text:span><text:span text:style-name="Emphasis"><text:span text:style-name="T1">poeta</text:span></text:span><text:span text:style-name="T1">, </text:span><text:span text:style-name="Emphasis"><text:span text:style-name="T1">geometra</text:span></text:span><text:span text:style-name="T1"> etc.).</text:span></text:p>
      <text:p text:style-name="P7">Regula supradicta multum simplice servi ad non latinistas. Latini­stas pote semper reddere feminino adjectivo secundum regula de grammatica latina que, sicut nos habe viso, concorda — excepto ca­sus ultra raro — cum regula hic supra.</text:p>
      <text:p text:style-name="Text_20_body"><text:span text:style-name="T1">Plurale es facto per adjunctione de suffixo </text:span><text:span text:style-name="Emphasis"><text:span text:style-name="T1">-s</text:span></text:span><text:span text:style-name="T1"> ad forma non muta­ta de singula­re.</text:span></text:p>
      <text:p text:style-name="Text_20_body"><text:span text:style-name="Emphasis"><text:span text:style-name="T1">-S</text:span></text:span><text:span text:style-name="T1"> es signo characteristico de plurale in indo-europeo primitivo et in sanscrito. Greco et latino habe isto signo in omne declinatione.</text:span></text:p>
      <text:p text:style-name="Text_20_body"><text:span text:style-name="Emphasis"><text:span text:style-name="T1">-S</text:span></text:span><text:span text:style-name="T1"> es signo de plurale in anglo, in franco, hispano et portugueso, id es in 4 su­per 7 principale linguas de Europa, et ista 4 linguas es locuta in 28 aut 29 na­tiones, que forma un totale de 350 millione de homines.</text:span></text:p>
      <text:p text:style-name="Text_20_body"><text:span text:style-name="T1">Signo de plurale </text:span><text:span text:style-name="Emphasis"><text:span text:style-name="T1">pote</text:span></text:span><text:span text:style-name="T1"> essere omisso quando ambiguitate non po</text:span><text:span text:style-name="T7">­</text:span><text:span text:style-name="T1">te nascere. Ex. : in propositiones, </text:span><text:span text:style-name="Emphasis"><text:span text:style-name="T1">duo oculo</text:span></text:span><text:span text:style-name="T1">, </text:span><text:span text:style-name="Emphasis"><text:span text:style-name="T1">tres die</text:span></text:span><text:span text:style-name="T1">, etc. plurale es ja</text:span><text:span text:style-name="T7">m</text:span><text:span text:style-name="T1"> implicito in nu­mero, et repetitione es superflua. Illa pote es­sere facta aut non, secundum gu­stu de scriptore. Ipsa repetitione es inutile — sed licita — quando plurale es jam indicato in substantivo ; ex. : </text:span><text:span text:style-name="Emphasis"><text:span text:style-name="T1">divite familias</text:span></text:span><text:span text:style-name="T1">, </text:span><text:span text:style-name="Emphasis"><text:span text:style-name="T1">isto agros</text:span></text:span><text:span text:style-name="T1">, etc.</text:span></text:p>
      <text:p text:style-name="Text_20_body"><text:span text:style-name="T1">Aliquo interlinguista, sectatore de una majore puritate latina, for­ma plurale mutando finale </text:span><text:span text:style-name="Emphasis"><text:span text:style-name="T1">-a</text:span></text:span><text:span text:style-name="T1"> ad </text:span><text:span text:style-name="Emphasis"><text:span text:style-name="T1">-ae</text:span></text:span><text:span text:style-name="T1">, </text:span><text:span text:style-name="Emphasis"><text:span text:style-name="T1">-o</text:span></text:span><text:span text:style-name="T1"> ad </text:span><text:span text:style-name="Emphasis"><text:span text:style-name="T1">-i</text:span></text:span><text:span text:style-name="T1">, adjungendo </text:span><text:span text:style-name="Emphasis"><text:span text:style-name="T1">-s</text:span></text:span><text:span text:style-name="T1">solum ad finales </text:span><text:span text:style-name="Emphasis"><text:span text:style-name="T1">-e</text:span></text:span><text:span text:style-name="T1"> et </text:span><text:span text:style-name="Emphasis"><text:span text:style-name="T1">-u</text:span></text:span><text:span text:style-name="T1">. In isto modo forma plurale in Interlingua corresponde ad forma latina, excepto pro pauco vocabulos neutro, sed quasi tota­li</text:span><text:span text:style-name="T7">­</text:span><text:span text:style-name="T1">tate de interlinguistas prefer plurale semper equale in </text:span><text:span text:style-name="Emphasis"><text:span text:style-name="T1">-s</text:span></text:span><text:span text:style-name="T1">.</text:span></text:p>
      <text:h text:style-name="P11" text:outline-level="2"/>
      <text:h text:style-name="P19" text:outline-level="2"><text:bookmark text:name="user-content-comparatione"/><text:bookmark-start text:name="__RefHeading___Toc5761_4049058819"/>COMPARATIONE<text:bookmark-end text:name="__RefHeading___Toc5761_4049058819"/></text:h>
      <text:p text:style-name="Text_20_body"><text:span text:style-name="T1">Comparatione es facta in primo gradu per : </text:span><text:span text:style-name="Emphasis"><text:span text:style-name="T1">tam... quam</text:span></text:span><text:span text:style-name="T1"> (</text:span><text:span text:style-name="Emphasis"><text:span text:style-name="T1">illo es tam habile quam te</text:span></text:span><text:span text:style-name="T1">) ; in secundo gradu per : </text:span><text:span text:style-name="Emphasis"><text:span text:style-name="T1">magis... quam</text:span></text:span><text:span text:style-name="T1"> (</text:span><text:span text:style-name="Emphasis"><text:span text:style-name="T1">illo es magis habile quam te</text:span></text:span><text:span text:style-name="T1">) aut : </text:span><text:span text:style-name="Emphasis"><text:span text:style-name="T1">plus... quam</text:span></text:span><text:span text:style-name="T1">, </text:span><text:span text:style-name="Emphasis"><text:span text:style-name="T1">minus... quam</text:span></text:span><text:span text:style-name="T1"> ; in tertio gra­du (superlativo) per : </text:span><text:span text:style-name="Emphasis"><text:span text:style-name="T1">maxin de...</text:span></text:span><text:span text:style-name="T1">, </text:span><text:span text:style-name="Emphasis"><text:span text:style-name="T1">minim de...</text:span></text:span></text:p>
      <text:p text:style-name="P7">Adjectivos sequente pote formare comparativo et superlativo in is<text:span text:style-name="T11">­</text:span>to modo :</text:p>
      <text:list xml:id="list2006885157" text:style-name="L12">
        <text:list-item>
          <text:p text:style-name="P42"><text:span text:style-name="Emphasis"><text:span text:style-name="T1">bono</text:span></text:span><text:span text:style-name="T1"> — </text:span><text:span text:style-name="Emphasis"><text:span text:style-name="T1">meliore</text:span></text:span><text:span text:style-name="T1"> — </text:span><text:span text:style-name="Emphasis"><text:span text:style-name="T1">optimo</text:span></text:span></text:p>
        </text:list-item>
        <text:list-item>
          <text:p text:style-name="P42"><text:span text:style-name="Emphasis"><text:span text:style-name="T1">malo</text:span></text:span><text:span text:style-name="T1"> — </text:span><text:span text:style-name="Emphasis"><text:span text:style-name="T1">pejore</text:span></text:span><text:span text:style-name="T1"> — </text:span><text:span text:style-name="Emphasis"><text:span text:style-name="T1">pessimo</text:span></text:span></text:p>
        </text:list-item>
        <text:list-item>
          <text:p text:style-name="P42"><text:span text:style-name="Emphasis"><text:span text:style-name="T1">magno</text:span></text:span><text:span text:style-name="T1"> — </text:span><text:span text:style-name="Emphasis"><text:span text:style-name="T1">majore</text:span></text:span><text:span text:style-name="T1"> — </text:span><text:span text:style-name="Emphasis"><text:span text:style-name="T1">maximo</text:span></text:span></text:p>
        </text:list-item>
        <text:list-item>
          <text:p text:style-name="P42"><text:span text:style-name="Emphasis"><text:span text:style-name="T1">parvo</text:span></text:span><text:span text:style-name="T1"> — </text:span><text:span text:style-name="Emphasis"><text:span text:style-name="T1">minore</text:span></text:span><text:span text:style-name="T1"> — </text:span><text:span text:style-name="Emphasis"><text:span text:style-name="T1">minimo</text:span></text:span></text:p>
        </text:list-item>
        <text:list-item>
          <text:p text:style-name="P42"><text:span text:style-name="T8">multo</text:span> — <text:span text:style-name="T8">plus</text:span>, pl. m. <text:span text:style-name="T8">plure</text:span>, pl. f. <text:span text:style-name="T8">plura</text:span> — <text:span text:style-name="T8">plūrimo</text:span></text:p>
        </text:list-item>
      </text:list>
      <text:h text:style-name="P11" text:outline-level="2"/>
      <text:h text:style-name="P19" text:outline-level="2"><text:bookmark text:name="user-content-pronomines"/><text:bookmark-start text:name="__RefHeading___Toc5763_4049058819"/>PRONOMINES<text:bookmark-end text:name="__RefHeading___Toc5763_4049058819"/></text:h>
      <text:list xml:id="list840831291" text:style-name="L13">
        <text:list-item>
          <text:p text:style-name="P43"><text:span text:style-name="T1">Pronomines personales : </text:span><text:span text:style-name="Emphasis"><text:span text:style-name="T1">me</text:span></text:span><text:span text:style-name="T1">, </text:span><text:span text:style-name="Emphasis"><text:span text:style-name="T1">te</text:span></text:span><text:span text:style-name="T1">, </text:span><text:span text:style-name="Emphasis"><text:span text:style-name="T1">nos</text:span></text:span><text:span text:style-name="T1">, </text:span><text:span text:style-name="Emphasis"><text:span text:style-name="T1">vos</text:span></text:span><text:span text:style-name="T1">. Isto pronomines es la­tino et habe completa internationalitate.</text:span></text:p>
        </text:list-item>
        <text:list-item>
          <text:p text:style-name="P30">Pronomines demonstrativo :</text:p>
          <text:list>
            <text:list-item>
              <text:p text:style-name="P43"><text:span text:style-name="Emphasis"><text:span text:style-name="T1">isto</text:span></text:span><text:span text:style-name="T1">, </text:span><text:span text:style-name="Emphasis"><text:span text:style-name="T1">illo</text:span></text:span><text:span text:style-name="T1">, </text:span><text:span text:style-name="Emphasis"><text:span text:style-name="T1">ipso</text:span></text:span><text:span text:style-name="T1">. (Isto pronomines es latino [ablativo] et habe inter­nationalitate F. H. T. P. ; non existe alia forma cum inter­nationalitate majore) ;</text:span></text:p>
            </text:list-item>
            <text:list-item>
              <text:p text:style-name="P43"><text:span text:style-name="Emphasis"><text:span text:style-name="T1">que</text:span></text:span><text:span text:style-name="T1"> [thema de accusativo latino </text:span><text:span text:style-name="Emphasis"><text:span text:style-name="T1">quem</text:span></text:span><text:span text:style-name="T1">] (</text:span><text:span text:style-name="Emphasis"><text:span text:style-name="T1">que</text:span></text:span><text:span text:style-name="T1"> es indo-euro­peo, nam existe in greco, germanico, slavo et vive in linguas neo-latina F. </text:span><text:span text:style-name="Emphasis"><text:span text:style-name="T1">qui, que</text:span></text:span><text:span text:style-name="T1">, I, </text:span><text:span text:style-name="Emphasis"><text:span text:style-name="T1">chi che</text:span></text:span><text:span text:style-name="T1">, P. </text:span><text:span text:style-name="Emphasis"><text:span text:style-name="T1">que, quem</text:span></text:span><text:span text:style-name="T1">).</text:span></text:p>
            </text:list-item>
            <text:list-item>
              <text:p text:style-name="P43"><text:span text:style-name="Emphasis"><text:span text:style-name="T1">id</text:span></text:span><text:span text:style-name="T1">, </text:span><text:span text:style-name="Emphasis"><text:span text:style-name="T1">idem</text:span></text:span><text:span text:style-name="T1">.</text:span></text:p>
            </text:list-item>
          </text:list>
        </text:list-item>
        <text:list-item>
          <text:p text:style-name="P43"><text:span text:style-name="T1">Pronomines relativo aut conjunctivo : </text:span><text:span text:style-name="Emphasis"><text:span text:style-name="T1">qui</text:span></text:span><text:span text:style-name="T1"> (= homo </text:span><text:span text:style-name="Emphasis"><text:span text:style-name="T1">que</text:span></text:span><text:span text:style-name="T1">) ; </text:span><text:span text:style-name="Emphasis"><text:span text:style-name="T1">quod</text:span></text:span><text:span text:style-name="T1"> (= re </text:span><text:span text:style-name="Emphasis"><text:span text:style-name="T1">que</text:span></text:span><text:span text:style-name="T1">).</text:span></text:p>
        </text:list-item>
        <text:list-item>
          <text:p text:style-name="P43"><text:span text:style-name="T1">Pronomines possessivo : </text:span><text:span text:style-name="Emphasis"><text:span text:style-name="T1">meo</text:span></text:span><text:span text:style-name="T1">, </text:span><text:span text:style-name="Emphasis"><text:span text:style-name="T1">tuo</text:span></text:span><text:span text:style-name="T1">, </text:span><text:span text:style-name="Emphasis"><text:span text:style-name="T1">suo</text:span></text:span><text:span text:style-name="T1">, </text:span><text:span text:style-name="Emphasis"><text:span text:style-name="T1">nostro</text:span></text:span><text:span text:style-name="T1">, </text:span><text:span text:style-name="Emphasis"><text:span text:style-name="T1">vestro</text:span></text:span><text:span text:style-name="T1">.</text:span></text:p>
        </text:list-item>
        <text:list-item>
          <text:p text:style-name="P43"><text:span text:style-name="T1">Pronomine reflexivo : </text:span><text:span text:style-name="Emphasis"><text:span text:style-name="T1">se</text:span></text:span><text:span text:style-name="T1">.</text:span></text:p>
        </text:list-item>
        <text:list-item>
          <text:p text:style-name="P43"><text:span text:style-name="T1">Pronomines indefinito : </text:span><text:span text:style-name="Emphasis"><text:span text:style-name="T1">un</text:span></text:span><text:span text:style-name="T1">, </text:span><text:span text:style-name="Emphasis"><text:span text:style-name="T1">uno</text:span></text:span><text:span text:style-name="T1">. (</text:span><text:span text:style-name="Emphasis"><text:span text:style-name="T1">Uno</text:span></text:span><text:span text:style-name="T1"> es vocabulo latino [nume­ro], sed non es latino suo usu ut pronomine indefinito [A. </text:span><text:span text:style-name="Emphasis"><text:span text:style-name="T1">one</text:span></text:span><text:span text:style-name="T1">... tells, F. </text:span><text:span text:style-name="Emphasis"><text:span text:style-name="T1">on</text:span></text:span><text:span text:style-name="T1">... dit, D. </text:span><text:span text:style-name="Emphasis"><text:span text:style-name="T1">man</text:span></text:span><text:span text:style-name="T1">... sagt, I. </text:span><text:span text:style-name="Emphasis"><text:span text:style-name="T1">si</text:span></text:span><text:span text:style-name="T1">... dice], tamen usu in isto sensu es satis claro et in­ternationale), </text:span><text:span text:style-name="Emphasis"><text:span text:style-name="T1">ullo</text:span></text:span><text:span text:style-name="T1">, </text:span><text:span text:style-name="Emphasis"><text:span text:style-name="T1">omne</text:span></text:span><text:span text:style-name="T1">(aut </text:span><text:span text:style-name="Emphasis"><text:span text:style-name="T1">omni</text:span></text:span><text:span text:style-name="T1">), </text:span><text:span text:style-name="Emphasis"><text:span text:style-name="T1">aliquo</text:span></text:span><text:span text:style-name="T1">, </text:span><text:span text:style-name="Emphasis"><text:span text:style-name="T1">nullo</text:span></text:span><text:span text:style-name="T1">, </text:span><text:span text:style-name="Emphasis"><text:span text:style-name="T1">nemo</text:span></text:span><text:span text:style-name="T1">.</text:span></text:p>
        </text:list-item>
      </text:list>
      <text:p text:style-name="P7">In materia de pronomines Interlingua habe selecto nunc uno nunc alio casu la­tino, secundum gradu de internationalitate et de ma­jore intelligibilitate ad il­los que non sci latino.</text:p>
      <text:h text:style-name="P11" text:outline-level="2"/>
      <text:h text:style-name="P19" text:outline-level="2"><text:bookmark text:name="user-content-de-adverbio"/><text:bookmark-start text:name="__RefHeading___Toc5765_4049058819"/>DE ADVERBIO<text:bookmark-end text:name="__RefHeading___Toc5765_4049058819"/></text:h>
      <text:p text:style-name="Text_20_body"><text:span text:style-name="Emphasis"><text:span text:style-name="T1">Academia pro Interlingua</text:span></text:span><text:span text:style-name="T1"> non habe usque hodie discusso que­stione de adver­bio, sed, acceptata base latina pro Interlingua, que­stione es reducta ad obtine­re in modo plus simplice et cum regula semper equale, una forma plus latina quam possibile.</text:span></text:p>
      <text:p text:style-name="Text_20_body"><text:span text:style-name="T1">Suffixo </text:span><text:span text:style-name="Emphasis"><text:span text:style-name="T1">-mente</text:span></text:span><text:span text:style-name="T1">, que es vocabulo latino non es commendando, nam si nos de­compone adverbio formato cum isto suffixo, nos obtine saepe una absurditate. Suffixo </text:span><text:span text:style-name="Emphasis"><text:span text:style-name="T1">-mente</text:span></text:span><text:span text:style-name="T1"> habe significatu de : </text:span><text:span text:style-name="Emphasis"><text:span text:style-name="T1">cum men­te...</text:span></text:span><text:span text:style-name="T1"> : </text:span><text:span text:style-name="Emphasis"><text:span text:style-name="T1">cordialmente</text:span></text:span><text:span text:style-name="T1"> = </text:span><text:span text:style-name="Emphasis"><text:span text:style-name="T1">cum mente cordiale</text:span></text:span><text:span text:style-name="T1">, </text:span><text:span text:style-name="Emphasis"><text:span text:style-name="T1">habilmente</text:span></text:span><text:span text:style-name="T1"> = </text:span><text:span text:style-name="Emphasis"><text:span text:style-name="T1">cum mente habile</text:span></text:span><text:span text:style-name="T1"> etc. ; sed quando nos dice : </text:span><text:span text:style-name="Emphasis"><text:span text:style-name="T3">machina curre velocemente</text:span></text:span><text:span text:style-name="T3">, nos non intende que machina curre </text:span><text:span text:style-name="Emphasis"><text:span text:style-name="T3">con mente veloce</text:span></text:span><text:span text:style-name="T3">, sed </text:span><text:span text:style-name="Emphasis"><text:span text:style-name="T3">in modo velo­ce</text:span></text:span><text:span text:style-name="T3">.</text:span></text:p>
      <text:p text:style-name="Text_20_body"><text:span text:style-name="T1">Suffixo </text:span><text:span text:style-name="Emphasis"><text:span text:style-name="T1">-modo</text:span></text:span><text:span text:style-name="T1"> non produce tale nonsensu et illo es adaptabile in omne casu, sed forma sic obtenta es rarum simile ad forma latina. Nos habe adoptato regula sequente :</text:span></text:p>
      <text:p text:style-name="Text_20_body"><text:span text:style-name="T1">« Ex adjectivo nasce adverbio per mutatione de finale </text:span><text:span text:style-name="Emphasis"><text:span text:style-name="T1">-o</text:span></text:span><text:span text:style-name="T1"> ad </text:span><text:span text:style-name="Emphasis"><text:span text:style-name="T1">-um</text:span></text:span><text:span text:style-name="T1"> et de finale </text:span><text:span text:style-name="Emphasis"><text:span text:style-name="T1">-e</text:span></text:span><text:span text:style-name="T1"> ad </text:span><text:span text:style-name="Emphasis"><text:span text:style-name="T1">-i</text:span></text:span><text:span text:style-name="T1">, aut per adjunctione de suffixo </text:span><text:span text:style-name="Emphasis"><text:span text:style-name="T1">-modo</text:span></text:span><text:span text:style-name="T1"> ad forma non mutata de adjectivo. »</text:span></text:p>
      <text:p text:style-name="Text_20_body"><text:span text:style-name="T1">Exemplo : ex adjectivo </text:span><text:span text:style-name="Emphasis"><text:span text:style-name="T1">solo</text:span></text:span><text:span text:style-name="T1"> es facto adverbio </text:span><text:span text:style-name="Emphasis"><text:span text:style-name="T1">solum</text:span></text:span><text:span text:style-name="T1"> aut </text:span><text:span text:style-name="Emphasis"><text:span text:style-name="T1">solomodo</text:span></text:span><text:span text:style-name="T1">, ex </text:span><text:span text:style-name="Emphasis"><text:span text:style-name="T1">veloce</text:span></text:span><text:span text:style-name="T1"> es facto </text:span><text:span text:style-name="Emphasis"><text:span text:style-name="T1">veloci</text:span></text:span><text:span text:style-name="T1"> aut </text:span><text:span text:style-name="Emphasis"><text:span text:style-name="T1">velocemodo</text:span></text:span><text:span text:style-name="T1"> (= </text:span><text:span text:style-name="Emphasis"><text:span text:style-name="T1">in modo veloce</text:span></text:span><text:span text:style-name="T1">).</text:span></text:p>
      <text:h text:style-name="P11" text:outline-level="2"/>
      <text:h text:style-name="P19" text:outline-level="2"><text:bookmark text:name="user-content-numeratione"/><text:bookmark-start text:name="__RefHeading___Toc5767_4049058819"/>NUMERATIONE<text:bookmark-end text:name="__RefHeading___Toc5767_4049058819"/></text:h>
      <text:p text:style-name="Text_20_body"><text:span text:style-name="Strong_20_Emphasis"><text:span text:style-name="T1">Numeros cardinale</text:span></text:span><text:span text:style-name="T1"> es sicut in latino, 1 </text:span><text:span text:style-name="Emphasis"><text:span text:style-name="T1">uno</text:span></text:span><text:span text:style-name="T1">, 2 </text:span><text:span text:style-name="Emphasis"><text:span text:style-name="T1">duo</text:span></text:span><text:span text:style-name="T1">, 3 </text:span><text:span text:style-name="Emphasis"><text:span text:style-name="T1">tres</text:span></text:span><text:span text:style-name="T1">, 4 </text:span><text:span text:style-name="Emphasis"><text:span text:style-name="T1">quattuor</text:span></text:span><text:span text:style-name="T1">, 5 </text:span><text:span text:style-name="Emphasis"><text:span text:style-name="T1">quinque</text:span></text:span><text:span text:style-name="T1">, 6 </text:span><text:span text:style-name="Emphasis"><text:span text:style-name="T1">sex</text:span></text:span><text:span text:style-name="T1">, 7 </text:span><text:span text:style-name="Emphasis"><text:span text:style-name="T1">septem</text:span></text:span><text:span text:style-name="T1">, 8 </text:span><text:span text:style-name="Emphasis"><text:span text:style-name="T1">octo</text:span></text:span><text:span text:style-name="T1">, 9 </text:span><text:span text:style-name="Emphasis"><text:span text:style-name="T1">novem</text:span></text:span><text:span text:style-name="T1">, 10 </text:span><text:span text:style-name="Emphasis"><text:span text:style-name="T1">decem</text:span></text:span><text:span text:style-name="T1">, 20 </text:span><text:span text:style-name="Emphasis"><text:span text:style-name="T1">viginti</text:span></text:span><text:span text:style-name="T1">, 30 </text:span><text:span text:style-name="Emphasis"><text:span text:style-name="T1">triginta</text:span></text:span><text:span text:style-name="T1">, 40 </text:span><text:span text:style-name="Emphasis"><text:span text:style-name="T1">quadraginta</text:span></text:span><text:span text:style-name="T1">, 50 </text:span><text:span text:style-name="Emphasis"><text:span text:style-name="T1">quinquaginta</text:span></text:span><text:span text:style-name="T1">, 60 </text:span><text:span text:style-name="Emphasis"><text:span text:style-name="T1">sexaginta</text:span></text:span><text:span text:style-name="T1">, 70 </text:span><text:span text:style-name="Emphasis"><text:span text:style-name="T1">septuaginta</text:span></text:span><text:span text:style-name="T1">, 80 </text:span><text:span text:style-name="Emphasis"><text:span text:style-name="T1">octoginta</text:span></text:span><text:span text:style-name="T1">, 90 </text:span><text:span text:style-name="Emphasis"><text:span text:style-name="T1">nonaginta</text:span></text:span><text:span text:style-name="T1">, 100 </text:span><text:span text:style-name="Emphasis"><text:span text:style-name="T1">centum</text:span></text:span><text:span text:style-name="T1">, 1000 </text:span><text:span text:style-name="Emphasis"><text:span text:style-name="T1">mille</text:span></text:span><text:span text:style-name="T1">, 1.000.000 </text:span><text:span text:style-name="Emphasis"><text:span text:style-name="T1">millione</text:span></text:span><text:span text:style-name="T1"> (</text:span><text:span text:style-name="Emphasis"><text:span text:style-name="T1">millione</text:span></text:span><text:span text:style-name="T1"> es uso in latino posteriore).</text:span></text:p>
      <text:p text:style-name="Text_20_body"><text:span text:style-name="T1">Nos forma ceteros numeros per juxtapositione de numeros prece­dente : 11 </text:span><text:span text:style-name="Emphasis"><text:span text:style-name="T1">de­cem-uno</text:span></text:span><text:span text:style-name="T1">, 12 </text:span><text:span text:style-name="Emphasis"><text:span text:style-name="T1">decem-duo</text:span></text:span><text:span text:style-name="T1">, 13 </text:span><text:span text:style-name="Emphasis"><text:span text:style-name="T1">decem-tres</text:span></text:span><text:span text:style-name="T1">, 18 </text:span><text:span text:style-name="Emphasis"><text:span text:style-name="T1">decem-octo</text:span></text:span><text:span text:style-name="T1">, 19 </text:span><text:span text:style-name="Emphasis"><text:span text:style-name="T1">decem-novem</text:span></text:span><text:span text:style-name="T1">, 21 </text:span><text:span text:style-name="Emphasis"><text:span text:style-name="T1">viginti-uno</text:span></text:span><text:span text:style-name="T1">, 22 </text:span><text:span text:style-name="Emphasis"><text:span text:style-name="T1">viginti-duo</text:span></text:span><text:span text:style-name="T1">, 101 </text:span><text:span text:style-name="Emphasis"><text:span text:style-name="T1">centum (et) uno</text:span></text:span><text:span text:style-name="T1">, 102 </text:span><text:span text:style-name="Emphasis"><text:span text:style-name="T1">centum (et) duo</text:span></text:span><text:span text:style-name="T1">, 200 </text:span><text:span text:style-name="Emphasis"><text:span text:style-name="T1">duo cento</text:span></text:span><text:span text:style-name="T1">, 300 </text:span><text:span text:style-name="Emphasis"><text:span text:style-name="T1">tres cento</text:span></text:span><text:span text:style-name="T1"> etc.</text:span></text:p>
      <text:p text:style-name="Text_20_body"><text:span text:style-name="Strong_20_Emphasis"><text:span text:style-name="T1">Numeros ordinale</text:span></text:span><text:span text:style-name="T1"> latino et internationale : 1° </text:span><text:span text:style-name="Emphasis"><text:span text:style-name="T1">primo</text:span></text:span><text:span text:style-name="T1">, 2° </text:span><text:span text:style-name="Emphasis"><text:span text:style-name="T1">secun­do</text:span></text:span><text:span text:style-name="T1">, 3° </text:span><text:span text:style-name="Emphasis"><text:span text:style-name="T1">tertio</text:span></text:span><text:span text:style-name="T1">, 4° </text:span><text:span text:style-name="Emphasis"><text:span text:style-name="T1">quarto</text:span></text:span><text:span text:style-name="T1">, 5° </text:span><text:span text:style-name="Emphasis"><text:span text:style-name="T1">quinto</text:span></text:span><text:span text:style-name="T1">, 6° </text:span><text:span text:style-name="Emphasis"><text:span text:style-name="T1">sexto</text:span></text:span><text:span text:style-name="T1">, 7° </text:span><text:span text:style-name="Emphasis"><text:span text:style-name="T1">septimo</text:span></text:span><text:span text:style-name="T1">, 8° </text:span><text:span text:style-name="Emphasis"><text:span text:style-name="T1">octavo</text:span></text:span><text:span text:style-name="T1">, 9° </text:span><text:span text:style-name="Emphasis"><text:span text:style-name="T1">nono</text:span></text:span><text:span text:style-name="T1">, 10° </text:span><text:span text:style-name="Emphasis"><text:span text:style-name="T1">decimo</text:span></text:span><text:span text:style-name="T1">, 20° </text:span><text:span text:style-name="Emphasis"><text:span text:style-name="T1">vi­gesimo</text:span></text:span><text:span text:style-name="T1">, 30° </text:span><text:span text:style-name="Emphasis"><text:span text:style-name="T1">trigesimo</text:span></text:span><text:span text:style-name="T1">, 40° </text:span><text:span text:style-name="Emphasis"><text:span text:style-name="T1">quadragesimo</text:span></text:span><text:span text:style-name="T1">, 50° </text:span><text:span text:style-name="Emphasis"><text:span text:style-name="T1">quinquagesimo</text:span></text:span><text:span text:style-name="T1">, 60° </text:span><text:span text:style-name="Emphasis"><text:span text:style-name="T1">sexagesi­mo</text:span></text:span><text:span text:style-name="T1">, 70° </text:span><text:span text:style-name="Emphasis"><text:span text:style-name="T1">septuagesimo</text:span></text:span><text:span text:style-name="T1">, 80° </text:span><text:span text:style-name="Emphasis"><text:span text:style-name="T1">octoge­simo</text:span></text:span><text:span text:style-name="T1">, 90° </text:span><text:span text:style-name="Emphasis"><text:span text:style-name="T1">nonagesimo</text:span></text:span><text:span text:style-name="T1">, 100° </text:span><text:span text:style-name="Emphasis"><text:span text:style-name="T1">centesimo</text:span></text:span><text:span text:style-name="T1">, 1000° </text:span><text:span text:style-name="Emphasis"><text:span text:style-name="T1">millesimo</text:span></text:span><text:span text:style-name="T1">, 1.000.000° </text:span><text:span text:style-name="Emphasis"><text:span text:style-name="T1">millionesimo</text:span></text:span><text:span text:style-name="T1">.</text:span></text:p>
      <text:p text:style-name="Text_20_body"><text:span text:style-name="T1">Ceteros numeros es formato per juxtapositione de numeros pre­cedente : 45° </text:span><text:span text:style-name="Emphasis"><text:span text:style-name="T1">quadragesimo quinto</text:span></text:span><text:span text:style-name="T1">, 58° </text:span><text:span text:style-name="Emphasis"><text:span text:style-name="T1">quinquagesimo octavo</text:span></text:span><text:span text:style-name="T1"> etc. Sed lice dicere </text:span><text:span text:style-name="Emphasis"><text:span text:style-name="T1">quadra­ginta quinto</text:span></text:span><text:span text:style-name="T1">, </text:span><text:span text:style-name="Emphasis"><text:span text:style-name="T1">quinquaginta octavo</text:span></text:span><text:span text:style-name="T1"> etc. utendo, pro simplificare, numeros cardi­nale in loco de numeros ordinale, ex­cepto pro ultimo vocabulo : 345° </text:span><text:span text:style-name="Emphasis"><text:span text:style-name="T1">tres cento quadraginta quinto</text:span></text:span><text:span text:style-name="T1">, in loco de </text:span><text:span text:style-name="Emphasis"><text:span text:style-name="T1">tertio centesimo quinto</text:span></text:span><text:span text:style-name="T1">.</text:span></text:p>
      <text:p text:style-name="Text_20_body"><text:span text:style-name="Strong_20_Emphasis"><text:span text:style-name="T1">Numeros multiplicativo</text:span></text:span><text:span text:style-name="T1"> es formato per circonlocutione : </text:span><text:span text:style-name="Emphasis"><text:span text:style-name="T1">uno vice</text:span></text:span><text:span text:style-name="T1"> (L. </text:span><text:span text:style-name="Emphasis"><text:span text:style-name="T1">semel</text:span></text:span><text:span text:style-name="T1">), </text:span><text:span text:style-name="Emphasis"><text:span text:style-name="T1">duo vice</text:span></text:span><text:span text:style-name="T1"> (L. </text:span><text:span text:style-name="Emphasis"><text:span text:style-name="T1">bis</text:span></text:span><text:span text:style-name="T1">), </text:span><text:span text:style-name="Emphasis"><text:span text:style-name="T1">tres vice</text:span></text:span><text:span text:style-name="T1">, etc.</text:span></text:p>
      <text:p text:style-name="P7">Isto systemate de numeratione habe utilitate de essere quasi tam simplice quam alios proposito, sed formato solum per vocabulos lati­no.</text:p>
      <text:h text:style-name="P11" text:outline-level="2"/>
      <text:h text:style-name="P19" text:outline-level="2"><text:bookmark text:name="user-content-pronuntiatione"/><text:bookmark-start text:name="__RefHeading___Toc5769_4049058819"/>PRONUNTIATIONE<text:bookmark-end text:name="__RefHeading___Toc5769_4049058819"/></text:h>
      <text:p text:style-name="Text_20_body"><text:span text:style-name="T1">In questione de pronuntiatione opinione de interlinguistas es di­versa. </text:span><text:span text:style-name="Emphasis"><text:span text:style-name="T1">Acade­mia pro Interlingua</text:span></text:span><text:span text:style-name="T1">, in 1910, habe adoptato </text:span><text:span text:style-name="Strong_20_Emphasis"><text:span text:style-name="T1">pronuntia­tione antiqua</text:span></text:span><text:span text:style-name="T1">, que es contra pronuntiatione internationale moderna de vocabulos derivato ex latino et de lingua latina ipsa. Nullo populo moderno pronuntia vocabulos de sua propria lingua derivatos ex lati­no, secundum regulas de pronuntiatione latina antiqua et una lingua internationale non pote ire contra internalionalitate sic generale.</text:span></text:p>
      <text:p text:style-name="P7">Nos crede que pronuntiatione non debe constituere difficultate et que una parva latitudine es optanda. Pronuntiatione antiqua pote re­spondere ad ratio­nes historica, sed illa es negatione de principio de internationalitate et redde irrecognoscibile vocabulos ad ipso aures de populos neo-latino. Curia Romana que ute et hodie currentemodo latino pro suo actos, non ute pronuntiatione classica sed moderna ; in Francia latino es pronuntiato etiam in modo moderno et existe ibi una currente que pete adoptione de pronuntiatione italiana mo­derna de latino. Ante plure annos Curia Romana precaba Episcopos non ita­liano de introducere in Seminarios pronuntiatione italiana de lati­no.</text:p>
      <text:p text:style-name="Text_20_body"><text:span text:style-name="T1">Comitatu linguistico de </text:span><text:span text:style-name="Emphasis"><text:span text:style-name="T1">Unione pro Interlingua</text:span></text:span><text:span text:style-name="T1"> habe adoptata una via media, admittendo una latitudine acta ad conciliare varia differentias de pronuntiatio­ne, pro reddere ista plus facile ad omne populo.</text:span></text:p>
      <text:list xml:id="list3459087859" text:style-name="L14">
        <text:list-item>
          <text:p text:style-name="P44"><text:span text:style-name="Strong_20_Emphasis"><text:span text:style-name="T1">a, e, i, o, u</text:span></text:span><text:span text:style-name="T1"> habe sono sicut in italiano et germano ;</text:span></text:p>
        </text:list-item>
        <text:list-item>
          <text:p text:style-name="P44"><text:span text:style-name="Strong_20_Emphasis"><text:span text:style-name="T1">y</text:span></text:span><text:span text:style-name="T1"> = </text:span><text:span text:style-name="Emphasis"><text:span text:style-name="T1">u</text:span></text:span><text:span text:style-name="T1"> franco, </text:span><text:span text:style-name="Emphasis"><text:span text:style-name="T1">ü</text:span></text:span><text:span text:style-name="T1"> germano. Illos, que judica isto sono difficile pote pronun­tiare </text:span><text:span text:style-name="Emphasis"><text:span text:style-name="T1">i</text:span></text:span><text:span text:style-name="T1"> ;</text:span></text:p>
        </text:list-item>
        <text:list-item>
          <text:p text:style-name="P44"><text:span text:style-name="Strong_20_Emphasis"><text:span text:style-name="T1">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text:span><text:span text:style-name="Emphasis"><text:span text:style-name="T1">c</text:span></text:span><text:span text:style-name="T1"> in italiano civile = </text:span><text:span text:style-name="Emphasis"><text:span text:style-name="T1">tch</text:span></text:span><text:span text:style-name="T1"> in anglo </text:span><text:span text:style-name="Emphasis"><text:span text:style-name="T1">match</text:span></text:span><text:span text:style-name="T1">, sed lice pronuntiare ut in germano (</text:span><text:span text:style-name="Emphasis"><text:span text:style-name="T1">ts</text:span></text:span><text:span text:style-name="T1">) aut </text:span><text:span text:style-name="Emphasis"><text:span text:style-name="T1">ss</text:span></text:span><text:span text:style-name="T1"> ;</text:span></text:p>
        </text:list-item>
        <text:list-item>
          <text:p text:style-name="P44"><text:span text:style-name="Strong_20_Emphasis"><text:span text:style-name="T1">c</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 </text:span><text:span text:style-name="Emphasis"><text:span text:style-name="T1">k</text:span></text:span><text:span text:style-name="T1"> ;</text:span></text:p>
        </text:list-item>
        <text:list-item>
          <text:p text:style-name="P44"><text:span text:style-name="Strong_20_Emphasis"><text:span text:style-name="T1">g</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sona sicut </text:span><text:span text:style-name="Emphasis"><text:span text:style-name="T1">g</text:span></text:span><text:span text:style-name="T1"> in italiano </text:span><text:span text:style-name="Emphasis"><text:span text:style-name="T1">giro</text:span></text:span><text:span text:style-name="T1"> et in anglo </text:span><text:span text:style-name="Emphasis"><text:span text:style-name="T1">gen­tlemen</text:span></text:span><text:span text:style-name="T1">, ut </text:span><text:span text:style-name="Emphasis"><text:span text:style-name="T1">dj</text:span></text:span><text:span text:style-name="T1"> in francico </text:span><text:span text:style-name="Emphasis"><text:span text:style-name="T1">adjutant</text:span></text:span><text:span text:style-name="T1"> ;</text:span></text:p>
        </text:list-item>
        <text:list-item>
          <text:p text:style-name="P44"><text:span text:style-name="Strong_20_Emphasis"><text:span text:style-name="T1">g</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sona sicut in vocabulo </text:span><text:span text:style-name="Emphasis"><text:span text:style-name="T1">gala</text:span></text:span><text:span text:style-name="T1"> ;</text:span></text:p>
        </text:list-item>
        <text:list-item>
          <text:p text:style-name="P44"><text:span text:style-name="Strong_20_Emphasis"><text:span text:style-name="T1">h</text:span></text:span><text:span text:style-name="T1"> indica aspiratione, ut in D. A. sed lice supprimere aspiratio­ne ;</text:span></text:p>
        </text:list-item>
        <text:list-item>
          <text:p text:style-name="P44"><text:soft-page-break/><text:span text:style-name="Strong_20_Emphasis"><text:span text:style-name="T1">æ, œ</text:span></text:span><text:span text:style-name="T1"> es pronuntiato ut </text:span><text:span text:style-name="Emphasis"><text:span text:style-name="T1">e</text:span></text:span><text:span text:style-name="T1"> in italiano </text:span><text:span text:style-name="Emphasis"><text:span text:style-name="T1">celere</text:span></text:span><text:span text:style-name="T1"> ;</text:span></text:p>
        </text:list-item>
        <text:list-item>
          <text:p text:style-name="P44"><text:span text:style-name="Strong_20_Emphasis"><text:span text:style-name="T1">j</text:span></text:span><text:span text:style-name="T1"> sona ut in italiano et in germano (= </text:span><text:span text:style-name="Emphasis"><text:span text:style-name="T1">i</text:span></text:span><text:span text:style-name="T1"> consonante) ;</text:span></text:p>
        </text:list-item>
        <text:list-item>
          <text:p text:style-name="P44"><text:span text:style-name="Strong_20_Emphasis"><text:span text:style-name="T1">s</text:span></text:span><text:span text:style-name="T1"> sona ut in italiano </text:span><text:span text:style-name="Emphasis"><text:span text:style-name="T1">salute</text:span></text:span><text:span text:style-name="T1">, in anglo et francico </text:span><text:span text:style-name="Emphasis"><text:span text:style-name="T1">salutation</text:span></text:span><text:span text:style-name="T1">. In quasi omne lingua de Europa </text:span><text:span text:style-name="Emphasis"><text:span text:style-name="T1">s</text:span></text:span><text:span text:style-name="T1"> inter duo vocales habe sono dulce ut in italiano </text:span><text:span text:style-name="Emphasis"><text:span text:style-name="T1">rosa</text:span></text:span><text:span text:style-name="T1">, in anglo et franco </text:span><text:span text:style-name="Emphasis"><text:span text:style-name="T1">rose</text:span></text:span><text:span text:style-name="T1">. Es una irregu­laritate non necessaria, sed pro sua quasi completa internatio­nalitate, suo usu non impedi intelligen­tia ;</text:span></text:p>
        </text:list-item>
        <text:list-item>
          <text:p text:style-name="P44"><text:span text:style-name="Strong_20_Emphasis"><text:span text:style-name="T1">v</text:span></text:span><text:span text:style-name="T1"> sona sicut </text:span><text:span text:style-name="Emphasis"><text:span text:style-name="T1">v</text:span></text:span><text:span text:style-name="T1"> in anglo, franco, italo, </text:span><text:span text:style-name="Emphasis"><text:span text:style-name="T1">w</text:span></text:span><text:span text:style-name="T1"> in germano ;</text:span></text:p>
        </text:list-item>
        <text:list-item>
          <text:p text:style-name="P44"><text:span text:style-name="Strong_20_Emphasis"><text:span text:style-name="T1">gn</text:span></text:span><text:span text:style-name="T1"> pote essere pronuntiato sive in modo litterale (id es cum sono sepa­rato </text:span><text:span text:style-name="Emphasis"><text:span text:style-name="T1">g</text:span></text:span><text:span text:style-name="T1"> + </text:span><text:span text:style-name="Emphasis"><text:span text:style-name="T1">n</text:span></text:span><text:span text:style-name="T1">) sive ut in italiano </text:span><text:span text:style-name="Emphasis"><text:span text:style-name="T1">ogni</text:span></text:span><text:span text:style-name="T1"> ;</text:span></text:p>
        </text:list-item>
        <text:list-item>
          <text:p text:style-name="P44"><text:span text:style-name="Strong_20_Emphasis"><text:span text:style-name="T1">s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A. </text:span><text:span text:style-name="Emphasis"><text:span text:style-name="T1">sh</text:span></text:span><text:span text:style-name="T1">, F. </text:span><text:span text:style-name="Emphasis"><text:span text:style-name="T1">ch</text:span></text:span><text:span text:style-name="T1">, D. </text:span><text:span text:style-name="Emphasis"><text:span text:style-name="T1">sch</text:span></text:span><text:span text:style-name="T1"> ;</text:span></text:p>
        </text:list-item>
        <text:list-item>
          <text:p text:style-name="P44"><text:span text:style-name="Strong_20_Emphasis"><text:span text:style-name="T1">ti</text:span></text:span><text:span text:style-name="T1"> ante vocale sona ut </text:span><text:span text:style-name="Emphasis"><text:span text:style-name="T1">zi</text:span></text:span><text:span text:style-name="T1"> in italiano quando es precesso ab </text:span><text:span text:style-name="Emphasis"><text:span text:style-name="T1">s</text:span></text:span><text:span text:style-name="T1">, </text:span><text:span text:style-name="Emphasis"><text:span text:style-name="T1">t</text:span></text:span><text:span text:style-name="T1">, </text:span><text:span text:style-name="Emphasis"><text:span text:style-name="T1">x</text:span></text:span><text:span text:style-name="T1"> et in pauco alia exceptiones (ut </text:span><text:span text:style-name="Emphasis"><text:span text:style-name="T1">tiara</text:span></text:span><text:span text:style-name="T1"> etc.) ;</text:span></text:p>
        </text:list-item>
        <text:list-item>
          <text:p text:style-name="P44"><text:span text:style-name="Strong_20_Emphasis"><text:span text:style-name="T1">ch</text:span></text:span><text:span text:style-name="T1"> sona sicut </text:span><text:span text:style-name="Emphasis"><text:span text:style-name="T1">k</text:span></text:span><text:span text:style-name="T1"> ;</text:span></text:p>
        </text:list-item>
        <text:list-item>
          <text:p text:style-name="P44"><text:span text:style-name="Strong_20_Emphasis"><text:span text:style-name="T1">th</text:span></text:span><text:span text:style-name="T1"> = </text:span><text:span text:style-name="Emphasis"><text:span text:style-name="T1">th</text:span></text:span><text:span text:style-name="T1"> de vocabulo A. </text:span><text:span text:style-name="Emphasis"><text:span text:style-name="T1">thank</text:span></text:span><text:span text:style-name="T1">, simplificabile in sono = </text:span><text:span text:style-name="Emphasis"><text:span text:style-name="T1">t</text:span></text:span><text:span text:style-name="T1"> ;</text:span></text:p>
        </text:list-item>
        <text:list-item>
          <text:p text:style-name="P44"><text:span text:style-name="Strong_20_Emphasis"><text:span text:style-name="T1">ph</text:span></text:span><text:span text:style-name="T1"> = </text:span><text:span text:style-name="Emphasis"><text:span text:style-name="T1">ph</text:span></text:span><text:span text:style-name="T1"> in vocabulo A. </text:span><text:span text:style-name="Emphasis"><text:span text:style-name="T1">clapham</text:span></text:span><text:span text:style-name="T1"> (id es clap-ham), simplificabile in sono = </text:span><text:span text:style-name="Emphasis"><text:span text:style-name="T1">f</text:span></text:span><text:span text:style-name="T1"> ;</text:span></text:p>
        </text:list-item>
        <text:list-item>
          <text:p text:style-name="P44"><text:span text:style-name="Strong_20_Emphasis"><text:span text:style-name="T1">qu</text:span></text:span><text:span text:style-name="T1">, que es semper secuto ab vocale, sona ut in I. </text:span><text:span text:style-name="Emphasis"><text:span text:style-name="T1">qui</text:span></text:span><text:span text:style-name="T1">, in F. </text:span><text:span text:style-name="Emphasis"><text:span text:style-name="T1">qu' oui</text:span></text:span><text:span text:style-name="T1">.</text:span></text:p>
        </text:list-item>
      </text:list>
      <text:h text:style-name="P11" text:outline-level="2"/>
      <text:h text:style-name="P19" text:outline-level="2"><text:bookmark text:name="user-content-accentu-tonico"/><text:bookmark-start text:name="__RefHeading___Toc5771_4049058819"/>ACCENTU TONICO<text:bookmark-end text:name="__RefHeading___Toc5771_4049058819"/></text:h>
      <text:p text:style-name="Text_20_body"><text:span text:style-name="T1">Accentu tonico non es indicato in scriptura, sed es indicato in omne Vocabula­rio latino, in </text:span><text:span text:style-name="Emphasis"><text:span text:style-name="T1">Vocabulario Internationale</text:span></text:span><text:span text:style-name="T1"> de Basso, 2ᵃ editione, et in </text:span><text:span text:style-name="Emphasis"><text:span text:style-name="T1">Vocabula­rio Deutsch-Interlingua</text:span></text:span><text:span text:style-name="T1"> de Pinth.</text:span></text:p>
      <text:p text:style-name="Text_20_body"><text:span text:style-name="T1">Aliquo interlinguista es fautore de una pronuntiatione uniforme, sed in primo loco uniformitate de pronuntiatione, ultra ad reddere illa monotona et caco­phonica, duce ad monstruositate, ut </text:span><text:span text:style-name="Emphasis"><text:span text:style-name="T1">ocùlo</text:span></text:span><text:span text:style-name="T1">, </text:span><text:span text:style-name="Emphasis"><text:span text:style-name="T1">ta­bùla</text:span></text:span><text:span text:style-name="T1">, </text:span><text:span text:style-name="Emphasis"><text:span text:style-name="T1">angèlo</text:span></text:span><text:span text:style-name="T1">, </text:span><text:span text:style-name="Emphasis"><text:span text:style-name="T1">angùlo</text:span></text:span><text:span text:style-name="T1"> etc. que ha­berè pronuntiatione nec latina, nec internationale, et in secundo loco nos non pote adoptare latino ut lin­gua Internationale et deformare sua pronuntiatione in modo ad red­dere illo irrecognoscibile ad aure ipso de latinistas.</text:span></text:p>
      <text:p text:style-name="P7">Fautores de Interlingua adopta in generale accentu latino. Pauca practica et comparatione cum pronuntiatione in propria lingua de singula varietate de vo­cabulos disce pronuntiatione de Interlingua. Illa, ceterum, es indicata in omne vocabulario latino.</text:p>
      <text:p text:style-name="P7">Accentu latino habe regulas sequente :</text:p>
      <text:list xml:id="list1906385388" text:style-name="L15">
        <text:list-item>
          <text:p text:style-name="P45"><text:span text:style-name="T1">Omne vocabulo que habe duo solo vocales, habe accentu super prima vocale (</text:span><text:span text:style-name="Emphasis"><text:span text:style-name="T1">rósa</text:span></text:span><text:span text:style-name="T1">, </text:span><text:span text:style-name="Emphasis"><text:span text:style-name="T1">pàtre</text:span></text:span><text:span text:style-name="T1">).</text:span></text:p>
        </text:list-item>
        <text:list-item>
          <text:p text:style-name="P31">Nullo vocabulo, de 2 aut plus syllabas, habe accentu super ultim­a syl­laba nec ante antepenultima.</text:p>
        </text:list-item>
        <text:list-item>
          <text:p text:style-name="P31">Omne vocabulo cum tres aut plus vocale, habe accento super penultima si ista es longa et super antepenultima, si penultima es breve. Vocabu­lario latino indica vocale longa per signo ¯ et breve per signo ˘.</text:p>
        </text:list-item>
        <text:list-item>
          <text:p text:style-name="P45"><text:span text:style-name="T1">Si penultima syllaba termina per consonante, accento es super ista. Ex. : </text:span><text:span text:style-name="Emphasis"><text:span text:style-name="T1">adjúnc-to</text:span></text:span><text:span text:style-name="T1">, </text:span><text:span text:style-name="Emphasis"><text:span text:style-name="T1">agèn-te</text:span></text:span><text:span text:style-name="T1">, </text:span><text:span text:style-name="Emphasis"><text:span text:style-name="T1">consonàn-te</text:span></text:span><text:span text:style-name="T1">, </text:span><text:span text:style-name="Emphasis"><text:span text:style-name="T1">accidèn-te</text:span></text:span><text:span text:style-name="T1">, </text:span><text:span text:style-name="Emphasis"><text:span text:style-name="T1">gemèn-do</text:span></text:span><text:span text:style-name="T1">.</text:span></text:p>
        </text:list-item>
      </text:list>
      <text:p text:style-name="P7">Plure alio fautores de lingua internationale propone accentu su­per penultima vocale (Esperanto etc.), cum varia exceptiones (Ido).</text:p>
      <text:h text:style-name="P11" text:outline-level="2"/>
      <text:h text:style-name="P19" text:outline-level="2"><text:bookmark text:name="user-content-syntaxe"/><text:bookmark-start text:name="__RefHeading___Toc5773_4049058819"/>SYNTAXE<text:bookmark-end text:name="__RefHeading___Toc5773_4049058819"/></text:h>
      <text:p text:style-name="Text_20_body"><text:span text:style-name="T1">Syntaxe in Interlingua es reducta ad ista regula unica : adoptare ordine plus claro (que es, in generale : subjecto, verbo, complemento directo aut objecto) et evitare inversiones. Quando es necesse pone­re complemento directo (objec­to) in initio de propositione, ordine meliore es sequente : complemento, subjec­to, verbo. Ex. : </text:span><text:span text:style-name="Emphasis"><text:span text:style-name="T1">Quale amico vos habe viso ?</text:span></text:span></text:p>
      <text:p text:style-name="P7">Syntaxe de omne lingua neo-latina aut germanica pote essere se­cuta, obser­vando principios sequente :</text:p>
      <text:list xml:id="list3634442558" text:style-name="L16">
        <text:list-item>
          <text:p text:style-name="P32">sequere ordine plus logico (subjecto logico es illo ab que abi cogita­tione). Es ergo naturale ponere pro primo subjecto logi­co, et post ordi nare cogitationes generalmodo in ordine ipso in que illas presenta se ad spiritu ;</text:p>
        </text:list-item>
        <text:list-item>
          <text:p text:style-name="P32">evitare idiotismos et expressiones metaphorica que non es uni­versali in­telligibile ;</text:p>
        </text:list-item>
        <text:list-item>
          <text:p text:style-name="P32">supprimere omne vocabulo et particula que non es necessario ad intelli­gentia.</text:p>
        </text:list-item>
      </text:list>
      <text:h text:style-name="P11" text:outline-level="2"/>
      <text:h text:style-name="P20" text:outline-level="2"><text:bookmark text:name="user-content-specimen-de-versione"/><text:bookmark-start text:name="__RefHeading___Toc5775_4049058819"/>SPECIMEN DE VERSIONE<text:bookmark-end text:name="__RefHeading___Toc5775_4049058819"/></text:h>
      <text:p text:style-name="P7">Isto textu, publicato ab un diurnale belga, evolve argumentos de tota moderni­tate. Tamen illo es verso cum facilitate in Interlingua clara et elegante et for­mata cum solo vocabulos latino, excepto pau­co vocabulos moderno que habe plena internationalitate sub forma de lingua originale.</text:p>
      <text:h text:style-name="Heading_20_3" text:outline-level="3"><text:bookmark text:name="user-content-progressu"/><text:bookmark-start text:name="__RefHeading___Toc5777_4049058819"/>PROGRESSU<text:bookmark-end text:name="__RefHeading___Toc5777_4049058819"/></text:h>
      <text:p text:style-name="P7">Ecce me cum septuaginta anno. In meo primo annos, me habe cognito homines, que habeba, in illo tempore, etate que me habe hodie.</text:p>
      <text:p text:style-name="Text_20_body"><text:span text:style-name="T1">Quando illos loqueba de suo progenitores, illos diceba : </text:span><text:span text:style-name="Emphasis"><text:span text:style-name="T1">« Oh ! si nostro patres reveni in terra, quale esserè sua stupefactione ante ista ferrovias cum rapida locomotivas, ante isto aerostatos ubi homi­nes audace aude scandere celo : ante ista naves sino velo nec remo, que solo igne move ! »</text:span></text:span></text:p>
      <text:p text:style-name="Text_20_body"><text:span text:style-name="T1">Post epocha in que illos haberè sic locuto, alio homines viveba, ad suo vice, suo 70 annos ; ad suo vice illos dic : </text:span><text:span text:style-name="Emphasis"><text:span text:style-name="T1">« Ah ! si nostro patres reveni in terra, quale esserè stupore de illos ante aeroplano, dirigibi­le et nave submarino ! »</text:span></text:span></text:p>
      <text:p text:style-name="P7">Illos que teneba harpichordo et piano-forte ut mirabilia insupera­bile, quid di­cerè ad auditione de phonographo que scribe voce de il­los et conserva antiquo canticos, que esserà forsan possibile repro­ducere dum plure seculos ?</text:p>
      <text:p text:style-name="P8">Crederè illos ad realitate de telephono ? Et telegraphia sine filo, que super oceanos uni instantaneo vetere Europa ad juvene America ?</text:p>
      <text:p text:style-name="P7">Et cinematographo cum photographia in colores ? Pelliculas (films) projectante supra linteo, gratia ad electricitate aut ad luce oxhyd<text:span text:style-name="T11">­</text:span>rico, vita de infinitesimos, et que permitte studio de infusorios, in<text:span text:style-name="T11">­</text:span>ter alios de isto flagellato ad longa cauda que es trypa­nosoma ad qua<text:span text:style-name="T11">­</text:span>le es attribu­to (hodie) morbo de somno !</text:p>
      <text:p text:style-name="P7">Non es absoluti mirabile que, gratia ad arte de fabricantes de ob­jectivos, es constructo lentes – ad exemplo, objectivos apochromatico cum immersione ad monobromuro de naphtalina – que permitte de amplificare un objecto plus de 3000 vice dimensione lineare, quod, in superficie, da una amplificatione pro­portionale ad 3000² ?</text:p>
      <text:p text:style-name="P7">Gratia ad hoc homine retrocede, in modo constante, limites de sua penetratio­ne in magno secreto de vita.</text:p>
      <text:p text:style-name="Text_20_body"><text:soft-page-break/><text:span text:style-name="T1">Post habere instructo, cinematographo recrea homine moderno ; illo evolve sub suo oculos nunc scenas jucundo de carnevale de Ni­cea, nunc virtute de </text:span><text:span text:style-name="Emphasis"><text:span text:style-name="T1">jockeys</text:span></text:span><text:span text:style-name="T1"> ad cursas de Epsom, ubi natatione vigo­roso de </text:span><text:span text:style-name="Emphasis"><text:span text:style-name="T1">outtriggers</text:span></text:span><text:span text:style-name="T1"> subtile ed de </text:span><text:span text:style-name="Emphasis"><text:span text:style-name="T1">clippers</text:span></text:span><text:span text:style-name="T1">ad arboratura leve, aut etiam vicissitudines de </text:span><text:span text:style-name="Emphasis"><text:span text:style-name="T1">polo</text:span></text:span><text:span text:style-name="T1">, de </text:span><text:span text:style-name="Emphasis"><text:span text:style-name="T1">foot-ball</text:span></text:span><text:span text:style-name="T1">, de </text:span><text:span text:style-name="Emphasis"><text:span text:style-name="T1">cricket</text:span></text:span><text:span text:style-name="T1">, de </text:span><text:span text:style-name="Emphasis"><text:span text:style-name="T1">tennis</text:span></text:span><text:span text:style-name="T1"> inter magno championes mundiale ; nunc etiam reproduce scenas prehen­so apud Indianos de </text:span><text:span text:style-name="Emphasis"><text:span text:style-name="T1">Far-West</text:span></text:span><text:span text:style-name="T1">, aut excercitios militare de Nippo­nia, impressionante positiones in batteria de artilleria equitante, de que leve cannones ad jactu rapido, vome grandine de </text:span><text:span text:style-name="Emphasis"><text:span text:style-name="T1">shrapnels</text:span></text:span><text:span text:style-name="T1"> ; post ex­plica terras quiescente ubi frondes luxuriante tege elegante villas, ubi accessu es facilitato per </text:span><text:span text:style-name="Emphasis"><text:span text:style-name="T1">tramways</text:span></text:span><text:span text:style-name="T1"> electrico.</text:span></text:p>
      <text:p text:style-name="Text_20_body"><text:span text:style-name="T1">Es cum utilizatione de quantitate de productos naturale incognito ad antiquos, que scientia fac simile progressus ; in particulare </text:span><text:span text:style-name="Emphasis"><text:span text:style-name="T1">caout­chouc</text:span></text:span><text:span text:style-name="T1"> et guttapercha es jam et es et hodie indispensabile ; post terras raro, ut osmio, de que sales metallico habe permisso de fabricare re­ticulas </text:span><text:span text:style-name="Emphasis"><text:span text:style-name="T1">Auer</text:span></text:span><text:span text:style-name="T1">, gratia ad que, potestate illuminante de gas attinge in­tensitate que pote superare illa de electricitate.</text:span></text:p>
      <text:p text:style-name="P7">Istos productos diverso et pretioso es distributo super tota super­ficie de no­stro globo.</text:p>
      <text:p text:style-name="P7">Pro invenire et utilizare illos, esseba necesse que homine perveni ad percurre­re omne parallelos de suo dominio terrestre, pro prehen­dere de illo, de plus in plus, possessione in modo completo.</text:p>
      <text:p text:style-name="Text_20_body"><text:span text:style-name="T1">Jam, ab plus alto antiquitate illo incipeba ad explorare isto domi­nio, sed nos pote dicere que solum in isto ultimos seculos illo circum­naviga sphera terre­stre ; hiberna in regiones polare, boreale et au­strale ; scande summitates plus elevato, ut illo de </text:span><text:span text:style-name="Emphasis"><text:span text:style-name="T1">Gaurisankar</text:span></text:span><text:span text:style-name="T1">, alto quasi 9 kilometros ; explora abyssos de Pa­cifico ; excava crusta terre­stre pro ire ad attingere, in visceras de nostro rotun­do globo, carbo­ne fossile et petroleo, tacto in fine quasi toto quod es accessibi­le usque ad corde de omne continente.</text:span></text:p>
      <text:p text:style-name="P24"/>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15%" fo:text-align="justify" style:justify-single-word="false" fo:hyphenation-ladder-count="no-limit" fo:text-indent="0.85cm" style:auto-text-indent="false" style:page-number="auto" style:shadow="none"/>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1" fo:font-family="'DejaVu Serif'" style:font-style-name="Bold"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6cm" fo:margin-bottom="0.3cm" loext:contextual-spacing="false" style:page-number="auto"/>
      <style:text-properties style:font-name="DejaVu Serif1" fo:font-family="'DejaVu Serif'" style:font-style-name="Bold"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6cm" fo:margin-bottom="0.3cm" loext:contextual-spacing="false"/>
      <style:text-properties style:font-name="DejaVu Serif1" fo:font-family="'DejaVu Serif'"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Header_20_right" style:display-name="Header right" style:family="paragraph" style:parent-style-name="Standard" style:class="extra" style:master-page-name="">
      <style:paragraph-properties fo:text-align="end" style:justify-single-word="false" style:page-number="auto"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5.001cm" fo:margin-bottom="2cm" loext:contextual-spacing="false" fo:text-align="center" style:justify-single-word="false"/>
      <style:text-properties style:font-name="DejaVu Serif1" fo:font-family="'DejaVu Serif'"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85cm" fo:margin-right="0cm" fo:margin-top="0.199cm" fo:margin-bottom="0.199cm" loext:contextual-spacing="false" fo:text-indent="-0.85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fo:language="la" fo:country="VA"/>
    </style:style>
    <style:style style:name="MP2" style:family="paragraph" style:parent-style-name="Header">
      <style:text-properties fo:language="la" fo:country="VA"/>
    </style:style>
    <style:style style:name="MP3" style:family="paragraph" style:parent-style-name="Header_20_left">
      <style:text-properties fo:language="la" fo:country="VA" officeooo:rsid="0037a67b" officeooo:paragraph-rsid="0037a67b"/>
    </style:style>
    <style:style style:name="MP4" style:family="paragraph" style:parent-style-name="Footer_20_right">
      <style:text-properties fo:language="la" fo:country="VA"/>
    </style:style>
    <style:style style:name="MP5" style:family="paragraph" style:parent-style-name="Footer">
      <style:text-properties fo:language="la" fo:country="VA"/>
    </style:style>
    <style:style style:name="MP6" style:family="paragraph" style:parent-style-name="Footer_20_left">
      <style:text-properties fo:language="la" fo:country="VA"/>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anuale practico de Interlingua</text:p>
      </style:header>
      <style:header-first>
        <text:p text:style-name="MP2"/>
      </style:header-first>
      <style:header-left>
        <text:p text:style-name="MP3">Giuseppe Peano</text:p>
      </style:header-left>
      <style:footer>
        <text:p text:style-name="MP4"><text:page-number text:select-page="current">35</text:page-number></text:p>
      </style:footer>
      <style:footer-first>
        <text:p text:style-name="MP5"/>
      </style:footer-first>
      <style:footer-left>
        <text:p text:style-name="MP6"><text:page-number text:select-page="current">3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1:19:54.077240053</meta:creation-date>
    <dc:date>2018-07-26T21:02:18.400218553</dc:date>
    <meta:editing-duration>PT1H13M10S</meta:editing-duration>
    <meta:editing-cycles>37</meta:editing-cycles>
    <meta:generator>LibreOffice/6.0.3.2$Linux_X86_64 LibreOffice_project/00m0$Build-2</meta:generator>
    <meta:document-statistic meta:table-count="2" meta:image-count="0" meta:object-count="0" meta:page-count="36" meta:paragraph-count="334" meta:word-count="7871" meta:character-count="48456" meta:non-whitespace-character-count="40917"/>
  </office:meta>
</office:document-meta>
</file>